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lFieldValue" table:style-name="ta1">
        <table:shapes>
          <draw:frame draw:z-index="0" draw:style-name="gr1" draw:text-style-name="P1" svg:width="213.81mm" svg:height="134.41mm" svg:x="75.03mm" svg:y="20.45mm">
            <draw:object draw:notify-on-update-of-ranges="volFieldValue.A5:volFieldValue.A1063 volFieldValue.B5:volFieldValue.B10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Region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Cells</text:p>
          </table:table-cell>
          <table:table-cell office:value-type="string" calcext:value-type="string">
            <text:p>: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:</text:p>
          </table:table-cell>
          <table:table-cell table:style-name="ce1" office:value-type="float" office:value="0.004962599" calcext:value-type="float">
            <text:p>4,96E-0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Integrate(alpha,water)</text:p>
          </table:table-cell>
          <table:table-cell/>
        </table:table-row>
        <table:table-row table:style-name="ro1">
          <table:table-cell office:value-type="float" office:value="0.00119048" calcext:value-type="float">
            <text:p>0,00119048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0258503" calcext:value-type="float">
            <text:p>0,00258503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0422003" calcext:value-type="float">
            <text:p>0,00422003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0612753" calcext:value-type="float">
            <text:p>0,00612753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0832115" calcext:value-type="float">
            <text:p>0,00832115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109261" calcext:value-type="float">
            <text:p>0,0109261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139318" calcext:value-type="float">
            <text:p>0,0139318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175386" calcext:value-type="float">
            <text:p>0,0175386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215963" calcext:value-type="float">
            <text:p>0,0215963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263302" calcext:value-type="float">
            <text:p>0,0263302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310642" calcext:value-type="float">
            <text:p>0,0310642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357981" calcext:value-type="float">
            <text:p>0,0357981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405321" calcext:value-type="float">
            <text:p>0,0405321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436881" calcext:value-type="float">
            <text:p>0,0436881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46844" calcext:value-type="float">
            <text:p>0,046844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533333" calcext:value-type="float">
            <text:p>0,0533333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569231" calcext:value-type="float">
            <text:p>0,0569231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605128" calcext:value-type="float">
            <text:p>0,0605128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638034" calcext:value-type="float">
            <text:p>0,0638034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67094" calcext:value-type="float">
            <text:p>0,067094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703846" calcext:value-type="float">
            <text:p>0,0703846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736752" calcext:value-type="float">
            <text:p>0,0736752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766002" calcext:value-type="float">
            <text:p>0,0766002</text:p>
          </table:table-cell>
          <table:table-cell office:value-type="float" office:value="0.000619094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795252" calcext:value-type="float">
            <text:p>0,0795252</text:p>
          </table:table-cell>
          <table:table-cell office:value-type="float" office:value="0.00061909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824501" calcext:value-type="float">
            <text:p>0,0824501</text:p>
          </table:table-cell>
          <table:table-cell office:value-type="float" office:value="0.00061909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853751" calcext:value-type="float">
            <text:p>0,0853751</text:p>
          </table:table-cell>
          <table:table-cell office:value-type="float" office:value="0.00061909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883001" calcext:value-type="float">
            <text:p>0,0883001</text:p>
          </table:table-cell>
          <table:table-cell office:value-type="float" office:value="0.00061909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906401" calcext:value-type="float">
            <text:p>0,0906401</text:p>
          </table:table-cell>
          <table:table-cell office:value-type="float" office:value="0.00061909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929801" calcext:value-type="float">
            <text:p>0,0929801</text:p>
          </table:table-cell>
          <table:table-cell office:value-type="float" office:value="0.00061909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9532" calcext:value-type="float">
            <text:p>0,09532</text:p>
          </table:table-cell>
          <table:table-cell office:value-type="float" office:value="0.00061909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9766" calcext:value-type="float">
            <text:p>0,09766</text:p>
          </table:table-cell>
          <table:table-cell office:value-type="float" office:value="0.00061909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09883" calcext:value-type="float">
            <text:p>0,09883</text:p>
          </table:table-cell>
          <table:table-cell office:value-type="float" office:value="0.00061909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061909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01389" calcext:value-type="float">
            <text:p>0,101389</text:p>
          </table:table-cell>
          <table:table-cell office:value-type="float" office:value="0.00061909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02957" calcext:value-type="float">
            <text:p>0,102957</text:p>
          </table:table-cell>
          <table:table-cell office:value-type="float" office:value="0.00061909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04699" calcext:value-type="float">
            <text:p>0,104699</text:p>
          </table:table-cell>
          <table:table-cell office:value-type="float" office:value="0.00061909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06511" calcext:value-type="float">
            <text:p>0,106511</text:p>
          </table:table-cell>
          <table:table-cell office:value-type="float" office:value="0.00061909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08065" calcext:value-type="float">
            <text:p>0,108065</text:p>
          </table:table-cell>
          <table:table-cell office:value-type="float" office:value="0.00061909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09462" calcext:value-type="float">
            <text:p>0,109462</text:p>
          </table:table-cell>
          <table:table-cell office:value-type="float" office:value="0.00061909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10729" calcext:value-type="float">
            <text:p>0,110729</text:p>
          </table:table-cell>
          <table:table-cell office:value-type="float" office:value="0.00061909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11919" calcext:value-type="float">
            <text:p>0,111919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13039" calcext:value-type="float">
            <text:p>0,113039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14126" calcext:value-type="float">
            <text:p>0,114126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15213" calcext:value-type="float">
            <text:p>0,115213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163" calcext:value-type="float">
            <text:p>0,1163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17354" calcext:value-type="float">
            <text:p>0,117354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18407" calcext:value-type="float">
            <text:p>0,118407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1946" calcext:value-type="float">
            <text:p>0,11946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20478" calcext:value-type="float">
            <text:p>0,120478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21496" calcext:value-type="float">
            <text:p>0,121496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22479" calcext:value-type="float">
            <text:p>0,122479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23428" calcext:value-type="float">
            <text:p>0,123428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24377" calcext:value-type="float">
            <text:p>0,124377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25326" calcext:value-type="float">
            <text:p>0,125326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26275" calcext:value-type="float">
            <text:p>0,126275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27224" calcext:value-type="float">
            <text:p>0,127224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28173" calcext:value-type="float">
            <text:p>0,128173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29165" calcext:value-type="float">
            <text:p>0,129165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30157" calcext:value-type="float">
            <text:p>0,130157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31149" calcext:value-type="float">
            <text:p>0,131149</text:p>
          </table:table-cell>
          <table:table-cell office:value-type="float" office:value="0.00061909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32141" calcext:value-type="float">
            <text:p>0,132141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33134" calcext:value-type="float">
            <text:p>0,133134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34071" calcext:value-type="float">
            <text:p>0,134071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35066" calcext:value-type="float">
            <text:p>0,135066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36062" calcext:value-type="float">
            <text:p>0,136062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37057" calcext:value-type="float">
            <text:p>0,137057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38053" calcext:value-type="float">
            <text:p>0,138053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39048" calcext:value-type="float">
            <text:p>0,139048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40044" calcext:value-type="float">
            <text:p>0,140044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4104" calcext:value-type="float">
            <text:p>0,14104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42035" calcext:value-type="float">
            <text:p>0,142035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43031" calcext:value-type="float">
            <text:p>0,143031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44026" calcext:value-type="float">
            <text:p>0,144026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45022" calcext:value-type="float">
            <text:p>0,145022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46018" calcext:value-type="float">
            <text:p>0,146018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47013" calcext:value-type="float">
            <text:p>0,147013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48009" calcext:value-type="float">
            <text:p>0,148009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49004" calcext:value-type="float">
            <text:p>0,149004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51111" calcext:value-type="float">
            <text:p>0,151111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52333" calcext:value-type="float">
            <text:p>0,152333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53588" calcext:value-type="float">
            <text:p>0,153588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54842" calcext:value-type="float">
            <text:p>0,154842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56096" calcext:value-type="float">
            <text:p>0,156096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57351" calcext:value-type="float">
            <text:p>0,157351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58605" calcext:value-type="float">
            <text:p>0,158605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5986" calcext:value-type="float">
            <text:p>0,15986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61114" calcext:value-type="float">
            <text:p>0,161114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62368" calcext:value-type="float">
            <text:p>0,162368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63623" calcext:value-type="float">
            <text:p>0,163623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64877" calcext:value-type="float">
            <text:p>0,164877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66132" calcext:value-type="float">
            <text:p>0,166132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67386" calcext:value-type="float">
            <text:p>0,167386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6864" calcext:value-type="float">
            <text:p>0,16864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69846" calcext:value-type="float">
            <text:p>0,169846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71053" calcext:value-type="float">
            <text:p>0,171053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72259" calcext:value-type="float">
            <text:p>0,172259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73465" calcext:value-type="float">
            <text:p>0,173465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74671" calcext:value-type="float">
            <text:p>0,174671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75877" calcext:value-type="float">
            <text:p>0,175877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77083" calcext:value-type="float">
            <text:p>0,177083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78356" calcext:value-type="float">
            <text:p>0,178356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7963" calcext:value-type="float">
            <text:p>0,17963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80903" calcext:value-type="float">
            <text:p>0,180903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82176" calcext:value-type="float">
            <text:p>0,182176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83449" calcext:value-type="float">
            <text:p>0,183449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84722" calcext:value-type="float">
            <text:p>0,184722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85995" calcext:value-type="float">
            <text:p>0,185995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87269" calcext:value-type="float">
            <text:p>0,187269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88542" calcext:value-type="float">
            <text:p>0,188542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89815" calcext:value-type="float">
            <text:p>0,189815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91088" calcext:value-type="float">
            <text:p>0,191088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92361" calcext:value-type="float">
            <text:p>0,192361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93634" calcext:value-type="float">
            <text:p>0,193634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94907" calcext:value-type="float">
            <text:p>0,194907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96181" calcext:value-type="float">
            <text:p>0,196181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97454" calcext:value-type="float">
            <text:p>0,197454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198727" calcext:value-type="float">
            <text:p>0,198727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01389" calcext:value-type="float">
            <text:p>0,201389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02819" calcext:value-type="float">
            <text:p>0,202819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04248" calcext:value-type="float">
            <text:p>0,204248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05724" calcext:value-type="float">
            <text:p>0,205724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072" calcext:value-type="float">
            <text:p>0,2072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08676" calcext:value-type="float">
            <text:p>0,208676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10152" calcext:value-type="float">
            <text:p>0,210152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11628" calcext:value-type="float">
            <text:p>0,211628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13104" calcext:value-type="float">
            <text:p>0,213104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14579" calcext:value-type="float">
            <text:p>0,214579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15996" calcext:value-type="float">
            <text:p>0,215996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17413" calcext:value-type="float">
            <text:p>0,217413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1883" calcext:value-type="float">
            <text:p>0,21883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20185" calcext:value-type="float">
            <text:p>0,220185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2154" calcext:value-type="float">
            <text:p>0,22154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22896" calcext:value-type="float">
            <text:p>0,222896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24251" calcext:value-type="float">
            <text:p>0,224251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25606" calcext:value-type="float">
            <text:p>0,225606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2689" calcext:value-type="float">
            <text:p>0,22689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28174" calcext:value-type="float">
            <text:p>0,228174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29458" calcext:value-type="float">
            <text:p>0,229458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30742" calcext:value-type="float">
            <text:p>0,230742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32025" calcext:value-type="float">
            <text:p>0,232025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33309" calcext:value-type="float">
            <text:p>0,233309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34593" calcext:value-type="float">
            <text:p>0,234593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35877" calcext:value-type="float">
            <text:p>0,235877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37161" calcext:value-type="float">
            <text:p>0,237161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38328" calcext:value-type="float">
            <text:p>0,238328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39495" calcext:value-type="float">
            <text:p>0,239495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40663" calcext:value-type="float">
            <text:p>0,240663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4183" calcext:value-type="float">
            <text:p>0,24183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42997" calcext:value-type="float">
            <text:p>0,242997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44164" calcext:value-type="float">
            <text:p>0,244164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45331" calcext:value-type="float">
            <text:p>0,245331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46498" calcext:value-type="float">
            <text:p>0,246498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47666" calcext:value-type="float">
            <text:p>0,247666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48833" calcext:value-type="float">
            <text:p>0,248833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5122" calcext:value-type="float">
            <text:p>0,25122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52439" calcext:value-type="float">
            <text:p>0,252439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53628" calcext:value-type="float">
            <text:p>0,253628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54848" calcext:value-type="float">
            <text:p>0,254848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56069" calcext:value-type="float">
            <text:p>0,256069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57256" calcext:value-type="float">
            <text:p>0,257256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58477" calcext:value-type="float">
            <text:p>0,258477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59664" calcext:value-type="float">
            <text:p>0,259664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6085" calcext:value-type="float">
            <text:p>0,26085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62073" calcext:value-type="float">
            <text:p>0,262073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63259" calcext:value-type="float">
            <text:p>0,263259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64444" calcext:value-type="float">
            <text:p>0,264444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6567" calcext:value-type="float">
            <text:p>0,26567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66896" calcext:value-type="float">
            <text:p>0,266896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68078" calcext:value-type="float">
            <text:p>0,268078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69306" calcext:value-type="float">
            <text:p>0,269306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70534" calcext:value-type="float">
            <text:p>0,270534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71762" calcext:value-type="float">
            <text:p>0,271762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72989" calcext:value-type="float">
            <text:p>0,272989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74217" calcext:value-type="float">
            <text:p>0,274217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75445" calcext:value-type="float">
            <text:p>0,275445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76673" calcext:value-type="float">
            <text:p>0,276673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779" calcext:value-type="float">
            <text:p>0,2779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79128" calcext:value-type="float">
            <text:p>0,279128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80356" calcext:value-type="float">
            <text:p>0,280356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81584" calcext:value-type="float">
            <text:p>0,281584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82899" calcext:value-type="float">
            <text:p>0,282899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84121" calcext:value-type="float">
            <text:p>0,284121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85342" calcext:value-type="float">
            <text:p>0,285342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86675" calcext:value-type="float">
            <text:p>0,286675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88007" calcext:value-type="float">
            <text:p>0,288007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8934" calcext:value-type="float">
            <text:p>0,28934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90672" calcext:value-type="float">
            <text:p>0,290672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92005" calcext:value-type="float">
            <text:p>0,292005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93337" calcext:value-type="float">
            <text:p>0,293337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9467" calcext:value-type="float">
            <text:p>0,29467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96002" calcext:value-type="float">
            <text:p>0,296002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97335" calcext:value-type="float">
            <text:p>0,297335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298667" calcext:value-type="float">
            <text:p>0,298667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01429" calcext:value-type="float">
            <text:p>0,301429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02857" calcext:value-type="float">
            <text:p>0,302857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04286" calcext:value-type="float">
            <text:p>0,304286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05714" calcext:value-type="float">
            <text:p>0,305714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07098" calcext:value-type="float">
            <text:p>0,307098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08398" calcext:value-type="float">
            <text:p>0,308398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09659" calcext:value-type="float">
            <text:p>0,309659</text:p>
          </table:table-cell>
          <table:table-cell office:value-type="float" office:value="0.000619093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10881" calcext:value-type="float">
            <text:p>0,310881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12067" calcext:value-type="float">
            <text:p>0,312067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13182" calcext:value-type="float">
            <text:p>0,313182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14265" calcext:value-type="float">
            <text:p>0,314265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15316" calcext:value-type="float">
            <text:p>0,315316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16336" calcext:value-type="float">
            <text:p>0,316336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17298" calcext:value-type="float">
            <text:p>0,317298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18233" calcext:value-type="float">
            <text:p>0,318233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1914" calcext:value-type="float">
            <text:p>0,31914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20022" calcext:value-type="float">
            <text:p>0,320022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20855" calcext:value-type="float">
            <text:p>0,320855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21664" calcext:value-type="float">
            <text:p>0,321664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22451" calcext:value-type="float">
            <text:p>0,322451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23217" calcext:value-type="float">
            <text:p>0,323217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23941" calcext:value-type="float">
            <text:p>0,323941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24645" calcext:value-type="float">
            <text:p>0,324645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2533" calcext:value-type="float">
            <text:p>0,32533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25979" calcext:value-type="float">
            <text:p>0,325979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26611" calcext:value-type="float">
            <text:p>0,326611</text:p>
          </table:table-cell>
          <table:table-cell office:value-type="float" office:value="0.000619093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27211" calcext:value-type="float">
            <text:p>0,327211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27795" calcext:value-type="float">
            <text:p>0,327795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28351" calcext:value-type="float">
            <text:p>0,328351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28892" calcext:value-type="float">
            <text:p>0,328892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2942" calcext:value-type="float">
            <text:p>0,32942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29921" calcext:value-type="float">
            <text:p>0,329921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0411" calcext:value-type="float">
            <text:p>0,330411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0878" calcext:value-type="float">
            <text:p>0,330878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1333" calcext:value-type="float">
            <text:p>0,331333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1777" calcext:value-type="float">
            <text:p>0,331777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2201" calcext:value-type="float">
            <text:p>0,332201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2615" calcext:value-type="float">
            <text:p>0,332615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3019" calcext:value-type="float">
            <text:p>0,333019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3414" calcext:value-type="float">
            <text:p>0,333414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38" calcext:value-type="float">
            <text:p>0,3338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4168" calcext:value-type="float">
            <text:p>0,334168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4528" calcext:value-type="float">
            <text:p>0,334528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488" calcext:value-type="float">
            <text:p>0,33488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5223" calcext:value-type="float">
            <text:p>0,335223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5559" calcext:value-type="float">
            <text:p>0,335559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5887" calcext:value-type="float">
            <text:p>0,335887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6201" calcext:value-type="float">
            <text:p>0,336201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6508" calcext:value-type="float">
            <text:p>0,336508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6807" calcext:value-type="float">
            <text:p>0,336807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7094" calcext:value-type="float">
            <text:p>0,337094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7375" calcext:value-type="float">
            <text:p>0,337375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7649" calcext:value-type="float">
            <text:p>0,337649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7918" calcext:value-type="float">
            <text:p>0,337918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818" calcext:value-type="float">
            <text:p>0,33818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8437" calcext:value-type="float">
            <text:p>0,338437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8689" calcext:value-type="float">
            <text:p>0,338689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8935" calcext:value-type="float">
            <text:p>0,338935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918" calcext:value-type="float">
            <text:p>0,33918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9421" calcext:value-type="float">
            <text:p>0,339421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9661" calcext:value-type="float">
            <text:p>0,339661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39902" calcext:value-type="float">
            <text:p>0,339902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0142" calcext:value-type="float">
            <text:p>0,340142</text:p>
          </table:table-cell>
          <table:table-cell office:value-type="float" office:value="0.000619093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0383" calcext:value-type="float">
            <text:p>0,340383</text:p>
          </table:table-cell>
          <table:table-cell office:value-type="float" office:value="0.0006190935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0617" calcext:value-type="float">
            <text:p>0,340617</text:p>
          </table:table-cell>
          <table:table-cell office:value-type="float" office:value="0.0006190935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0852" calcext:value-type="float">
            <text:p>0,340852</text:p>
          </table:table-cell>
          <table:table-cell office:value-type="float" office:value="0.0006190935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1086" calcext:value-type="float">
            <text:p>0,341086</text:p>
          </table:table-cell>
          <table:table-cell office:value-type="float" office:value="0.0006190935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1327" calcext:value-type="float">
            <text:p>0,341327</text:p>
          </table:table-cell>
          <table:table-cell office:value-type="float" office:value="0.0006190935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1568" calcext:value-type="float">
            <text:p>0,341568</text:p>
          </table:table-cell>
          <table:table-cell office:value-type="float" office:value="0.0006190935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1816" calcext:value-type="float">
            <text:p>0,341816</text:p>
          </table:table-cell>
          <table:table-cell office:value-type="float" office:value="0.0006190935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2072" calcext:value-type="float">
            <text:p>0,342072</text:p>
          </table:table-cell>
          <table:table-cell office:value-type="float" office:value="0.000619093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2345" calcext:value-type="float">
            <text:p>0,342345</text:p>
          </table:table-cell>
          <table:table-cell office:value-type="float" office:value="0.000619093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2629" calcext:value-type="float">
            <text:p>0,342629</text:p>
          </table:table-cell>
          <table:table-cell office:value-type="float" office:value="0.000619093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2924" calcext:value-type="float">
            <text:p>0,342924</text:p>
          </table:table-cell>
          <table:table-cell office:value-type="float" office:value="0.000619093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3245" calcext:value-type="float">
            <text:p>0,343245</text:p>
          </table:table-cell>
          <table:table-cell office:value-type="float" office:value="0.000619093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3583" calcext:value-type="float">
            <text:p>0,343583</text:p>
          </table:table-cell>
          <table:table-cell office:value-type="float" office:value="0.0006190933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394" calcext:value-type="float">
            <text:p>0,34394</text:p>
          </table:table-cell>
          <table:table-cell office:value-type="float" office:value="0.0006190933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4318" calcext:value-type="float">
            <text:p>0,344318</text:p>
          </table:table-cell>
          <table:table-cell office:value-type="float" office:value="0.0006190932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4724" calcext:value-type="float">
            <text:p>0,344724</text:p>
          </table:table-cell>
          <table:table-cell office:value-type="float" office:value="0.000619093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5164" calcext:value-type="float">
            <text:p>0,345164</text:p>
          </table:table-cell>
          <table:table-cell office:value-type="float" office:value="0.000619092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5647" calcext:value-type="float">
            <text:p>0,345647</text:p>
          </table:table-cell>
          <table:table-cell office:value-type="float" office:value="0.000619092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6131" calcext:value-type="float">
            <text:p>0,346131</text:p>
          </table:table-cell>
          <table:table-cell office:value-type="float" office:value="0.0006190922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6615" calcext:value-type="float">
            <text:p>0,346615</text:p>
          </table:table-cell>
          <table:table-cell office:value-type="float" office:value="0.000619091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7098" calcext:value-type="float">
            <text:p>0,347098</text:p>
          </table:table-cell>
          <table:table-cell office:value-type="float" office:value="0.0006190912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7582" calcext:value-type="float">
            <text:p>0,347582</text:p>
          </table:table-cell>
          <table:table-cell office:value-type="float" office:value="0.0006190905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8066" calcext:value-type="float">
            <text:p>0,348066</text:p>
          </table:table-cell>
          <table:table-cell office:value-type="float" office:value="0.000619089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8549" calcext:value-type="float">
            <text:p>0,348549</text:p>
          </table:table-cell>
          <table:table-cell office:value-type="float" office:value="0.000619088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9033" calcext:value-type="float">
            <text:p>0,349033</text:p>
          </table:table-cell>
          <table:table-cell office:value-type="float" office:value="0.000619086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49516" calcext:value-type="float">
            <text:p>0,349516</text:p>
          </table:table-cell>
          <table:table-cell office:value-type="float" office:value="0.000619085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000619082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50538" calcext:value-type="float">
            <text:p>0,350538</text:p>
          </table:table-cell>
          <table:table-cell office:value-type="float" office:value="0.000619078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51113" calcext:value-type="float">
            <text:p>0,351113</text:p>
          </table:table-cell>
          <table:table-cell office:value-type="float" office:value="0.000619073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51695" calcext:value-type="float">
            <text:p>0,351695</text:p>
          </table:table-cell>
          <table:table-cell office:value-type="float" office:value="0.0006190651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5227" calcext:value-type="float">
            <text:p>0,35227</text:p>
          </table:table-cell>
          <table:table-cell office:value-type="float" office:value="0.000619055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52852" calcext:value-type="float">
            <text:p>0,352852</text:p>
          </table:table-cell>
          <table:table-cell office:value-type="float" office:value="0.000619042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53441" calcext:value-type="float">
            <text:p>0,353441</text:p>
          </table:table-cell>
          <table:table-cell office:value-type="float" office:value="0.0006190257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54038" calcext:value-type="float">
            <text:p>0,354038</text:p>
          </table:table-cell>
          <table:table-cell office:value-type="float" office:value="0.0006190055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54627" calcext:value-type="float">
            <text:p>0,354627</text:p>
          </table:table-cell>
          <table:table-cell office:value-type="float" office:value="0.0006189812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55217" calcext:value-type="float">
            <text:p>0,355217</text:p>
          </table:table-cell>
          <table:table-cell office:value-type="float" office:value="0.000618951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55806" calcext:value-type="float">
            <text:p>0,355806</text:p>
          </table:table-cell>
          <table:table-cell office:value-type="float" office:value="0.0006189156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56403" calcext:value-type="float">
            <text:p>0,356403</text:p>
          </table:table-cell>
          <table:table-cell office:value-type="float" office:value="0.0006188698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57" calcext:value-type="float">
            <text:p>0,357</text:p>
          </table:table-cell>
          <table:table-cell office:value-type="float" office:value="0.0006188132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57598" calcext:value-type="float">
            <text:p>0,357598</text:p>
          </table:table-cell>
          <table:table-cell office:value-type="float" office:value="0.0006187439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58195" calcext:value-type="float">
            <text:p>0,358195</text:p>
          </table:table-cell>
          <table:table-cell office:value-type="float" office:value="0.0006186612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58801" calcext:value-type="float">
            <text:p>0,358801</text:p>
          </table:table-cell>
          <table:table-cell office:value-type="float" office:value="0.0006185634" calcext:value-type="float">
            <text:p>6,19E-04</text:p>
          </table:table-cell>
          <table:table-cell table:number-columns-repeated="2"/>
        </table:table-row>
        <table:table-row table:style-name="ro1">
          <table:table-cell office:value-type="float" office:value="0.359416" calcext:value-type="float">
            <text:p>0,359416</text:p>
          </table:table-cell>
          <table:table-cell office:value-type="float" office:value="0.00061845" calcext:value-type="float">
            <text:p>6,18E-04</text:p>
          </table:table-cell>
          <table:table-cell table:number-columns-repeated="2"/>
        </table:table-row>
        <table:table-row table:style-name="ro1">
          <table:table-cell office:value-type="float" office:value="0.36003" calcext:value-type="float">
            <text:p>0,36003</text:p>
          </table:table-cell>
          <table:table-cell office:value-type="float" office:value="0.0006183224" calcext:value-type="float">
            <text:p>6,18E-04</text:p>
          </table:table-cell>
          <table:table-cell table:number-columns-repeated="2"/>
        </table:table-row>
        <table:table-row table:style-name="ro1">
          <table:table-cell office:value-type="float" office:value="0.360645" calcext:value-type="float">
            <text:p>0,360645</text:p>
          </table:table-cell>
          <table:table-cell office:value-type="float" office:value="0.0006181806" calcext:value-type="float">
            <text:p>6,18E-04</text:p>
          </table:table-cell>
          <table:table-cell table:number-columns-repeated="2"/>
        </table:table-row>
        <table:table-row table:style-name="ro1">
          <table:table-cell office:value-type="float" office:value="0.36126" calcext:value-type="float">
            <text:p>0,36126</text:p>
          </table:table-cell>
          <table:table-cell office:value-type="float" office:value="0.0006180247" calcext:value-type="float">
            <text:p>6,18E-04</text:p>
          </table:table-cell>
          <table:table-cell table:number-columns-repeated="2"/>
        </table:table-row>
        <table:table-row table:style-name="ro1">
          <table:table-cell office:value-type="float" office:value="0.361875" calcext:value-type="float">
            <text:p>0,361875</text:p>
          </table:table-cell>
          <table:table-cell office:value-type="float" office:value="0.0006178551" calcext:value-type="float">
            <text:p>6,18E-04</text:p>
          </table:table-cell>
          <table:table-cell table:number-columns-repeated="2"/>
        </table:table-row>
        <table:table-row table:style-name="ro1">
          <table:table-cell office:value-type="float" office:value="0.36249" calcext:value-type="float">
            <text:p>0,36249</text:p>
          </table:table-cell>
          <table:table-cell office:value-type="float" office:value="0.0006176725" calcext:value-type="float">
            <text:p>6,18E-04</text:p>
          </table:table-cell>
          <table:table-cell table:number-columns-repeated="2"/>
        </table:table-row>
        <table:table-row table:style-name="ro1">
          <table:table-cell office:value-type="float" office:value="0.363115" calcext:value-type="float">
            <text:p>0,363115</text:p>
          </table:table-cell>
          <table:table-cell office:value-type="float" office:value="0.0006174743" calcext:value-type="float">
            <text:p>6,17E-04</text:p>
          </table:table-cell>
          <table:table-cell table:number-columns-repeated="2"/>
        </table:table-row>
        <table:table-row table:style-name="ro1">
          <table:table-cell office:value-type="float" office:value="0.363751" calcext:value-type="float">
            <text:p>0,363751</text:p>
          </table:table-cell>
          <table:table-cell office:value-type="float" office:value="0.0006172595" calcext:value-type="float">
            <text:p>6,17E-04</text:p>
          </table:table-cell>
          <table:table-cell table:number-columns-repeated="2"/>
        </table:table-row>
        <table:table-row table:style-name="ro1">
          <table:table-cell office:value-type="float" office:value="0.364387" calcext:value-type="float">
            <text:p>0,364387</text:p>
          </table:table-cell>
          <table:table-cell office:value-type="float" office:value="0.0006170317" calcext:value-type="float">
            <text:p>6,17E-04</text:p>
          </table:table-cell>
          <table:table-cell table:number-columns-repeated="2"/>
        </table:table-row>
        <table:table-row table:style-name="ro1">
          <table:table-cell office:value-type="float" office:value="0.365023" calcext:value-type="float">
            <text:p>0,365023</text:p>
          </table:table-cell>
          <table:table-cell office:value-type="float" office:value="0.000616792" calcext:value-type="float">
            <text:p>6,17E-04</text:p>
          </table:table-cell>
          <table:table-cell table:number-columns-repeated="2"/>
        </table:table-row>
        <table:table-row table:style-name="ro1">
          <table:table-cell office:value-type="float" office:value="0.365659" calcext:value-type="float">
            <text:p>0,365659</text:p>
          </table:table-cell>
          <table:table-cell office:value-type="float" office:value="0.0006165434" calcext:value-type="float">
            <text:p>6,17E-04</text:p>
          </table:table-cell>
          <table:table-cell table:number-columns-repeated="2"/>
        </table:table-row>
        <table:table-row table:style-name="ro1">
          <table:table-cell office:value-type="float" office:value="0.366295" calcext:value-type="float">
            <text:p>0,366295</text:p>
          </table:table-cell>
          <table:table-cell office:value-type="float" office:value="0.0006162887" calcext:value-type="float">
            <text:p>6,16E-04</text:p>
          </table:table-cell>
          <table:table-cell table:number-columns-repeated="2"/>
        </table:table-row>
        <table:table-row table:style-name="ro1">
          <table:table-cell office:value-type="float" office:value="0.366931" calcext:value-type="float">
            <text:p>0,366931</text:p>
          </table:table-cell>
          <table:table-cell office:value-type="float" office:value="0.0006160306" calcext:value-type="float">
            <text:p>6,16E-04</text:p>
          </table:table-cell>
          <table:table-cell table:number-columns-repeated="2"/>
        </table:table-row>
        <table:table-row table:style-name="ro1">
          <table:table-cell office:value-type="float" office:value="0.367579" calcext:value-type="float">
            <text:p>0,367579</text:p>
          </table:table-cell>
          <table:table-cell office:value-type="float" office:value="0.0006157667" calcext:value-type="float">
            <text:p>6,16E-04</text:p>
          </table:table-cell>
          <table:table-cell table:number-columns-repeated="2"/>
        </table:table-row>
        <table:table-row table:style-name="ro1">
          <table:table-cell office:value-type="float" office:value="0.368228" calcext:value-type="float">
            <text:p>0,368228</text:p>
          </table:table-cell>
          <table:table-cell office:value-type="float" office:value="0.0006155063" calcext:value-type="float">
            <text:p>6,16E-04</text:p>
          </table:table-cell>
          <table:table-cell table:number-columns-repeated="2"/>
        </table:table-row>
        <table:table-row table:style-name="ro1">
          <table:table-cell office:value-type="float" office:value="0.36889" calcext:value-type="float">
            <text:p>0,36889</text:p>
          </table:table-cell>
          <table:table-cell office:value-type="float" office:value="0.0006152501" calcext:value-type="float">
            <text:p>6,15E-04</text:p>
          </table:table-cell>
          <table:table-cell table:number-columns-repeated="2"/>
        </table:table-row>
        <table:table-row table:style-name="ro1">
          <table:table-cell office:value-type="float" office:value="0.369552" calcext:value-type="float">
            <text:p>0,369552</text:p>
          </table:table-cell>
          <table:table-cell office:value-type="float" office:value="0.0006150062" calcext:value-type="float">
            <text:p>6,15E-04</text:p>
          </table:table-cell>
          <table:table-cell table:number-columns-repeated="2"/>
        </table:table-row>
        <table:table-row table:style-name="ro1">
          <table:table-cell office:value-type="float" office:value="0.370214" calcext:value-type="float">
            <text:p>0,370214</text:p>
          </table:table-cell>
          <table:table-cell office:value-type="float" office:value="0.0006147763" calcext:value-type="float">
            <text:p>6,15E-04</text:p>
          </table:table-cell>
          <table:table-cell table:number-columns-repeated="2"/>
        </table:table-row>
        <table:table-row table:style-name="ro1">
          <table:table-cell office:value-type="float" office:value="0.370875" calcext:value-type="float">
            <text:p>0,370875</text:p>
          </table:table-cell>
          <table:table-cell office:value-type="float" office:value="0.0006145614" calcext:value-type="float">
            <text:p>6,15E-04</text:p>
          </table:table-cell>
          <table:table-cell table:number-columns-repeated="2"/>
        </table:table-row>
        <table:table-row table:style-name="ro1">
          <table:table-cell office:value-type="float" office:value="0.371537" calcext:value-type="float">
            <text:p>0,371537</text:p>
          </table:table-cell>
          <table:table-cell office:value-type="float" office:value="0.0006143616" calcext:value-type="float">
            <text:p>6,14E-04</text:p>
          </table:table-cell>
          <table:table-cell table:number-columns-repeated="2"/>
        </table:table-row>
        <table:table-row table:style-name="ro1">
          <table:table-cell office:value-type="float" office:value="0.372199" calcext:value-type="float">
            <text:p>0,372199</text:p>
          </table:table-cell>
          <table:table-cell office:value-type="float" office:value="0.0006141768" calcext:value-type="float">
            <text:p>6,14E-04</text:p>
          </table:table-cell>
          <table:table-cell table:number-columns-repeated="2"/>
        </table:table-row>
        <table:table-row table:style-name="ro1">
          <table:table-cell office:value-type="float" office:value="0.372861" calcext:value-type="float">
            <text:p>0,372861</text:p>
          </table:table-cell>
          <table:table-cell office:value-type="float" office:value="0.0006140052" calcext:value-type="float">
            <text:p>6,14E-04</text:p>
          </table:table-cell>
          <table:table-cell table:number-columns-repeated="2"/>
        </table:table-row>
        <table:table-row table:style-name="ro1">
          <table:table-cell office:value-type="float" office:value="0.373523" calcext:value-type="float">
            <text:p>0,373523</text:p>
          </table:table-cell>
          <table:table-cell office:value-type="float" office:value="0.0006138454" calcext:value-type="float">
            <text:p>6,14E-04</text:p>
          </table:table-cell>
          <table:table-cell table:number-columns-repeated="2"/>
        </table:table-row>
        <table:table-row table:style-name="ro1">
          <table:table-cell office:value-type="float" office:value="0.374202" calcext:value-type="float">
            <text:p>0,374202</text:p>
          </table:table-cell>
          <table:table-cell office:value-type="float" office:value="0.0006136932" calcext:value-type="float">
            <text:p>6,14E-04</text:p>
          </table:table-cell>
          <table:table-cell table:number-columns-repeated="2"/>
        </table:table-row>
        <table:table-row table:style-name="ro1">
          <table:table-cell office:value-type="float" office:value="0.374881" calcext:value-type="float">
            <text:p>0,374881</text:p>
          </table:table-cell>
          <table:table-cell office:value-type="float" office:value="0.0006135529" calcext:value-type="float">
            <text:p>6,14E-04</text:p>
          </table:table-cell>
          <table:table-cell table:number-columns-repeated="2"/>
        </table:table-row>
        <table:table-row table:style-name="ro1">
          <table:table-cell office:value-type="float" office:value="0.37556" calcext:value-type="float">
            <text:p>0,37556</text:p>
          </table:table-cell>
          <table:table-cell office:value-type="float" office:value="0.000613424" calcext:value-type="float">
            <text:p>6,13E-04</text:p>
          </table:table-cell>
          <table:table-cell table:number-columns-repeated="2"/>
        </table:table-row>
        <table:table-row table:style-name="ro1">
          <table:table-cell office:value-type="float" office:value="0.376239" calcext:value-type="float">
            <text:p>0,376239</text:p>
          </table:table-cell>
          <table:table-cell office:value-type="float" office:value="0.0006133052" calcext:value-type="float">
            <text:p>6,13E-04</text:p>
          </table:table-cell>
          <table:table-cell table:number-columns-repeated="2"/>
        </table:table-row>
        <table:table-row table:style-name="ro1">
          <table:table-cell office:value-type="float" office:value="0.376918" calcext:value-type="float">
            <text:p>0,376918</text:p>
          </table:table-cell>
          <table:table-cell office:value-type="float" office:value="0.0006131947" calcext:value-type="float">
            <text:p>6,13E-04</text:p>
          </table:table-cell>
          <table:table-cell table:number-columns-repeated="2"/>
        </table:table-row>
        <table:table-row table:style-name="ro1">
          <table:table-cell office:value-type="float" office:value="0.377597" calcext:value-type="float">
            <text:p>0,377597</text:p>
          </table:table-cell>
          <table:table-cell office:value-type="float" office:value="0.0006130915" calcext:value-type="float">
            <text:p>6,13E-04</text:p>
          </table:table-cell>
          <table:table-cell table:number-columns-repeated="2"/>
        </table:table-row>
        <table:table-row table:style-name="ro1">
          <table:table-cell office:value-type="float" office:value="0.378275" calcext:value-type="float">
            <text:p>0,378275</text:p>
          </table:table-cell>
          <table:table-cell office:value-type="float" office:value="0.0006129945" calcext:value-type="float">
            <text:p>6,13E-04</text:p>
          </table:table-cell>
          <table:table-cell table:number-columns-repeated="2"/>
        </table:table-row>
        <table:table-row table:style-name="ro1">
          <table:table-cell office:value-type="float" office:value="0.378954" calcext:value-type="float">
            <text:p>0,378954</text:p>
          </table:table-cell>
          <table:table-cell office:value-type="float" office:value="0.0006129022" calcext:value-type="float">
            <text:p>6,13E-04</text:p>
          </table:table-cell>
          <table:table-cell table:number-columns-repeated="2"/>
        </table:table-row>
        <table:table-row table:style-name="ro1">
          <table:table-cell office:value-type="float" office:value="0.379633" calcext:value-type="float">
            <text:p>0,379633</text:p>
          </table:table-cell>
          <table:table-cell office:value-type="float" office:value="0.0006128136" calcext:value-type="float">
            <text:p>6,13E-04</text:p>
          </table:table-cell>
          <table:table-cell table:number-columns-repeated="2"/>
        </table:table-row>
        <table:table-row table:style-name="ro1">
          <table:table-cell office:value-type="float" office:value="0.380312" calcext:value-type="float">
            <text:p>0,380312</text:p>
          </table:table-cell>
          <table:table-cell office:value-type="float" office:value="0.000612729" calcext:value-type="float">
            <text:p>6,13E-04</text:p>
          </table:table-cell>
          <table:table-cell table:number-columns-repeated="2"/>
        </table:table-row>
        <table:table-row table:style-name="ro1">
          <table:table-cell office:value-type="float" office:value="0.380991" calcext:value-type="float">
            <text:p>0,380991</text:p>
          </table:table-cell>
          <table:table-cell office:value-type="float" office:value="0.0006126489" calcext:value-type="float">
            <text:p>6,13E-04</text:p>
          </table:table-cell>
          <table:table-cell table:number-columns-repeated="2"/>
        </table:table-row>
        <table:table-row table:style-name="ro1">
          <table:table-cell office:value-type="float" office:value="0.38167" calcext:value-type="float">
            <text:p>0,38167</text:p>
          </table:table-cell>
          <table:table-cell office:value-type="float" office:value="0.0006125726" calcext:value-type="float">
            <text:p>6,13E-04</text:p>
          </table:table-cell>
          <table:table-cell table:number-columns-repeated="2"/>
        </table:table-row>
        <table:table-row table:style-name="ro1">
          <table:table-cell office:value-type="float" office:value="0.382349" calcext:value-type="float">
            <text:p>0,382349</text:p>
          </table:table-cell>
          <table:table-cell office:value-type="float" office:value="0.0006125" calcext:value-type="float">
            <text:p>6,13E-04</text:p>
          </table:table-cell>
          <table:table-cell table:number-columns-repeated="2"/>
        </table:table-row>
        <table:table-row table:style-name="ro1">
          <table:table-cell office:value-type="float" office:value="0.383028" calcext:value-type="float">
            <text:p>0,383028</text:p>
          </table:table-cell>
          <table:table-cell office:value-type="float" office:value="0.0006124315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83707" calcext:value-type="float">
            <text:p>0,383707</text:p>
          </table:table-cell>
          <table:table-cell office:value-type="float" office:value="0.0006123673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84385" calcext:value-type="float">
            <text:p>0,384385</text:p>
          </table:table-cell>
          <table:table-cell office:value-type="float" office:value="0.0006123074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85064" calcext:value-type="float">
            <text:p>0,385064</text:p>
          </table:table-cell>
          <table:table-cell office:value-type="float" office:value="0.0006122517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85743" calcext:value-type="float">
            <text:p>0,385743</text:p>
          </table:table-cell>
          <table:table-cell office:value-type="float" office:value="0.0006122001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86422" calcext:value-type="float">
            <text:p>0,386422</text:p>
          </table:table-cell>
          <table:table-cell office:value-type="float" office:value="0.0006121528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87101" calcext:value-type="float">
            <text:p>0,387101</text:p>
          </table:table-cell>
          <table:table-cell office:value-type="float" office:value="0.0006121094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8778" calcext:value-type="float">
            <text:p>0,38778</text:p>
          </table:table-cell>
          <table:table-cell office:value-type="float" office:value="0.00061207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88459" calcext:value-type="float">
            <text:p>0,388459</text:p>
          </table:table-cell>
          <table:table-cell office:value-type="float" office:value="0.0006120346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89138" calcext:value-type="float">
            <text:p>0,389138</text:p>
          </table:table-cell>
          <table:table-cell office:value-type="float" office:value="0.0006120031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89862" calcext:value-type="float">
            <text:p>0,389862</text:p>
          </table:table-cell>
          <table:table-cell office:value-type="float" office:value="0.0006119734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90586" calcext:value-type="float">
            <text:p>0,390586</text:p>
          </table:table-cell>
          <table:table-cell office:value-type="float" office:value="0.0006119471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9131" calcext:value-type="float">
            <text:p>0,39131</text:p>
          </table:table-cell>
          <table:table-cell office:value-type="float" office:value="0.0006119239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921" calcext:value-type="float">
            <text:p>0,3921</text:p>
          </table:table-cell>
          <table:table-cell office:value-type="float" office:value="0.0006119017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9289" calcext:value-type="float">
            <text:p>0,39289</text:p>
          </table:table-cell>
          <table:table-cell office:value-type="float" office:value="0.0006118819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9368" calcext:value-type="float">
            <text:p>0,39368</text:p>
          </table:table-cell>
          <table:table-cell office:value-type="float" office:value="0.0006118643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9447" calcext:value-type="float">
            <text:p>0,39447</text:p>
          </table:table-cell>
          <table:table-cell office:value-type="float" office:value="0.0006118484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9526" calcext:value-type="float">
            <text:p>0,39526</text:p>
          </table:table-cell>
          <table:table-cell office:value-type="float" office:value="0.0006118341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9605" calcext:value-type="float">
            <text:p>0,39605</text:p>
          </table:table-cell>
          <table:table-cell office:value-type="float" office:value="0.0006118211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9684" calcext:value-type="float">
            <text:p>0,39684</text:p>
          </table:table-cell>
          <table:table-cell office:value-type="float" office:value="0.0006118092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9763" calcext:value-type="float">
            <text:p>0,39763</text:p>
          </table:table-cell>
          <table:table-cell office:value-type="float" office:value="0.0006117984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9842" calcext:value-type="float">
            <text:p>0,39842</text:p>
          </table:table-cell>
          <table:table-cell office:value-type="float" office:value="0.0006117885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39921" calcext:value-type="float">
            <text:p>0,39921</text:p>
          </table:table-cell>
          <table:table-cell office:value-type="float" office:value="0.0006117792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006117707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400893" calcext:value-type="float">
            <text:p>0,400893</text:p>
          </table:table-cell>
          <table:table-cell office:value-type="float" office:value="0.0006117616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401895" calcext:value-type="float">
            <text:p>0,401895</text:p>
          </table:table-cell>
          <table:table-cell office:value-type="float" office:value="0.0006117521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403014" calcext:value-type="float">
            <text:p>0,403014</text:p>
          </table:table-cell>
          <table:table-cell office:value-type="float" office:value="0.0006117421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40425" calcext:value-type="float">
            <text:p>0,40425</text:p>
          </table:table-cell>
          <table:table-cell office:value-type="float" office:value="0.0006117315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405596" calcext:value-type="float">
            <text:p>0,405596</text:p>
          </table:table-cell>
          <table:table-cell office:value-type="float" office:value="0.00061172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407076" calcext:value-type="float">
            <text:p>0,407076</text:p>
          </table:table-cell>
          <table:table-cell office:value-type="float" office:value="0.0006117064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408609" calcext:value-type="float">
            <text:p>0,408609</text:p>
          </table:table-cell>
          <table:table-cell office:value-type="float" office:value="0.0006116891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410201" calcext:value-type="float">
            <text:p>0,410201</text:p>
          </table:table-cell>
          <table:table-cell office:value-type="float" office:value="0.0006116652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411793" calcext:value-type="float">
            <text:p>0,411793</text:p>
          </table:table-cell>
          <table:table-cell office:value-type="float" office:value="0.0006116313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413321" calcext:value-type="float">
            <text:p>0,413321</text:p>
          </table:table-cell>
          <table:table-cell office:value-type="float" office:value="0.0006115862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414916" calcext:value-type="float">
            <text:p>0,414916</text:p>
          </table:table-cell>
          <table:table-cell office:value-type="float" office:value="0.0006115248" calcext:value-type="float">
            <text:p>6,12E-04</text:p>
          </table:table-cell>
          <table:table-cell table:number-columns-repeated="2"/>
        </table:table-row>
        <table:table-row table:style-name="ro1">
          <table:table-cell office:value-type="float" office:value="0.416441" calcext:value-type="float">
            <text:p>0,416441</text:p>
          </table:table-cell>
          <table:table-cell office:value-type="float" office:value="0.0006114473" calcext:value-type="float">
            <text:p>6,11E-04</text:p>
          </table:table-cell>
          <table:table-cell table:number-columns-repeated="2"/>
        </table:table-row>
        <table:table-row table:style-name="ro1">
          <table:table-cell office:value-type="float" office:value="0.417967" calcext:value-type="float">
            <text:p>0,417967</text:p>
          </table:table-cell>
          <table:table-cell office:value-type="float" office:value="0.0006113572" calcext:value-type="float">
            <text:p>6,11E-04</text:p>
          </table:table-cell>
          <table:table-cell table:number-columns-repeated="2"/>
        </table:table-row>
        <table:table-row table:style-name="ro1">
          <table:table-cell office:value-type="float" office:value="0.419492" calcext:value-type="float">
            <text:p>0,419492</text:p>
          </table:table-cell>
          <table:table-cell office:value-type="float" office:value="0.0006112543" calcext:value-type="float">
            <text:p>6,11E-04</text:p>
          </table:table-cell>
          <table:table-cell table:number-columns-repeated="2"/>
        </table:table-row>
        <table:table-row table:style-name="ro1">
          <table:table-cell office:value-type="float" office:value="0.420945" calcext:value-type="float">
            <text:p>0,420945</text:p>
          </table:table-cell>
          <table:table-cell office:value-type="float" office:value="0.0006111474" calcext:value-type="float">
            <text:p>6,11E-04</text:p>
          </table:table-cell>
          <table:table-cell table:number-columns-repeated="2"/>
        </table:table-row>
        <table:table-row table:style-name="ro1">
          <table:table-cell office:value-type="float" office:value="0.422398" calcext:value-type="float">
            <text:p>0,422398</text:p>
          </table:table-cell>
          <table:table-cell office:value-type="float" office:value="0.0006110341" calcext:value-type="float">
            <text:p>6,11E-04</text:p>
          </table:table-cell>
          <table:table-cell table:number-columns-repeated="2"/>
        </table:table-row>
        <table:table-row table:style-name="ro1">
          <table:table-cell office:value-type="float" office:value="0.42385" calcext:value-type="float">
            <text:p>0,42385</text:p>
          </table:table-cell>
          <table:table-cell office:value-type="float" office:value="0.0006109212" calcext:value-type="float">
            <text:p>6,11E-04</text:p>
          </table:table-cell>
          <table:table-cell table:number-columns-repeated="2"/>
        </table:table-row>
        <table:table-row table:style-name="ro1">
          <table:table-cell office:value-type="float" office:value="0.425227" calcext:value-type="float">
            <text:p>0,425227</text:p>
          </table:table-cell>
          <table:table-cell office:value-type="float" office:value="0.0006108201" calcext:value-type="float">
            <text:p>6,11E-04</text:p>
          </table:table-cell>
          <table:table-cell table:number-columns-repeated="2"/>
        </table:table-row>
        <table:table-row table:style-name="ro1">
          <table:table-cell office:value-type="float" office:value="0.426603" calcext:value-type="float">
            <text:p>0,426603</text:p>
          </table:table-cell>
          <table:table-cell office:value-type="float" office:value="0.000610721" calcext:value-type="float">
            <text:p>6,11E-04</text:p>
          </table:table-cell>
          <table:table-cell table:number-columns-repeated="2"/>
        </table:table-row>
        <table:table-row table:style-name="ro1">
          <table:table-cell office:value-type="float" office:value="0.427979" calcext:value-type="float">
            <text:p>0,427979</text:p>
          </table:table-cell>
          <table:table-cell office:value-type="float" office:value="0.0006106289" calcext:value-type="float">
            <text:p>6,11E-04</text:p>
          </table:table-cell>
          <table:table-cell table:number-columns-repeated="2"/>
        </table:table-row>
        <table:table-row table:style-name="ro1">
          <table:table-cell office:value-type="float" office:value="0.429275" calcext:value-type="float">
            <text:p>0,429275</text:p>
          </table:table-cell>
          <table:table-cell office:value-type="float" office:value="0.0006105477" calcext:value-type="float">
            <text:p>6,11E-04</text:p>
          </table:table-cell>
          <table:table-cell table:number-columns-repeated="2"/>
        </table:table-row>
        <table:table-row table:style-name="ro1">
          <table:table-cell office:value-type="float" office:value="0.43057" calcext:value-type="float">
            <text:p>0,43057</text:p>
          </table:table-cell>
          <table:table-cell office:value-type="float" office:value="0.0006104692" calcext:value-type="float">
            <text:p>6,10E-04</text:p>
          </table:table-cell>
          <table:table-cell table:number-columns-repeated="2"/>
        </table:table-row>
        <table:table-row table:style-name="ro1">
          <table:table-cell office:value-type="float" office:value="0.431865" calcext:value-type="float">
            <text:p>0,431865</text:p>
          </table:table-cell>
          <table:table-cell office:value-type="float" office:value="0.0006103919" calcext:value-type="float">
            <text:p>6,10E-04</text:p>
          </table:table-cell>
          <table:table-cell table:number-columns-repeated="2"/>
        </table:table-row>
        <table:table-row table:style-name="ro1">
          <table:table-cell office:value-type="float" office:value="0.433161" calcext:value-type="float">
            <text:p>0,433161</text:p>
          </table:table-cell>
          <table:table-cell office:value-type="float" office:value="0.0006103189" calcext:value-type="float">
            <text:p>6,10E-04</text:p>
          </table:table-cell>
          <table:table-cell table:number-columns-repeated="2"/>
        </table:table-row>
        <table:table-row table:style-name="ro1">
          <table:table-cell office:value-type="float" office:value="0.434456" calcext:value-type="float">
            <text:p>0,434456</text:p>
          </table:table-cell>
          <table:table-cell office:value-type="float" office:value="0.0006102466" calcext:value-type="float">
            <text:p>6,10E-04</text:p>
          </table:table-cell>
          <table:table-cell table:number-columns-repeated="2"/>
        </table:table-row>
        <table:table-row table:style-name="ro1">
          <table:table-cell office:value-type="float" office:value="0.435652" calcext:value-type="float">
            <text:p>0,435652</text:p>
          </table:table-cell>
          <table:table-cell office:value-type="float" office:value="0.0006101794" calcext:value-type="float">
            <text:p>6,10E-04</text:p>
          </table:table-cell>
          <table:table-cell table:number-columns-repeated="2"/>
        </table:table-row>
        <table:table-row table:style-name="ro1">
          <table:table-cell office:value-type="float" office:value="0.436847" calcext:value-type="float">
            <text:p>0,436847</text:p>
          </table:table-cell>
          <table:table-cell office:value-type="float" office:value="0.0006101018" calcext:value-type="float">
            <text:p>6,10E-04</text:p>
          </table:table-cell>
          <table:table-cell table:number-columns-repeated="2"/>
        </table:table-row>
        <table:table-row table:style-name="ro1">
          <table:table-cell office:value-type="float" office:value="0.438043" calcext:value-type="float">
            <text:p>0,438043</text:p>
          </table:table-cell>
          <table:table-cell office:value-type="float" office:value="0.0006100147" calcext:value-type="float">
            <text:p>6,10E-04</text:p>
          </table:table-cell>
          <table:table-cell table:number-columns-repeated="2"/>
        </table:table-row>
        <table:table-row table:style-name="ro1">
          <table:table-cell office:value-type="float" office:value="0.439239" calcext:value-type="float">
            <text:p>0,439239</text:p>
          </table:table-cell>
          <table:table-cell office:value-type="float" office:value="0.0006099246" calcext:value-type="float">
            <text:p>6,10E-04</text:p>
          </table:table-cell>
          <table:table-cell table:number-columns-repeated="2"/>
        </table:table-row>
        <table:table-row table:style-name="ro1">
          <table:table-cell office:value-type="float" office:value="0.440434" calcext:value-type="float">
            <text:p>0,440434</text:p>
          </table:table-cell>
          <table:table-cell office:value-type="float" office:value="0.0006098238" calcext:value-type="float">
            <text:p>6,10E-04</text:p>
          </table:table-cell>
          <table:table-cell table:number-columns-repeated="2"/>
        </table:table-row>
        <table:table-row table:style-name="ro1">
          <table:table-cell office:value-type="float" office:value="0.44163" calcext:value-type="float">
            <text:p>0,44163</text:p>
          </table:table-cell>
          <table:table-cell office:value-type="float" office:value="0.0006097109" calcext:value-type="float">
            <text:p>6,10E-04</text:p>
          </table:table-cell>
          <table:table-cell table:number-columns-repeated="2"/>
        </table:table-row>
        <table:table-row table:style-name="ro1">
          <table:table-cell office:value-type="float" office:value="0.442826" calcext:value-type="float">
            <text:p>0,442826</text:p>
          </table:table-cell>
          <table:table-cell office:value-type="float" office:value="0.0006095877" calcext:value-type="float">
            <text:p>6,10E-04</text:p>
          </table:table-cell>
          <table:table-cell table:number-columns-repeated="2"/>
        </table:table-row>
        <table:table-row table:style-name="ro1">
          <table:table-cell office:value-type="float" office:value="0.443851" calcext:value-type="float">
            <text:p>0,443851</text:p>
          </table:table-cell>
          <table:table-cell office:value-type="float" office:value="0.000609476" calcext:value-type="float">
            <text:p>6,09E-04</text:p>
          </table:table-cell>
          <table:table-cell table:number-columns-repeated="2"/>
        </table:table-row>
        <table:table-row table:style-name="ro1">
          <table:table-cell office:value-type="float" office:value="0.444876" calcext:value-type="float">
            <text:p>0,444876</text:p>
          </table:table-cell>
          <table:table-cell office:value-type="float" office:value="0.0006093625" calcext:value-type="float">
            <text:p>6,09E-04</text:p>
          </table:table-cell>
          <table:table-cell table:number-columns-repeated="2"/>
        </table:table-row>
        <table:table-row table:style-name="ro1">
          <table:table-cell office:value-type="float" office:value="0.4459" calcext:value-type="float">
            <text:p>0,4459</text:p>
          </table:table-cell>
          <table:table-cell office:value-type="float" office:value="0.0006092486" calcext:value-type="float">
            <text:p>6,09E-04</text:p>
          </table:table-cell>
          <table:table-cell table:number-columns-repeated="2"/>
        </table:table-row>
        <table:table-row table:style-name="ro1">
          <table:table-cell office:value-type="float" office:value="0.446925" calcext:value-type="float">
            <text:p>0,446925</text:p>
          </table:table-cell>
          <table:table-cell office:value-type="float" office:value="0.000609136" calcext:value-type="float">
            <text:p>6,09E-04</text:p>
          </table:table-cell>
          <table:table-cell table:number-columns-repeated="2"/>
        </table:table-row>
        <table:table-row table:style-name="ro1">
          <table:table-cell office:value-type="float" office:value="0.44795" calcext:value-type="float">
            <text:p>0,44795</text:p>
          </table:table-cell>
          <table:table-cell office:value-type="float" office:value="0.0006090258" calcext:value-type="float">
            <text:p>6,09E-04</text:p>
          </table:table-cell>
          <table:table-cell table:number-columns-repeated="2"/>
        </table:table-row>
        <table:table-row table:style-name="ro1">
          <table:table-cell office:value-type="float" office:value="0.448975" calcext:value-type="float">
            <text:p>0,448975</text:p>
          </table:table-cell>
          <table:table-cell office:value-type="float" office:value="0.0006089181" calcext:value-type="float">
            <text:p>6,09E-04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006088133" calcext:value-type="float">
            <text:p>6,09E-04</text:p>
          </table:table-cell>
          <table:table-cell table:number-columns-repeated="2"/>
        </table:table-row>
        <table:table-row table:style-name="ro1">
          <table:table-cell office:value-type="float" office:value="0.45102" calcext:value-type="float">
            <text:p>0,45102</text:p>
          </table:table-cell>
          <table:table-cell office:value-type="float" office:value="0.0006087118" calcext:value-type="float">
            <text:p>6,09E-04</text:p>
          </table:table-cell>
          <table:table-cell table:number-columns-repeated="2"/>
        </table:table-row>
        <table:table-row table:style-name="ro1">
          <table:table-cell office:value-type="float" office:value="0.45202" calcext:value-type="float">
            <text:p>0,45202</text:p>
          </table:table-cell>
          <table:table-cell office:value-type="float" office:value="0.0006086152" calcext:value-type="float">
            <text:p>6,09E-04</text:p>
          </table:table-cell>
          <table:table-cell table:number-columns-repeated="2"/>
        </table:table-row>
        <table:table-row table:style-name="ro1">
          <table:table-cell office:value-type="float" office:value="0.452999" calcext:value-type="float">
            <text:p>0,452999</text:p>
          </table:table-cell>
          <table:table-cell office:value-type="float" office:value="0.0006085234" calcext:value-type="float">
            <text:p>6,09E-04</text:p>
          </table:table-cell>
          <table:table-cell table:number-columns-repeated="2"/>
        </table:table-row>
        <table:table-row table:style-name="ro1">
          <table:table-cell office:value-type="float" office:value="0.453886" calcext:value-type="float">
            <text:p>0,453886</text:p>
          </table:table-cell>
          <table:table-cell office:value-type="float" office:value="0.0006084424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54695" calcext:value-type="float">
            <text:p>0,454695</text:p>
          </table:table-cell>
          <table:table-cell office:value-type="float" office:value="0.0006083705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55414" calcext:value-type="float">
            <text:p>0,455414</text:p>
          </table:table-cell>
          <table:table-cell office:value-type="float" office:value="0.0006083082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5608" calcext:value-type="float">
            <text:p>0,45608</text:p>
          </table:table-cell>
          <table:table-cell office:value-type="float" office:value="0.0006082518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56716" calcext:value-type="float">
            <text:p>0,456716</text:p>
          </table:table-cell>
          <table:table-cell office:value-type="float" office:value="0.0006081989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57334" calcext:value-type="float">
            <text:p>0,457334</text:p>
          </table:table-cell>
          <table:table-cell office:value-type="float" office:value="0.0006081482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57953" calcext:value-type="float">
            <text:p>0,457953</text:p>
          </table:table-cell>
          <table:table-cell office:value-type="float" office:value="0.0006080983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58562" calcext:value-type="float">
            <text:p>0,458562</text:p>
          </table:table-cell>
          <table:table-cell office:value-type="float" office:value="0.00060805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59172" calcext:value-type="float">
            <text:p>0,459172</text:p>
          </table:table-cell>
          <table:table-cell office:value-type="float" office:value="0.0006080026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5979" calcext:value-type="float">
            <text:p>0,45979</text:p>
          </table:table-cell>
          <table:table-cell office:value-type="float" office:value="0.0006079553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60418" calcext:value-type="float">
            <text:p>0,460418</text:p>
          </table:table-cell>
          <table:table-cell office:value-type="float" office:value="0.0006079081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61067" calcext:value-type="float">
            <text:p>0,461067</text:p>
          </table:table-cell>
          <table:table-cell office:value-type="float" office:value="0.0006078604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61716" calcext:value-type="float">
            <text:p>0,461716</text:p>
          </table:table-cell>
          <table:table-cell office:value-type="float" office:value="0.0006078136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624" calcext:value-type="float">
            <text:p>0,4624</text:p>
          </table:table-cell>
          <table:table-cell office:value-type="float" office:value="0.0006077653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63096" calcext:value-type="float">
            <text:p>0,463096</text:p>
          </table:table-cell>
          <table:table-cell office:value-type="float" office:value="0.0006077172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63792" calcext:value-type="float">
            <text:p>0,463792</text:p>
          </table:table-cell>
          <table:table-cell office:value-type="float" office:value="0.0006076702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64502" calcext:value-type="float">
            <text:p>0,464502</text:p>
          </table:table-cell>
          <table:table-cell office:value-type="float" office:value="0.0006076233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65198" calcext:value-type="float">
            <text:p>0,465198</text:p>
          </table:table-cell>
          <table:table-cell office:value-type="float" office:value="0.0006075787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65894" calcext:value-type="float">
            <text:p>0,465894</text:p>
          </table:table-cell>
          <table:table-cell office:value-type="float" office:value="0.0006075359" calcext:value-type="float">
            <text:p>6,08E-04</text:p>
          </table:table-cell>
          <table:table-cell table:number-columns-repeated="2"/>
        </table:table-row>
        <table:table-row table:style-name="ro1">
          <table:table-cell office:value-type="float" office:value="0.466605" calcext:value-type="float">
            <text:p>0,466605</text:p>
          </table:table-cell>
          <table:table-cell office:value-type="float" office:value="0.0006074935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67331" calcext:value-type="float">
            <text:p>0,467331</text:p>
          </table:table-cell>
          <table:table-cell office:value-type="float" office:value="0.0006074515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68057" calcext:value-type="float">
            <text:p>0,468057</text:p>
          </table:table-cell>
          <table:table-cell office:value-type="float" office:value="0.0006074106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68783" calcext:value-type="float">
            <text:p>0,468783</text:p>
          </table:table-cell>
          <table:table-cell office:value-type="float" office:value="0.0006073707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69526" calcext:value-type="float">
            <text:p>0,469526</text:p>
          </table:table-cell>
          <table:table-cell office:value-type="float" office:value="0.0006073307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70288" calcext:value-type="float">
            <text:p>0,470288</text:p>
          </table:table-cell>
          <table:table-cell office:value-type="float" office:value="0.0006072901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7105" calcext:value-type="float">
            <text:p>0,47105</text:p>
          </table:table-cell>
          <table:table-cell office:value-type="float" office:value="0.0006072498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71812" calcext:value-type="float">
            <text:p>0,471812</text:p>
          </table:table-cell>
          <table:table-cell office:value-type="float" office:value="0.0006072096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72574" calcext:value-type="float">
            <text:p>0,472574</text:p>
          </table:table-cell>
          <table:table-cell office:value-type="float" office:value="0.0006071697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73335" calcext:value-type="float">
            <text:p>0,473335</text:p>
          </table:table-cell>
          <table:table-cell office:value-type="float" office:value="0.0006071301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74097" calcext:value-type="float">
            <text:p>0,474097</text:p>
          </table:table-cell>
          <table:table-cell office:value-type="float" office:value="0.0006070909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74859" calcext:value-type="float">
            <text:p>0,474859</text:p>
          </table:table-cell>
          <table:table-cell office:value-type="float" office:value="0.0006070522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75621" calcext:value-type="float">
            <text:p>0,475621</text:p>
          </table:table-cell>
          <table:table-cell office:value-type="float" office:value="0.0006070139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76383" calcext:value-type="float">
            <text:p>0,476383</text:p>
          </table:table-cell>
          <table:table-cell office:value-type="float" office:value="0.0006069762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77121" calcext:value-type="float">
            <text:p>0,477121</text:p>
          </table:table-cell>
          <table:table-cell office:value-type="float" office:value="0.0006069399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77859" calcext:value-type="float">
            <text:p>0,477859</text:p>
          </table:table-cell>
          <table:table-cell office:value-type="float" office:value="0.0006069039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78622" calcext:value-type="float">
            <text:p>0,478622</text:p>
          </table:table-cell>
          <table:table-cell office:value-type="float" office:value="0.0006068669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79386" calcext:value-type="float">
            <text:p>0,479386</text:p>
          </table:table-cell>
          <table:table-cell office:value-type="float" office:value="0.0006068302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80149" calcext:value-type="float">
            <text:p>0,480149</text:p>
          </table:table-cell>
          <table:table-cell office:value-type="float" office:value="0.000606794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80885" calcext:value-type="float">
            <text:p>0,480885</text:p>
          </table:table-cell>
          <table:table-cell office:value-type="float" office:value="0.0006067596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8162" calcext:value-type="float">
            <text:p>0,48162</text:p>
          </table:table-cell>
          <table:table-cell office:value-type="float" office:value="0.0006067259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82355" calcext:value-type="float">
            <text:p>0,482355</text:p>
          </table:table-cell>
          <table:table-cell office:value-type="float" office:value="0.0006066926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83122" calcext:value-type="float">
            <text:p>0,483122</text:p>
          </table:table-cell>
          <table:table-cell office:value-type="float" office:value="0.0006066586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83889" calcext:value-type="float">
            <text:p>0,483889</text:p>
          </table:table-cell>
          <table:table-cell office:value-type="float" office:value="0.0006066251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84656" calcext:value-type="float">
            <text:p>0,484656</text:p>
          </table:table-cell>
          <table:table-cell office:value-type="float" office:value="0.0006065922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85424" calcext:value-type="float">
            <text:p>0,485424</text:p>
          </table:table-cell>
          <table:table-cell office:value-type="float" office:value="0.0006065598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86191" calcext:value-type="float">
            <text:p>0,486191</text:p>
          </table:table-cell>
          <table:table-cell office:value-type="float" office:value="0.000606528" calcext:value-type="float">
            <text:p>6,07E-04</text:p>
          </table:table-cell>
          <table:table-cell table:number-columns-repeated="2"/>
        </table:table-row>
        <table:table-row table:style-name="ro1">
          <table:table-cell office:value-type="float" office:value="0.486958" calcext:value-type="float">
            <text:p>0,486958</text:p>
          </table:table-cell>
          <table:table-cell office:value-type="float" office:value="0.000606496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87683" calcext:value-type="float">
            <text:p>0,487683</text:p>
          </table:table-cell>
          <table:table-cell office:value-type="float" office:value="0.000606468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88407" calcext:value-type="float">
            <text:p>0,488407</text:p>
          </table:table-cell>
          <table:table-cell office:value-type="float" office:value="0.000606440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89132" calcext:value-type="float">
            <text:p>0,489132</text:p>
          </table:table-cell>
          <table:table-cell office:value-type="float" office:value="0.00060641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89856" calcext:value-type="float">
            <text:p>0,489856</text:p>
          </table:table-cell>
          <table:table-cell office:value-type="float" office:value="0.000606386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90581" calcext:value-type="float">
            <text:p>0,490581</text:p>
          </table:table-cell>
          <table:table-cell office:value-type="float" office:value="0.0006063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91305" calcext:value-type="float">
            <text:p>0,491305</text:p>
          </table:table-cell>
          <table:table-cell office:value-type="float" office:value="0.000606334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9203" calcext:value-type="float">
            <text:p>0,49203</text:p>
          </table:table-cell>
          <table:table-cell office:value-type="float" office:value="0.00060630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92694" calcext:value-type="float">
            <text:p>0,492694</text:p>
          </table:table-cell>
          <table:table-cell office:value-type="float" office:value="0.000606286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93358" calcext:value-type="float">
            <text:p>0,493358</text:p>
          </table:table-cell>
          <table:table-cell office:value-type="float" office:value="0.000606264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94022" calcext:value-type="float">
            <text:p>0,494022</text:p>
          </table:table-cell>
          <table:table-cell office:value-type="float" office:value="0.000606243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94687" calcext:value-type="float">
            <text:p>0,494687</text:p>
          </table:table-cell>
          <table:table-cell office:value-type="float" office:value="0.000606222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95351" calcext:value-type="float">
            <text:p>0,495351</text:p>
          </table:table-cell>
          <table:table-cell office:value-type="float" office:value="0.000606202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96015" calcext:value-type="float">
            <text:p>0,496015</text:p>
          </table:table-cell>
          <table:table-cell office:value-type="float" office:value="0.00060618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96679" calcext:value-type="float">
            <text:p>0,496679</text:p>
          </table:table-cell>
          <table:table-cell office:value-type="float" office:value="0.000606164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97343" calcext:value-type="float">
            <text:p>0,497343</text:p>
          </table:table-cell>
          <table:table-cell office:value-type="float" office:value="0.00060614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98007" calcext:value-type="float">
            <text:p>0,498007</text:p>
          </table:table-cell>
          <table:table-cell office:value-type="float" office:value="0.000606129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98672" calcext:value-type="float">
            <text:p>0,498672</text:p>
          </table:table-cell>
          <table:table-cell office:value-type="float" office:value="0.00060611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499336" calcext:value-type="float">
            <text:p>0,499336</text:p>
          </table:table-cell>
          <table:table-cell office:value-type="float" office:value="0.000606096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00606081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00704" calcext:value-type="float">
            <text:p>0,500704</text:p>
          </table:table-cell>
          <table:table-cell office:value-type="float" office:value="0.00060606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01419" calcext:value-type="float">
            <text:p>0,501419</text:p>
          </table:table-cell>
          <table:table-cell office:value-type="float" office:value="0.000606050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02133" calcext:value-type="float">
            <text:p>0,502133</text:p>
          </table:table-cell>
          <table:table-cell office:value-type="float" office:value="0.000606036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02848" calcext:value-type="float">
            <text:p>0,502848</text:p>
          </table:table-cell>
          <table:table-cell office:value-type="float" office:value="0.00060602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03562" calcext:value-type="float">
            <text:p>0,503562</text:p>
          </table:table-cell>
          <table:table-cell office:value-type="float" office:value="0.0006060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04276" calcext:value-type="float">
            <text:p>0,504276</text:p>
          </table:table-cell>
          <table:table-cell office:value-type="float" office:value="0.000605997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04991" calcext:value-type="float">
            <text:p>0,504991</text:p>
          </table:table-cell>
          <table:table-cell office:value-type="float" office:value="0.000605985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05705" calcext:value-type="float">
            <text:p>0,505705</text:p>
          </table:table-cell>
          <table:table-cell office:value-type="float" office:value="0.00060597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0642" calcext:value-type="float">
            <text:p>0,50642</text:p>
          </table:table-cell>
          <table:table-cell office:value-type="float" office:value="0.00060596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07134" calcext:value-type="float">
            <text:p>0,507134</text:p>
          </table:table-cell>
          <table:table-cell office:value-type="float" office:value="0.000605952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07849" calcext:value-type="float">
            <text:p>0,507849</text:p>
          </table:table-cell>
          <table:table-cell office:value-type="float" office:value="0.000605941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08563" calcext:value-type="float">
            <text:p>0,508563</text:p>
          </table:table-cell>
          <table:table-cell office:value-type="float" office:value="0.000605931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0929" calcext:value-type="float">
            <text:p>0,50929</text:p>
          </table:table-cell>
          <table:table-cell office:value-type="float" office:value="0.000605921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10004" calcext:value-type="float">
            <text:p>0,510004</text:p>
          </table:table-cell>
          <table:table-cell office:value-type="float" office:value="0.000605911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10718" calcext:value-type="float">
            <text:p>0,510718</text:p>
          </table:table-cell>
          <table:table-cell office:value-type="float" office:value="0.000605901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11433" calcext:value-type="float">
            <text:p>0,511433</text:p>
          </table:table-cell>
          <table:table-cell office:value-type="float" office:value="0.000605891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1216" calcext:value-type="float">
            <text:p>0,51216</text:p>
          </table:table-cell>
          <table:table-cell office:value-type="float" office:value="0.000605882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12888" calcext:value-type="float">
            <text:p>0,512888</text:p>
          </table:table-cell>
          <table:table-cell office:value-type="float" office:value="0.00060587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1363" calcext:value-type="float">
            <text:p>0,51363</text:p>
          </table:table-cell>
          <table:table-cell office:value-type="float" office:value="0.000605864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14372" calcext:value-type="float">
            <text:p>0,514372</text:p>
          </table:table-cell>
          <table:table-cell office:value-type="float" office:value="0.000605856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1513" calcext:value-type="float">
            <text:p>0,51513</text:p>
          </table:table-cell>
          <table:table-cell office:value-type="float" office:value="0.000605848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15888" calcext:value-type="float">
            <text:p>0,515888</text:p>
          </table:table-cell>
          <table:table-cell office:value-type="float" office:value="0.000605841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16647" calcext:value-type="float">
            <text:p>0,516647</text:p>
          </table:table-cell>
          <table:table-cell office:value-type="float" office:value="0.000605834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17388" calcext:value-type="float">
            <text:p>0,517388</text:p>
          </table:table-cell>
          <table:table-cell office:value-type="float" office:value="0.000605828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18112" calcext:value-type="float">
            <text:p>0,518112</text:p>
          </table:table-cell>
          <table:table-cell office:value-type="float" office:value="0.000605823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18837" calcext:value-type="float">
            <text:p>0,518837</text:p>
          </table:table-cell>
          <table:table-cell office:value-type="float" office:value="0.000605818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19579" calcext:value-type="float">
            <text:p>0,519579</text:p>
          </table:table-cell>
          <table:table-cell office:value-type="float" office:value="0.000605813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2034" calcext:value-type="float">
            <text:p>0,52034</text:p>
          </table:table-cell>
          <table:table-cell office:value-type="float" office:value="0.000605809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2112" calcext:value-type="float">
            <text:p>0,52112</text:p>
          </table:table-cell>
          <table:table-cell office:value-type="float" office:value="0.00060580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21922" calcext:value-type="float">
            <text:p>0,521922</text:p>
          </table:table-cell>
          <table:table-cell office:value-type="float" office:value="0.000605801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22748" calcext:value-type="float">
            <text:p>0,522748</text:p>
          </table:table-cell>
          <table:table-cell office:value-type="float" office:value="0.000605797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23574" calcext:value-type="float">
            <text:p>0,523574</text:p>
          </table:table-cell>
          <table:table-cell office:value-type="float" office:value="0.000605794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244" calcext:value-type="float">
            <text:p>0,5244</text:p>
          </table:table-cell>
          <table:table-cell office:value-type="float" office:value="0.00060579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25253" calcext:value-type="float">
            <text:p>0,525253</text:p>
          </table:table-cell>
          <table:table-cell office:value-type="float" office:value="0.000605788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26107" calcext:value-type="float">
            <text:p>0,526107</text:p>
          </table:table-cell>
          <table:table-cell office:value-type="float" office:value="0.000605785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2696" calcext:value-type="float">
            <text:p>0,52696</text:p>
          </table:table-cell>
          <table:table-cell office:value-type="float" office:value="0.00060578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27813" calcext:value-type="float">
            <text:p>0,527813</text:p>
          </table:table-cell>
          <table:table-cell office:value-type="float" office:value="0.00060578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28701" calcext:value-type="float">
            <text:p>0,528701</text:p>
          </table:table-cell>
          <table:table-cell office:value-type="float" office:value="0.000605778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29588" calcext:value-type="float">
            <text:p>0,529588</text:p>
          </table:table-cell>
          <table:table-cell office:value-type="float" office:value="0.00060577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30476" calcext:value-type="float">
            <text:p>0,530476</text:p>
          </table:table-cell>
          <table:table-cell office:value-type="float" office:value="0.000605775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31363" calcext:value-type="float">
            <text:p>0,531363</text:p>
          </table:table-cell>
          <table:table-cell office:value-type="float" office:value="0.000605773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32251" calcext:value-type="float">
            <text:p>0,532251</text:p>
          </table:table-cell>
          <table:table-cell office:value-type="float" office:value="0.000605772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33138" calcext:value-type="float">
            <text:p>0,533138</text:p>
          </table:table-cell>
          <table:table-cell office:value-type="float" office:value="0.000605770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34025" calcext:value-type="float">
            <text:p>0,534025</text:p>
          </table:table-cell>
          <table:table-cell office:value-type="float" office:value="0.000605769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34913" calcext:value-type="float">
            <text:p>0,534913</text:p>
          </table:table-cell>
          <table:table-cell office:value-type="float" office:value="0.000605768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358" calcext:value-type="float">
            <text:p>0,5358</text:p>
          </table:table-cell>
          <table:table-cell office:value-type="float" office:value="0.000605767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36688" calcext:value-type="float">
            <text:p>0,536688</text:p>
          </table:table-cell>
          <table:table-cell office:value-type="float" office:value="0.000605766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37575" calcext:value-type="float">
            <text:p>0,537575</text:p>
          </table:table-cell>
          <table:table-cell office:value-type="float" office:value="0.000605765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38463" calcext:value-type="float">
            <text:p>0,538463</text:p>
          </table:table-cell>
          <table:table-cell office:value-type="float" office:value="0.000605764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3935" calcext:value-type="float">
            <text:p>0,53935</text:p>
          </table:table-cell>
          <table:table-cell office:value-type="float" office:value="0.000605764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40238" calcext:value-type="float">
            <text:p>0,540238</text:p>
          </table:table-cell>
          <table:table-cell office:value-type="float" office:value="0.00060576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41125" calcext:value-type="float">
            <text:p>0,541125</text:p>
          </table:table-cell>
          <table:table-cell office:value-type="float" office:value="0.000605762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42013" calcext:value-type="float">
            <text:p>0,542013</text:p>
          </table:table-cell>
          <table:table-cell office:value-type="float" office:value="0.000605762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429" calcext:value-type="float">
            <text:p>0,5429</text:p>
          </table:table-cell>
          <table:table-cell office:value-type="float" office:value="0.000605761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43788" calcext:value-type="float">
            <text:p>0,543788</text:p>
          </table:table-cell>
          <table:table-cell office:value-type="float" office:value="0.00060576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44564" calcext:value-type="float">
            <text:p>0,544564</text:p>
          </table:table-cell>
          <table:table-cell office:value-type="float" office:value="0.000605760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45341" calcext:value-type="float">
            <text:p>0,545341</text:p>
          </table:table-cell>
          <table:table-cell office:value-type="float" office:value="0.000605759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46117" calcext:value-type="float">
            <text:p>0,546117</text:p>
          </table:table-cell>
          <table:table-cell office:value-type="float" office:value="0.000605759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46894" calcext:value-type="float">
            <text:p>0,546894</text:p>
          </table:table-cell>
          <table:table-cell office:value-type="float" office:value="0.000605758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4767" calcext:value-type="float">
            <text:p>0,54767</text:p>
          </table:table-cell>
          <table:table-cell office:value-type="float" office:value="0.000605757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48447" calcext:value-type="float">
            <text:p>0,548447</text:p>
          </table:table-cell>
          <table:table-cell office:value-type="float" office:value="0.000605757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49223" calcext:value-type="float">
            <text:p>0,549223</text:p>
          </table:table-cell>
          <table:table-cell office:value-type="float" office:value="0.000605756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0605755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50862" calcext:value-type="float">
            <text:p>0,550862</text:p>
          </table:table-cell>
          <table:table-cell office:value-type="float" office:value="0.00060575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5174" calcext:value-type="float">
            <text:p>0,55174</text:p>
          </table:table-cell>
          <table:table-cell office:value-type="float" office:value="0.000605754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52601" calcext:value-type="float">
            <text:p>0,552601</text:p>
          </table:table-cell>
          <table:table-cell office:value-type="float" office:value="0.000605753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53448" calcext:value-type="float">
            <text:p>0,553448</text:p>
          </table:table-cell>
          <table:table-cell office:value-type="float" office:value="0.00060575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54264" calcext:value-type="float">
            <text:p>0,554264</text:p>
          </table:table-cell>
          <table:table-cell office:value-type="float" office:value="0.000605751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55053" calcext:value-type="float">
            <text:p>0,555053</text:p>
          </table:table-cell>
          <table:table-cell office:value-type="float" office:value="0.000605751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55828" calcext:value-type="float">
            <text:p>0,555828</text:p>
          </table:table-cell>
          <table:table-cell office:value-type="float" office:value="0.000605750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5659" calcext:value-type="float">
            <text:p>0,55659</text:p>
          </table:table-cell>
          <table:table-cell office:value-type="float" office:value="0.000605749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57351" calcext:value-type="float">
            <text:p>0,557351</text:p>
          </table:table-cell>
          <table:table-cell office:value-type="float" office:value="0.000605749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58086" calcext:value-type="float">
            <text:p>0,558086</text:p>
          </table:table-cell>
          <table:table-cell office:value-type="float" office:value="0.000605748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58822" calcext:value-type="float">
            <text:p>0,558822</text:p>
          </table:table-cell>
          <table:table-cell office:value-type="float" office:value="0.00060574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59544" calcext:value-type="float">
            <text:p>0,559544</text:p>
          </table:table-cell>
          <table:table-cell office:value-type="float" office:value="0.000605747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60267" calcext:value-type="float">
            <text:p>0,560267</text:p>
          </table:table-cell>
          <table:table-cell office:value-type="float" office:value="0.000605746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60976" calcext:value-type="float">
            <text:p>0,560976</text:p>
          </table:table-cell>
          <table:table-cell office:value-type="float" office:value="0.000605746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61686" calcext:value-type="float">
            <text:p>0,561686</text:p>
          </table:table-cell>
          <table:table-cell office:value-type="float" office:value="0.000605745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62382" calcext:value-type="float">
            <text:p>0,562382</text:p>
          </table:table-cell>
          <table:table-cell office:value-type="float" office:value="0.000605745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63079" calcext:value-type="float">
            <text:p>0,563079</text:p>
          </table:table-cell>
          <table:table-cell office:value-type="float" office:value="0.000605744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63776" calcext:value-type="float">
            <text:p>0,563776</text:p>
          </table:table-cell>
          <table:table-cell office:value-type="float" office:value="0.000605743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64486" calcext:value-type="float">
            <text:p>0,564486</text:p>
          </table:table-cell>
          <table:table-cell office:value-type="float" office:value="0.00060574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65196" calcext:value-type="float">
            <text:p>0,565196</text:p>
          </table:table-cell>
          <table:table-cell office:value-type="float" office:value="0.000605742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65892" calcext:value-type="float">
            <text:p>0,565892</text:p>
          </table:table-cell>
          <table:table-cell office:value-type="float" office:value="0.000605741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66588" calcext:value-type="float">
            <text:p>0,566588</text:p>
          </table:table-cell>
          <table:table-cell office:value-type="float" office:value="0.000605741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67284" calcext:value-type="float">
            <text:p>0,567284</text:p>
          </table:table-cell>
          <table:table-cell office:value-type="float" office:value="0.000605740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67996" calcext:value-type="float">
            <text:p>0,567996</text:p>
          </table:table-cell>
          <table:table-cell office:value-type="float" office:value="0.000605739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68691" calcext:value-type="float">
            <text:p>0,568691</text:p>
          </table:table-cell>
          <table:table-cell office:value-type="float" office:value="0.00060573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69387" calcext:value-type="float">
            <text:p>0,569387</text:p>
          </table:table-cell>
          <table:table-cell office:value-type="float" office:value="0.000605738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70083" calcext:value-type="float">
            <text:p>0,570083</text:p>
          </table:table-cell>
          <table:table-cell office:value-type="float" office:value="0.000605737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70779" calcext:value-type="float">
            <text:p>0,570779</text:p>
          </table:table-cell>
          <table:table-cell office:value-type="float" office:value="0.000605736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71474" calcext:value-type="float">
            <text:p>0,571474</text:p>
          </table:table-cell>
          <table:table-cell office:value-type="float" office:value="0.000605736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7217" calcext:value-type="float">
            <text:p>0,57217</text:p>
          </table:table-cell>
          <table:table-cell office:value-type="float" office:value="0.000605735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72866" calcext:value-type="float">
            <text:p>0,572866</text:p>
          </table:table-cell>
          <table:table-cell office:value-type="float" office:value="0.000605734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7358" calcext:value-type="float">
            <text:p>0,57358</text:p>
          </table:table-cell>
          <table:table-cell office:value-type="float" office:value="0.000605734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74314" calcext:value-type="float">
            <text:p>0,574314</text:p>
          </table:table-cell>
          <table:table-cell office:value-type="float" office:value="0.00060573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75069" calcext:value-type="float">
            <text:p>0,575069</text:p>
          </table:table-cell>
          <table:table-cell office:value-type="float" office:value="0.00060573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75848" calcext:value-type="float">
            <text:p>0,575848</text:p>
          </table:table-cell>
          <table:table-cell office:value-type="float" office:value="0.0006057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76653" calcext:value-type="float">
            <text:p>0,576653</text:p>
          </table:table-cell>
          <table:table-cell office:value-type="float" office:value="0.000605731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77487" calcext:value-type="float">
            <text:p>0,577487</text:p>
          </table:table-cell>
          <table:table-cell office:value-type="float" office:value="0.000605730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78353" calcext:value-type="float">
            <text:p>0,578353</text:p>
          </table:table-cell>
          <table:table-cell office:value-type="float" office:value="0.000605729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79294" calcext:value-type="float">
            <text:p>0,579294</text:p>
          </table:table-cell>
          <table:table-cell office:value-type="float" office:value="0.000605728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8028" calcext:value-type="float">
            <text:p>0,58028</text:p>
          </table:table-cell>
          <table:table-cell office:value-type="float" office:value="0.00060572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81219" calcext:value-type="float">
            <text:p>0,581219</text:p>
          </table:table-cell>
          <table:table-cell office:value-type="float" office:value="0.000605727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82114" calcext:value-type="float">
            <text:p>0,582114</text:p>
          </table:table-cell>
          <table:table-cell office:value-type="float" office:value="0.000605726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83008" calcext:value-type="float">
            <text:p>0,583008</text:p>
          </table:table-cell>
          <table:table-cell office:value-type="float" office:value="0.000605725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83857" calcext:value-type="float">
            <text:p>0,583857</text:p>
          </table:table-cell>
          <table:table-cell office:value-type="float" office:value="0.000605724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84707" calcext:value-type="float">
            <text:p>0,584707</text:p>
          </table:table-cell>
          <table:table-cell office:value-type="float" office:value="0.000605723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85557" calcext:value-type="float">
            <text:p>0,585557</text:p>
          </table:table-cell>
          <table:table-cell office:value-type="float" office:value="0.000605722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86406" calcext:value-type="float">
            <text:p>0,586406</text:p>
          </table:table-cell>
          <table:table-cell office:value-type="float" office:value="0.000605721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87206" calcext:value-type="float">
            <text:p>0,587206</text:p>
          </table:table-cell>
          <table:table-cell office:value-type="float" office:value="0.000605720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88006" calcext:value-type="float">
            <text:p>0,588006</text:p>
          </table:table-cell>
          <table:table-cell office:value-type="float" office:value="0.00060571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88805" calcext:value-type="float">
            <text:p>0,588805</text:p>
          </table:table-cell>
          <table:table-cell office:value-type="float" office:value="0.000605718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89605" calcext:value-type="float">
            <text:p>0,589605</text:p>
          </table:table-cell>
          <table:table-cell office:value-type="float" office:value="0.00060571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90404" calcext:value-type="float">
            <text:p>0,590404</text:p>
          </table:table-cell>
          <table:table-cell office:value-type="float" office:value="0.000605715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91204" calcext:value-type="float">
            <text:p>0,591204</text:p>
          </table:table-cell>
          <table:table-cell office:value-type="float" office:value="0.000605714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92004" calcext:value-type="float">
            <text:p>0,592004</text:p>
          </table:table-cell>
          <table:table-cell office:value-type="float" office:value="0.000605713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92731" calcext:value-type="float">
            <text:p>0,592731</text:p>
          </table:table-cell>
          <table:table-cell office:value-type="float" office:value="0.000605712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93458" calcext:value-type="float">
            <text:p>0,593458</text:p>
          </table:table-cell>
          <table:table-cell office:value-type="float" office:value="0.00060571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94112" calcext:value-type="float">
            <text:p>0,594112</text:p>
          </table:table-cell>
          <table:table-cell office:value-type="float" office:value="0.000605709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94766" calcext:value-type="float">
            <text:p>0,594766</text:p>
          </table:table-cell>
          <table:table-cell office:value-type="float" office:value="0.000605708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95348" calcext:value-type="float">
            <text:p>0,595348</text:p>
          </table:table-cell>
          <table:table-cell office:value-type="float" office:value="0.00060570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95929" calcext:value-type="float">
            <text:p>0,595929</text:p>
          </table:table-cell>
          <table:table-cell office:value-type="float" office:value="0.000605707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96511" calcext:value-type="float">
            <text:p>0,596511</text:p>
          </table:table-cell>
          <table:table-cell office:value-type="float" office:value="0.000605706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97009" calcext:value-type="float">
            <text:p>0,597009</text:p>
          </table:table-cell>
          <table:table-cell office:value-type="float" office:value="0.000605705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97508" calcext:value-type="float">
            <text:p>0,597508</text:p>
          </table:table-cell>
          <table:table-cell office:value-type="float" office:value="0.000605704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98006" calcext:value-type="float">
            <text:p>0,598006</text:p>
          </table:table-cell>
          <table:table-cell office:value-type="float" office:value="0.000605704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98505" calcext:value-type="float">
            <text:p>0,598505</text:p>
          </table:table-cell>
          <table:table-cell office:value-type="float" office:value="0.000605703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99003" calcext:value-type="float">
            <text:p>0,599003</text:p>
          </table:table-cell>
          <table:table-cell office:value-type="float" office:value="0.00060570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99335" calcext:value-type="float">
            <text:p>0,599335</text:p>
          </table:table-cell>
          <table:table-cell office:value-type="float" office:value="0.000605702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599668" calcext:value-type="float">
            <text:p>0,599668</text:p>
          </table:table-cell>
          <table:table-cell office:value-type="float" office:value="0.000605701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00605701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0376" calcext:value-type="float">
            <text:p>0,600376</text:p>
          </table:table-cell>
          <table:table-cell office:value-type="float" office:value="0.000605700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0793" calcext:value-type="float">
            <text:p>0,600793</text:p>
          </table:table-cell>
          <table:table-cell office:value-type="float" office:value="0.000605700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1225" calcext:value-type="float">
            <text:p>0,601225</text:p>
          </table:table-cell>
          <table:table-cell office:value-type="float" office:value="0.000605699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1645" calcext:value-type="float">
            <text:p>0,601645</text:p>
          </table:table-cell>
          <table:table-cell office:value-type="float" office:value="0.00060569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2058" calcext:value-type="float">
            <text:p>0,602058</text:p>
          </table:table-cell>
          <table:table-cell office:value-type="float" office:value="0.000605698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2468" calcext:value-type="float">
            <text:p>0,602468</text:p>
          </table:table-cell>
          <table:table-cell office:value-type="float" office:value="0.000605698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2874" calcext:value-type="float">
            <text:p>0,602874</text:p>
          </table:table-cell>
          <table:table-cell office:value-type="float" office:value="0.000605697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3277" calcext:value-type="float">
            <text:p>0,603277</text:p>
          </table:table-cell>
          <table:table-cell office:value-type="float" office:value="0.000605697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368" calcext:value-type="float">
            <text:p>0,60368</text:p>
          </table:table-cell>
          <table:table-cell office:value-type="float" office:value="0.000605697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4083" calcext:value-type="float">
            <text:p>0,604083</text:p>
          </table:table-cell>
          <table:table-cell office:value-type="float" office:value="0.000605696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4493" calcext:value-type="float">
            <text:p>0,604493</text:p>
          </table:table-cell>
          <table:table-cell office:value-type="float" office:value="0.000605696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4906" calcext:value-type="float">
            <text:p>0,604906</text:p>
          </table:table-cell>
          <table:table-cell office:value-type="float" office:value="0.000605695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5328" calcext:value-type="float">
            <text:p>0,605328</text:p>
          </table:table-cell>
          <table:table-cell office:value-type="float" office:value="0.000605695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5753" calcext:value-type="float">
            <text:p>0,605753</text:p>
          </table:table-cell>
          <table:table-cell office:value-type="float" office:value="0.000605695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6187" calcext:value-type="float">
            <text:p>0,606187</text:p>
          </table:table-cell>
          <table:table-cell office:value-type="float" office:value="0.000605694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6612" calcext:value-type="float">
            <text:p>0,606612</text:p>
          </table:table-cell>
          <table:table-cell office:value-type="float" office:value="0.000605694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7038" calcext:value-type="float">
            <text:p>0,607038</text:p>
          </table:table-cell>
          <table:table-cell office:value-type="float" office:value="0.000605693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7467" calcext:value-type="float">
            <text:p>0,607467</text:p>
          </table:table-cell>
          <table:table-cell office:value-type="float" office:value="0.000605693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7897" calcext:value-type="float">
            <text:p>0,607897</text:p>
          </table:table-cell>
          <table:table-cell office:value-type="float" office:value="0.0006056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8327" calcext:value-type="float">
            <text:p>0,608327</text:p>
          </table:table-cell>
          <table:table-cell office:value-type="float" office:value="0.000605692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8761" calcext:value-type="float">
            <text:p>0,608761</text:p>
          </table:table-cell>
          <table:table-cell office:value-type="float" office:value="0.000605692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9195" calcext:value-type="float">
            <text:p>0,609195</text:p>
          </table:table-cell>
          <table:table-cell office:value-type="float" office:value="0.00060569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09629" calcext:value-type="float">
            <text:p>0,609629</text:p>
          </table:table-cell>
          <table:table-cell office:value-type="float" office:value="0.000605691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0068" calcext:value-type="float">
            <text:p>0,610068</text:p>
          </table:table-cell>
          <table:table-cell office:value-type="float" office:value="0.000605691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0507" calcext:value-type="float">
            <text:p>0,610507</text:p>
          </table:table-cell>
          <table:table-cell office:value-type="float" office:value="0.000605690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0945" calcext:value-type="float">
            <text:p>0,610945</text:p>
          </table:table-cell>
          <table:table-cell office:value-type="float" office:value="0.000605690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1389" calcext:value-type="float">
            <text:p>0,611389</text:p>
          </table:table-cell>
          <table:table-cell office:value-type="float" office:value="0.0006056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1833" calcext:value-type="float">
            <text:p>0,611833</text:p>
          </table:table-cell>
          <table:table-cell office:value-type="float" office:value="0.000605689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2277" calcext:value-type="float">
            <text:p>0,612277</text:p>
          </table:table-cell>
          <table:table-cell office:value-type="float" office:value="0.000605689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2726" calcext:value-type="float">
            <text:p>0,612726</text:p>
          </table:table-cell>
          <table:table-cell office:value-type="float" office:value="0.000605688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3192" calcext:value-type="float">
            <text:p>0,613192</text:p>
          </table:table-cell>
          <table:table-cell office:value-type="float" office:value="0.000605688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367" calcext:value-type="float">
            <text:p>0,61367</text:p>
          </table:table-cell>
          <table:table-cell office:value-type="float" office:value="0.000605687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4154" calcext:value-type="float">
            <text:p>0,614154</text:p>
          </table:table-cell>
          <table:table-cell office:value-type="float" office:value="0.000605687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4652" calcext:value-type="float">
            <text:p>0,614652</text:p>
          </table:table-cell>
          <table:table-cell office:value-type="float" office:value="0.000605686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5157" calcext:value-type="float">
            <text:p>0,615157</text:p>
          </table:table-cell>
          <table:table-cell office:value-type="float" office:value="0.000605686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5662" calcext:value-type="float">
            <text:p>0,615662</text:p>
          </table:table-cell>
          <table:table-cell office:value-type="float" office:value="0.000605685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6167" calcext:value-type="float">
            <text:p>0,616167</text:p>
          </table:table-cell>
          <table:table-cell office:value-type="float" office:value="0.00060568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668" calcext:value-type="float">
            <text:p>0,61668</text:p>
          </table:table-cell>
          <table:table-cell office:value-type="float" office:value="0.000605684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7185" calcext:value-type="float">
            <text:p>0,617185</text:p>
          </table:table-cell>
          <table:table-cell office:value-type="float" office:value="0.000605683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7689" calcext:value-type="float">
            <text:p>0,617689</text:p>
          </table:table-cell>
          <table:table-cell office:value-type="float" office:value="0.000605683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8202" calcext:value-type="float">
            <text:p>0,618202</text:p>
          </table:table-cell>
          <table:table-cell office:value-type="float" office:value="0.000605682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8723" calcext:value-type="float">
            <text:p>0,618723</text:p>
          </table:table-cell>
          <table:table-cell office:value-type="float" office:value="0.000605681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9245" calcext:value-type="float">
            <text:p>0,619245</text:p>
          </table:table-cell>
          <table:table-cell office:value-type="float" office:value="0.00060568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19766" calcext:value-type="float">
            <text:p>0,619766</text:p>
          </table:table-cell>
          <table:table-cell office:value-type="float" office:value="0.000605680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0278" calcext:value-type="float">
            <text:p>0,620278</text:p>
          </table:table-cell>
          <table:table-cell office:value-type="float" office:value="0.000605679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0791" calcext:value-type="float">
            <text:p>0,620791</text:p>
          </table:table-cell>
          <table:table-cell office:value-type="float" office:value="0.000605678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1295" calcext:value-type="float">
            <text:p>0,621295</text:p>
          </table:table-cell>
          <table:table-cell office:value-type="float" office:value="0.000605677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1789" calcext:value-type="float">
            <text:p>0,621789</text:p>
          </table:table-cell>
          <table:table-cell office:value-type="float" office:value="0.000605676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2284" calcext:value-type="float">
            <text:p>0,622284</text:p>
          </table:table-cell>
          <table:table-cell office:value-type="float" office:value="0.000605675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2779" calcext:value-type="float">
            <text:p>0,622779</text:p>
          </table:table-cell>
          <table:table-cell office:value-type="float" office:value="0.000605674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3274" calcext:value-type="float">
            <text:p>0,623274</text:p>
          </table:table-cell>
          <table:table-cell office:value-type="float" office:value="0.000605673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3769" calcext:value-type="float">
            <text:p>0,623769</text:p>
          </table:table-cell>
          <table:table-cell office:value-type="float" office:value="0.00060567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4274" calcext:value-type="float">
            <text:p>0,624274</text:p>
          </table:table-cell>
          <table:table-cell office:value-type="float" office:value="0.000605671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4768" calcext:value-type="float">
            <text:p>0,624768</text:p>
          </table:table-cell>
          <table:table-cell office:value-type="float" office:value="0.000605670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5263" calcext:value-type="float">
            <text:p>0,625263</text:p>
          </table:table-cell>
          <table:table-cell office:value-type="float" office:value="0.000605669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5758" calcext:value-type="float">
            <text:p>0,625758</text:p>
          </table:table-cell>
          <table:table-cell office:value-type="float" office:value="0.000605667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6263" calcext:value-type="float">
            <text:p>0,626263</text:p>
          </table:table-cell>
          <table:table-cell office:value-type="float" office:value="0.000605666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6779" calcext:value-type="float">
            <text:p>0,626779</text:p>
          </table:table-cell>
          <table:table-cell office:value-type="float" office:value="0.000605665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7307" calcext:value-type="float">
            <text:p>0,627307</text:p>
          </table:table-cell>
          <table:table-cell office:value-type="float" office:value="0.000605664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7834" calcext:value-type="float">
            <text:p>0,627834</text:p>
          </table:table-cell>
          <table:table-cell office:value-type="float" office:value="0.000605662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8375" calcext:value-type="float">
            <text:p>0,628375</text:p>
          </table:table-cell>
          <table:table-cell office:value-type="float" office:value="0.000605661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8929" calcext:value-type="float">
            <text:p>0,628929</text:p>
          </table:table-cell>
          <table:table-cell office:value-type="float" office:value="0.0006056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29484" calcext:value-type="float">
            <text:p>0,629484</text:p>
          </table:table-cell>
          <table:table-cell office:value-type="float" office:value="0.000605658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30054" calcext:value-type="float">
            <text:p>0,630054</text:p>
          </table:table-cell>
          <table:table-cell office:value-type="float" office:value="0.000605657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30624" calcext:value-type="float">
            <text:p>0,630624</text:p>
          </table:table-cell>
          <table:table-cell office:value-type="float" office:value="0.000605655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31211" calcext:value-type="float">
            <text:p>0,631211</text:p>
          </table:table-cell>
          <table:table-cell office:value-type="float" office:value="0.000605654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31817" calcext:value-type="float">
            <text:p>0,631817</text:p>
          </table:table-cell>
          <table:table-cell office:value-type="float" office:value="0.000605653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32423" calcext:value-type="float">
            <text:p>0,632423</text:p>
          </table:table-cell>
          <table:table-cell office:value-type="float" office:value="0.000605651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33051" calcext:value-type="float">
            <text:p>0,633051</text:p>
          </table:table-cell>
          <table:table-cell office:value-type="float" office:value="0.000605650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33679" calcext:value-type="float">
            <text:p>0,633679</text:p>
          </table:table-cell>
          <table:table-cell office:value-type="float" office:value="0.000605648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34331" calcext:value-type="float">
            <text:p>0,634331</text:p>
          </table:table-cell>
          <table:table-cell office:value-type="float" office:value="0.000605647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34984" calcext:value-type="float">
            <text:p>0,634984</text:p>
          </table:table-cell>
          <table:table-cell office:value-type="float" office:value="0.000605645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35667" calcext:value-type="float">
            <text:p>0,635667</text:p>
          </table:table-cell>
          <table:table-cell office:value-type="float" office:value="0.000605644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36349" calcext:value-type="float">
            <text:p>0,636349</text:p>
          </table:table-cell>
          <table:table-cell office:value-type="float" office:value="0.000605642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37032" calcext:value-type="float">
            <text:p>0,637032</text:p>
          </table:table-cell>
          <table:table-cell office:value-type="float" office:value="0.000605641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37752" calcext:value-type="float">
            <text:p>0,637752</text:p>
          </table:table-cell>
          <table:table-cell office:value-type="float" office:value="0.000605639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38473" calcext:value-type="float">
            <text:p>0,638473</text:p>
          </table:table-cell>
          <table:table-cell office:value-type="float" office:value="0.000605638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39193" calcext:value-type="float">
            <text:p>0,639193</text:p>
          </table:table-cell>
          <table:table-cell office:value-type="float" office:value="0.000605636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39914" calcext:value-type="float">
            <text:p>0,639914</text:p>
          </table:table-cell>
          <table:table-cell office:value-type="float" office:value="0.000605635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4069" calcext:value-type="float">
            <text:p>0,64069</text:p>
          </table:table-cell>
          <table:table-cell office:value-type="float" office:value="0.000605633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41465" calcext:value-type="float">
            <text:p>0,641465</text:p>
          </table:table-cell>
          <table:table-cell office:value-type="float" office:value="0.000605632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42241" calcext:value-type="float">
            <text:p>0,642241</text:p>
          </table:table-cell>
          <table:table-cell office:value-type="float" office:value="0.000605630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43017" calcext:value-type="float">
            <text:p>0,643017</text:p>
          </table:table-cell>
          <table:table-cell office:value-type="float" office:value="0.000605629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43793" calcext:value-type="float">
            <text:p>0,643793</text:p>
          </table:table-cell>
          <table:table-cell office:value-type="float" office:value="0.000605628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44569" calcext:value-type="float">
            <text:p>0,644569</text:p>
          </table:table-cell>
          <table:table-cell office:value-type="float" office:value="0.0006056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45345" calcext:value-type="float">
            <text:p>0,645345</text:p>
          </table:table-cell>
          <table:table-cell office:value-type="float" office:value="0.000605625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46121" calcext:value-type="float">
            <text:p>0,646121</text:p>
          </table:table-cell>
          <table:table-cell office:value-type="float" office:value="0.000605624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46897" calcext:value-type="float">
            <text:p>0,646897</text:p>
          </table:table-cell>
          <table:table-cell office:value-type="float" office:value="0.00060562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47672" calcext:value-type="float">
            <text:p>0,647672</text:p>
          </table:table-cell>
          <table:table-cell office:value-type="float" office:value="0.000605622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48448" calcext:value-type="float">
            <text:p>0,648448</text:p>
          </table:table-cell>
          <table:table-cell office:value-type="float" office:value="0.000605621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49224" calcext:value-type="float">
            <text:p>0,649224</text:p>
          </table:table-cell>
          <table:table-cell office:value-type="float" office:value="0.000605620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49612" calcext:value-type="float">
            <text:p>0,649612</text:p>
          </table:table-cell>
          <table:table-cell office:value-type="float" office:value="0.000605619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0060561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50463" calcext:value-type="float">
            <text:p>0,650463</text:p>
          </table:table-cell>
          <table:table-cell office:value-type="float" office:value="0.000605618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51001" calcext:value-type="float">
            <text:p>0,651001</text:p>
          </table:table-cell>
          <table:table-cell office:value-type="float" office:value="0.000605618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51614" calcext:value-type="float">
            <text:p>0,651614</text:p>
          </table:table-cell>
          <table:table-cell office:value-type="float" office:value="0.000605617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52295" calcext:value-type="float">
            <text:p>0,652295</text:p>
          </table:table-cell>
          <table:table-cell office:value-type="float" office:value="0.000605616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53029" calcext:value-type="float">
            <text:p>0,653029</text:p>
          </table:table-cell>
          <table:table-cell office:value-type="float" office:value="0.000605615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53752" calcext:value-type="float">
            <text:p>0,653752</text:p>
          </table:table-cell>
          <table:table-cell office:value-type="float" office:value="0.00060561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54486" calcext:value-type="float">
            <text:p>0,654486</text:p>
          </table:table-cell>
          <table:table-cell office:value-type="float" office:value="0.000605614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5522" calcext:value-type="float">
            <text:p>0,65522</text:p>
          </table:table-cell>
          <table:table-cell office:value-type="float" office:value="0.00060561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55942" calcext:value-type="float">
            <text:p>0,655942</text:p>
          </table:table-cell>
          <table:table-cell office:value-type="float" office:value="0.000605612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56665" calcext:value-type="float">
            <text:p>0,656665</text:p>
          </table:table-cell>
          <table:table-cell office:value-type="float" office:value="0.000605612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57387" calcext:value-type="float">
            <text:p>0,657387</text:p>
          </table:table-cell>
          <table:table-cell office:value-type="float" office:value="0.000605611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58122" calcext:value-type="float">
            <text:p>0,658122</text:p>
          </table:table-cell>
          <table:table-cell office:value-type="float" office:value="0.000605610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58869" calcext:value-type="float">
            <text:p>0,658869</text:p>
          </table:table-cell>
          <table:table-cell office:value-type="float" office:value="0.000605610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59604" calcext:value-type="float">
            <text:p>0,659604</text:p>
          </table:table-cell>
          <table:table-cell office:value-type="float" office:value="0.000605609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60352" calcext:value-type="float">
            <text:p>0,660352</text:p>
          </table:table-cell>
          <table:table-cell office:value-type="float" office:value="0.000605609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61114" calcext:value-type="float">
            <text:p>0,661114</text:p>
          </table:table-cell>
          <table:table-cell office:value-type="float" office:value="0.000605608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61892" calcext:value-type="float">
            <text:p>0,661892</text:p>
          </table:table-cell>
          <table:table-cell office:value-type="float" office:value="0.000605607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62686" calcext:value-type="float">
            <text:p>0,662686</text:p>
          </table:table-cell>
          <table:table-cell office:value-type="float" office:value="0.000605607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63515" calcext:value-type="float">
            <text:p>0,663515</text:p>
          </table:table-cell>
          <table:table-cell office:value-type="float" office:value="0.000605606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64384" calcext:value-type="float">
            <text:p>0,664384</text:p>
          </table:table-cell>
          <table:table-cell office:value-type="float" office:value="0.000605606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65297" calcext:value-type="float">
            <text:p>0,665297</text:p>
          </table:table-cell>
          <table:table-cell office:value-type="float" office:value="0.000605605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66235" calcext:value-type="float">
            <text:p>0,666235</text:p>
          </table:table-cell>
          <table:table-cell office:value-type="float" office:value="0.000605605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67228" calcext:value-type="float">
            <text:p>0,667228</text:p>
          </table:table-cell>
          <table:table-cell office:value-type="float" office:value="0.000605604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68252" calcext:value-type="float">
            <text:p>0,668252</text:p>
          </table:table-cell>
          <table:table-cell office:value-type="float" office:value="0.000605604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69276" calcext:value-type="float">
            <text:p>0,669276</text:p>
          </table:table-cell>
          <table:table-cell office:value-type="float" office:value="0.000605603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70301" calcext:value-type="float">
            <text:p>0,670301</text:p>
          </table:table-cell>
          <table:table-cell office:value-type="float" office:value="0.000605603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71361" calcext:value-type="float">
            <text:p>0,671361</text:p>
          </table:table-cell>
          <table:table-cell office:value-type="float" office:value="0.000605602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72384" calcext:value-type="float">
            <text:p>0,672384</text:p>
          </table:table-cell>
          <table:table-cell office:value-type="float" office:value="0.000605602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7337" calcext:value-type="float">
            <text:p>0,67337</text:p>
          </table:table-cell>
          <table:table-cell office:value-type="float" office:value="0.000605601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74289" calcext:value-type="float">
            <text:p>0,674289</text:p>
          </table:table-cell>
          <table:table-cell office:value-type="float" office:value="0.000605601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75175" calcext:value-type="float">
            <text:p>0,675175</text:p>
          </table:table-cell>
          <table:table-cell office:value-type="float" office:value="0.000605601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76062" calcext:value-type="float">
            <text:p>0,676062</text:p>
          </table:table-cell>
          <table:table-cell office:value-type="float" office:value="0.000605600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76948" calcext:value-type="float">
            <text:p>0,676948</text:p>
          </table:table-cell>
          <table:table-cell office:value-type="float" office:value="0.000605600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77835" calcext:value-type="float">
            <text:p>0,677835</text:p>
          </table:table-cell>
          <table:table-cell office:value-type="float" office:value="0.000605600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78722" calcext:value-type="float">
            <text:p>0,678722</text:p>
          </table:table-cell>
          <table:table-cell office:value-type="float" office:value="0.000605600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79647" calcext:value-type="float">
            <text:p>0,679647</text:p>
          </table:table-cell>
          <table:table-cell office:value-type="float" office:value="0.000605599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80572" calcext:value-type="float">
            <text:p>0,680572</text:p>
          </table:table-cell>
          <table:table-cell office:value-type="float" office:value="0.000605599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81497" calcext:value-type="float">
            <text:p>0,681497</text:p>
          </table:table-cell>
          <table:table-cell office:value-type="float" office:value="0.00060559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82471" calcext:value-type="float">
            <text:p>0,682471</text:p>
          </table:table-cell>
          <table:table-cell office:value-type="float" office:value="0.000605599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83502" calcext:value-type="float">
            <text:p>0,683502</text:p>
          </table:table-cell>
          <table:table-cell office:value-type="float" office:value="0.000605598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84533" calcext:value-type="float">
            <text:p>0,684533</text:p>
          </table:table-cell>
          <table:table-cell office:value-type="float" office:value="0.000605598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85564" calcext:value-type="float">
            <text:p>0,685564</text:p>
          </table:table-cell>
          <table:table-cell office:value-type="float" office:value="0.000605598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86595" calcext:value-type="float">
            <text:p>0,686595</text:p>
          </table:table-cell>
          <table:table-cell office:value-type="float" office:value="0.000605598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87712" calcext:value-type="float">
            <text:p>0,687712</text:p>
          </table:table-cell>
          <table:table-cell office:value-type="float" office:value="0.000605597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88829" calcext:value-type="float">
            <text:p>0,688829</text:p>
          </table:table-cell>
          <table:table-cell office:value-type="float" office:value="0.000605597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89947" calcext:value-type="float">
            <text:p>0,689947</text:p>
          </table:table-cell>
          <table:table-cell office:value-type="float" office:value="0.000605597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91064" calcext:value-type="float">
            <text:p>0,691064</text:p>
          </table:table-cell>
          <table:table-cell office:value-type="float" office:value="0.000605597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92181" calcext:value-type="float">
            <text:p>0,692181</text:p>
          </table:table-cell>
          <table:table-cell office:value-type="float" office:value="0.000605596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93298" calcext:value-type="float">
            <text:p>0,693298</text:p>
          </table:table-cell>
          <table:table-cell office:value-type="float" office:value="0.000605596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94255" calcext:value-type="float">
            <text:p>0,694255</text:p>
          </table:table-cell>
          <table:table-cell office:value-type="float" office:value="0.000605596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95213" calcext:value-type="float">
            <text:p>0,695213</text:p>
          </table:table-cell>
          <table:table-cell office:value-type="float" office:value="0.000605596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9617" calcext:value-type="float">
            <text:p>0,69617</text:p>
          </table:table-cell>
          <table:table-cell office:value-type="float" office:value="0.000605596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97128" calcext:value-type="float">
            <text:p>0,697128</text:p>
          </table:table-cell>
          <table:table-cell office:value-type="float" office:value="0.000605596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98085" calcext:value-type="float">
            <text:p>0,698085</text:p>
          </table:table-cell>
          <table:table-cell office:value-type="float" office:value="0.00060559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699043" calcext:value-type="float">
            <text:p>0,699043</text:p>
          </table:table-cell>
          <table:table-cell office:value-type="float" office:value="0.000605595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00605595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00962" calcext:value-type="float">
            <text:p>0,700962</text:p>
          </table:table-cell>
          <table:table-cell office:value-type="float" office:value="0.000605595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01905" calcext:value-type="float">
            <text:p>0,701905</text:p>
          </table:table-cell>
          <table:table-cell office:value-type="float" office:value="0.000605595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02848" calcext:value-type="float">
            <text:p>0,702848</text:p>
          </table:table-cell>
          <table:table-cell office:value-type="float" office:value="0.000605595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03772" calcext:value-type="float">
            <text:p>0,703772</text:p>
          </table:table-cell>
          <table:table-cell office:value-type="float" office:value="0.000605595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04697" calcext:value-type="float">
            <text:p>0,704697</text:p>
          </table:table-cell>
          <table:table-cell office:value-type="float" office:value="0.000605595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05621" calcext:value-type="float">
            <text:p>0,705621</text:p>
          </table:table-cell>
          <table:table-cell office:value-type="float" office:value="0.000605595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06546" calcext:value-type="float">
            <text:p>0,706546</text:p>
          </table:table-cell>
          <table:table-cell office:value-type="float" office:value="0.000605595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0747" calcext:value-type="float">
            <text:p>0,70747</text:p>
          </table:table-cell>
          <table:table-cell office:value-type="float" office:value="0.00060559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08395" calcext:value-type="float">
            <text:p>0,708395</text:p>
          </table:table-cell>
          <table:table-cell office:value-type="float" office:value="0.000605594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09363" calcext:value-type="float">
            <text:p>0,709363</text:p>
          </table:table-cell>
          <table:table-cell office:value-type="float" office:value="0.000605594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10354" calcext:value-type="float">
            <text:p>0,710354</text:p>
          </table:table-cell>
          <table:table-cell office:value-type="float" office:value="0.000605594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1137" calcext:value-type="float">
            <text:p>0,71137</text:p>
          </table:table-cell>
          <table:table-cell office:value-type="float" office:value="0.000605594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12387" calcext:value-type="float">
            <text:p>0,712387</text:p>
          </table:table-cell>
          <table:table-cell office:value-type="float" office:value="0.000605594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13432" calcext:value-type="float">
            <text:p>0,713432</text:p>
          </table:table-cell>
          <table:table-cell office:value-type="float" office:value="0.000605594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14507" calcext:value-type="float">
            <text:p>0,714507</text:p>
          </table:table-cell>
          <table:table-cell office:value-type="float" office:value="0.000605594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15583" calcext:value-type="float">
            <text:p>0,715583</text:p>
          </table:table-cell>
          <table:table-cell office:value-type="float" office:value="0.000605594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16658" calcext:value-type="float">
            <text:p>0,716658</text:p>
          </table:table-cell>
          <table:table-cell office:value-type="float" office:value="0.000605594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1777" calcext:value-type="float">
            <text:p>0,71777</text:p>
          </table:table-cell>
          <table:table-cell office:value-type="float" office:value="0.000605594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18881" calcext:value-type="float">
            <text:p>0,718881</text:p>
          </table:table-cell>
          <table:table-cell office:value-type="float" office:value="0.000605594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20034" calcext:value-type="float">
            <text:p>0,720034</text:p>
          </table:table-cell>
          <table:table-cell office:value-type="float" office:value="0.00060559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21186" calcext:value-type="float">
            <text:p>0,721186</text:p>
          </table:table-cell>
          <table:table-cell office:value-type="float" office:value="0.00060559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22339" calcext:value-type="float">
            <text:p>0,722339</text:p>
          </table:table-cell>
          <table:table-cell office:value-type="float" office:value="0.000605593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23491" calcext:value-type="float">
            <text:p>0,723491</text:p>
          </table:table-cell>
          <table:table-cell office:value-type="float" office:value="0.000605593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24696" calcext:value-type="float">
            <text:p>0,724696</text:p>
          </table:table-cell>
          <table:table-cell office:value-type="float" office:value="0.000605593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25901" calcext:value-type="float">
            <text:p>0,725901</text:p>
          </table:table-cell>
          <table:table-cell office:value-type="float" office:value="0.000605593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27106" calcext:value-type="float">
            <text:p>0,727106</text:p>
          </table:table-cell>
          <table:table-cell office:value-type="float" office:value="0.000605593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28311" calcext:value-type="float">
            <text:p>0,728311</text:p>
          </table:table-cell>
          <table:table-cell office:value-type="float" office:value="0.000605593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29516" calcext:value-type="float">
            <text:p>0,729516</text:p>
          </table:table-cell>
          <table:table-cell office:value-type="float" office:value="0.000605593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30721" calcext:value-type="float">
            <text:p>0,730721</text:p>
          </table:table-cell>
          <table:table-cell office:value-type="float" office:value="0.000605593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32006" calcext:value-type="float">
            <text:p>0,732006</text:p>
          </table:table-cell>
          <table:table-cell office:value-type="float" office:value="0.000605593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33291" calcext:value-type="float">
            <text:p>0,733291</text:p>
          </table:table-cell>
          <table:table-cell office:value-type="float" office:value="0.000605593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34577" calcext:value-type="float">
            <text:p>0,734577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35862" calcext:value-type="float">
            <text:p>0,735862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37147" calcext:value-type="float">
            <text:p>0,737147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38433" calcext:value-type="float">
            <text:p>0,738433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39718" calcext:value-type="float">
            <text:p>0,739718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41003" calcext:value-type="float">
            <text:p>0,741003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42288" calcext:value-type="float">
            <text:p>0,742288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43574" calcext:value-type="float">
            <text:p>0,743574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44859" calcext:value-type="float">
            <text:p>0,744859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46144" calcext:value-type="float">
            <text:p>0,746144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47429" calcext:value-type="float">
            <text:p>0,747429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48715" calcext:value-type="float">
            <text:p>0,748715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51351" calcext:value-type="float">
            <text:p>0,751351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52632" calcext:value-type="float">
            <text:p>0,752632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53846" calcext:value-type="float">
            <text:p>0,753846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5503" calcext:value-type="float">
            <text:p>0,75503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56154" calcext:value-type="float">
            <text:p>0,756154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5725" calcext:value-type="float">
            <text:p>0,75725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58293" calcext:value-type="float">
            <text:p>0,758293</text:p>
          </table:table-cell>
          <table:table-cell office:value-type="float" office:value="0.000605593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59286" calcext:value-type="float">
            <text:p>0,759286</text:p>
          </table:table-cell>
          <table:table-cell office:value-type="float" office:value="0.000605593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60233" calcext:value-type="float">
            <text:p>0,760233</text:p>
          </table:table-cell>
          <table:table-cell office:value-type="float" office:value="0.000605593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61157" calcext:value-type="float">
            <text:p>0,761157</text:p>
          </table:table-cell>
          <table:table-cell office:value-type="float" office:value="0.000605593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6204" calcext:value-type="float">
            <text:p>0,76204</text:p>
          </table:table-cell>
          <table:table-cell office:value-type="float" office:value="0.000605593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62903" calcext:value-type="float">
            <text:p>0,762903</text:p>
          </table:table-cell>
          <table:table-cell office:value-type="float" office:value="0.000605593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63727" calcext:value-type="float">
            <text:p>0,763727</text:p>
          </table:table-cell>
          <table:table-cell office:value-type="float" office:value="0.000605593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64516" calcext:value-type="float">
            <text:p>0,764516</text:p>
          </table:table-cell>
          <table:table-cell office:value-type="float" office:value="0.000605593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65287" calcext:value-type="float">
            <text:p>0,765287</text:p>
          </table:table-cell>
          <table:table-cell office:value-type="float" office:value="0.000605593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6601" calcext:value-type="float">
            <text:p>0,76601</text:p>
          </table:table-cell>
          <table:table-cell office:value-type="float" office:value="0.000605593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6669" calcext:value-type="float">
            <text:p>0,76669</text:p>
          </table:table-cell>
          <table:table-cell office:value-type="float" office:value="0.000605593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67343" calcext:value-type="float">
            <text:p>0,767343</text:p>
          </table:table-cell>
          <table:table-cell office:value-type="float" office:value="0.000605593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67948" calcext:value-type="float">
            <text:p>0,767948</text:p>
          </table:table-cell>
          <table:table-cell office:value-type="float" office:value="0.000605593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6852" calcext:value-type="float">
            <text:p>0,76852</text:p>
          </table:table-cell>
          <table:table-cell office:value-type="float" office:value="0.000605593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69063" calcext:value-type="float">
            <text:p>0,769063</text:p>
          </table:table-cell>
          <table:table-cell office:value-type="float" office:value="0.000605593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69579" calcext:value-type="float">
            <text:p>0,769579</text:p>
          </table:table-cell>
          <table:table-cell office:value-type="float" office:value="0.000605593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0077" calcext:value-type="float">
            <text:p>0,770077</text:p>
          </table:table-cell>
          <table:table-cell office:value-type="float" office:value="0.000605593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0568" calcext:value-type="float">
            <text:p>0,770568</text:p>
          </table:table-cell>
          <table:table-cell office:value-type="float" office:value="0.000605593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1035" calcext:value-type="float">
            <text:p>0,771035</text:p>
          </table:table-cell>
          <table:table-cell office:value-type="float" office:value="0.000605593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1488" calcext:value-type="float">
            <text:p>0,771488</text:p>
          </table:table-cell>
          <table:table-cell office:value-type="float" office:value="0.000605593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1933" calcext:value-type="float">
            <text:p>0,771933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2379" calcext:value-type="float">
            <text:p>0,772379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2847" calcext:value-type="float">
            <text:p>0,772847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3341" calcext:value-type="float">
            <text:p>0,773341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3874" calcext:value-type="float">
            <text:p>0,773874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4468" calcext:value-type="float">
            <text:p>0,774468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5035" calcext:value-type="float">
            <text:p>0,775035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5566" calcext:value-type="float">
            <text:p>0,775566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6075" calcext:value-type="float">
            <text:p>0,776075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6563" calcext:value-type="float">
            <text:p>0,776563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7052" calcext:value-type="float">
            <text:p>0,777052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7562" calcext:value-type="float">
            <text:p>0,777562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8096" calcext:value-type="float">
            <text:p>0,778096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863" calcext:value-type="float">
            <text:p>0,77863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9151" calcext:value-type="float">
            <text:p>0,779151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79686" calcext:value-type="float">
            <text:p>0,779686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80235" calcext:value-type="float">
            <text:p>0,780235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80816" calcext:value-type="float">
            <text:p>0,780816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81381" calcext:value-type="float">
            <text:p>0,781381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81962" calcext:value-type="float">
            <text:p>0,781962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82564" calcext:value-type="float">
            <text:p>0,782564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83186" calcext:value-type="float">
            <text:p>0,783186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83809" calcext:value-type="float">
            <text:p>0,783809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84457" calcext:value-type="float">
            <text:p>0,784457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85104" calcext:value-type="float">
            <text:p>0,785104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85752" calcext:value-type="float">
            <text:p>0,785752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864" calcext:value-type="float">
            <text:p>0,7864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87047" calcext:value-type="float">
            <text:p>0,787047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87695" calcext:value-type="float">
            <text:p>0,787695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8831" calcext:value-type="float">
            <text:p>0,78831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88895" calcext:value-type="float">
            <text:p>0,788895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89423" calcext:value-type="float">
            <text:p>0,789423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89927" calcext:value-type="float">
            <text:p>0,789927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0407" calcext:value-type="float">
            <text:p>0,790407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0886" calcext:value-type="float">
            <text:p>0,790886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1366" calcext:value-type="float">
            <text:p>0,791366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1821" calcext:value-type="float">
            <text:p>0,791821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2275" calcext:value-type="float">
            <text:p>0,792275</text:p>
          </table:table-cell>
          <table:table-cell office:value-type="float" office:value="0.000605593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2729" calcext:value-type="float">
            <text:p>0,792729</text:p>
          </table:table-cell>
          <table:table-cell office:value-type="float" office:value="0.000605593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3184" calcext:value-type="float">
            <text:p>0,793184</text:p>
          </table:table-cell>
          <table:table-cell office:value-type="float" office:value="0.000605593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3638" calcext:value-type="float">
            <text:p>0,793638</text:p>
          </table:table-cell>
          <table:table-cell office:value-type="float" office:value="0.000605593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4093" calcext:value-type="float">
            <text:p>0,794093</text:p>
          </table:table-cell>
          <table:table-cell office:value-type="float" office:value="0.000605593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4547" calcext:value-type="float">
            <text:p>0,794547</text:p>
          </table:table-cell>
          <table:table-cell office:value-type="float" office:value="0.000605593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5001" calcext:value-type="float">
            <text:p>0,795001</text:p>
          </table:table-cell>
          <table:table-cell office:value-type="float" office:value="0.000605593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5456" calcext:value-type="float">
            <text:p>0,795456</text:p>
          </table:table-cell>
          <table:table-cell office:value-type="float" office:value="0.000605593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591" calcext:value-type="float">
            <text:p>0,79591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6319" calcext:value-type="float">
            <text:p>0,796319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6728" calcext:value-type="float">
            <text:p>0,796728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7092" calcext:value-type="float">
            <text:p>0,797092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7455" calcext:value-type="float">
            <text:p>0,797455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7819" calcext:value-type="float">
            <text:p>0,797819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8182" calcext:value-type="float">
            <text:p>0,798182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8546" calcext:value-type="float">
            <text:p>0,798546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8909" calcext:value-type="float">
            <text:p>0,798909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9273" calcext:value-type="float">
            <text:p>0,799273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799636" calcext:value-type="float">
            <text:p>0,799636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0041" calcext:value-type="float">
            <text:p>0,80041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00869" calcext:value-type="float">
            <text:p>0,800869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01381" calcext:value-type="float">
            <text:p>0,801381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01953" calcext:value-type="float">
            <text:p>0,801953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02585" calcext:value-type="float">
            <text:p>0,802585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03226" calcext:value-type="float">
            <text:p>0,803226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03894" calcext:value-type="float">
            <text:p>0,803894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04572" calcext:value-type="float">
            <text:p>0,804572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05271" calcext:value-type="float">
            <text:p>0,805271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0597" calcext:value-type="float">
            <text:p>0,80597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06692" calcext:value-type="float">
            <text:p>0,806692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07426" calcext:value-type="float">
            <text:p>0,807426</text:p>
          </table:table-cell>
          <table:table-cell office:value-type="float" office:value="0.00060559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0816" calcext:value-type="float">
            <text:p>0,80816</text:p>
          </table:table-cell>
          <table:table-cell office:value-type="float" office:value="0.000605592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08907" calcext:value-type="float">
            <text:p>0,808907</text:p>
          </table:table-cell>
          <table:table-cell office:value-type="float" office:value="0.000605592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09668" calcext:value-type="float">
            <text:p>0,809668</text:p>
          </table:table-cell>
          <table:table-cell office:value-type="float" office:value="0.000605592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10429" calcext:value-type="float">
            <text:p>0,810429</text:p>
          </table:table-cell>
          <table:table-cell office:value-type="float" office:value="0.000605592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11205" calcext:value-type="float">
            <text:p>0,811205</text:p>
          </table:table-cell>
          <table:table-cell office:value-type="float" office:value="0.000605592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11996" calcext:value-type="float">
            <text:p>0,811996</text:p>
          </table:table-cell>
          <table:table-cell office:value-type="float" office:value="0.000605592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12788" calcext:value-type="float">
            <text:p>0,812788</text:p>
          </table:table-cell>
          <table:table-cell office:value-type="float" office:value="0.000605592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13597" calcext:value-type="float">
            <text:p>0,813597</text:p>
          </table:table-cell>
          <table:table-cell office:value-type="float" office:value="0.000605592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14406" calcext:value-type="float">
            <text:p>0,814406</text:p>
          </table:table-cell>
          <table:table-cell office:value-type="float" office:value="0.000605592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15197" calcext:value-type="float">
            <text:p>0,815197</text:p>
          </table:table-cell>
          <table:table-cell office:value-type="float" office:value="0.000605592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15988" calcext:value-type="float">
            <text:p>0,815988</text:p>
          </table:table-cell>
          <table:table-cell office:value-type="float" office:value="0.000605592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16761" calcext:value-type="float">
            <text:p>0,816761</text:p>
          </table:table-cell>
          <table:table-cell office:value-type="float" office:value="0.000605592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17534" calcext:value-type="float">
            <text:p>0,817534</text:p>
          </table:table-cell>
          <table:table-cell office:value-type="float" office:value="0.000605592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18307" calcext:value-type="float">
            <text:p>0,818307</text:p>
          </table:table-cell>
          <table:table-cell office:value-type="float" office:value="0.000605592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1908" calcext:value-type="float">
            <text:p>0,81908</text:p>
          </table:table-cell>
          <table:table-cell office:value-type="float" office:value="0.000605592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19853" calcext:value-type="float">
            <text:p>0,819853</text:p>
          </table:table-cell>
          <table:table-cell office:value-type="float" office:value="0.000605592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20626" calcext:value-type="float">
            <text:p>0,820626</text:p>
          </table:table-cell>
          <table:table-cell office:value-type="float" office:value="0.000605592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21399" calcext:value-type="float">
            <text:p>0,821399</text:p>
          </table:table-cell>
          <table:table-cell office:value-type="float" office:value="0.000605592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22193" calcext:value-type="float">
            <text:p>0,822193</text:p>
          </table:table-cell>
          <table:table-cell office:value-type="float" office:value="0.000605592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22988" calcext:value-type="float">
            <text:p>0,822988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23782" calcext:value-type="float">
            <text:p>0,823782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24602" calcext:value-type="float">
            <text:p>0,824602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25421" calcext:value-type="float">
            <text:p>0,825421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26269" calcext:value-type="float">
            <text:p>0,826269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27148" calcext:value-type="float">
            <text:p>0,827148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28026" calcext:value-type="float">
            <text:p>0,828026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28942" calcext:value-type="float">
            <text:p>0,828942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29858" calcext:value-type="float">
            <text:p>0,829858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30817" calcext:value-type="float">
            <text:p>0,830817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31776" calcext:value-type="float">
            <text:p>0,831776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32788" calcext:value-type="float">
            <text:p>0,832788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33745" calcext:value-type="float">
            <text:p>0,833745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34648" calcext:value-type="float">
            <text:p>0,834648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35501" calcext:value-type="float">
            <text:p>0,835501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36353" calcext:value-type="float">
            <text:p>0,836353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37156" calcext:value-type="float">
            <text:p>0,837156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37959" calcext:value-type="float">
            <text:p>0,837959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38762" calcext:value-type="float">
            <text:p>0,838762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39626" calcext:value-type="float">
            <text:p>0,839626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40491" calcext:value-type="float">
            <text:p>0,840491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41442" calcext:value-type="float">
            <text:p>0,841442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42393" calcext:value-type="float">
            <text:p>0,842393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43343" calcext:value-type="float">
            <text:p>0,843343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44294" calcext:value-type="float">
            <text:p>0,844294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45245" calcext:value-type="float">
            <text:p>0,845245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46196" calcext:value-type="float">
            <text:p>0,846196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47147" calcext:value-type="float">
            <text:p>0,847147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48098" calcext:value-type="float">
            <text:p>0,848098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49049" calcext:value-type="float">
            <text:p>0,849049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51042" calcext:value-type="float">
            <text:p>0,851042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5213" calcext:value-type="float">
            <text:p>0,85213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53193" calcext:value-type="float">
            <text:p>0,853193</text:p>
          </table:table-cell>
          <table:table-cell office:value-type="float" office:value="0.000605592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54282" calcext:value-type="float">
            <text:p>0,854282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55345" calcext:value-type="float">
            <text:p>0,855345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56408" calcext:value-type="float">
            <text:p>0,856408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57498" calcext:value-type="float">
            <text:p>0,857498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58561" calcext:value-type="float">
            <text:p>0,858561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59651" calcext:value-type="float">
            <text:p>0,859651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60713" calcext:value-type="float">
            <text:p>0,860713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61804" calcext:value-type="float">
            <text:p>0,861804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62896" calcext:value-type="float">
            <text:p>0,862896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63987" calcext:value-type="float">
            <text:p>0,863987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65078" calcext:value-type="float">
            <text:p>0,865078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6617" calcext:value-type="float">
            <text:p>0,86617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67261" calcext:value-type="float">
            <text:p>0,867261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68352" calcext:value-type="float">
            <text:p>0,868352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69482" calcext:value-type="float">
            <text:p>0,869482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70613" calcext:value-type="float">
            <text:p>0,870613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71743" calcext:value-type="float">
            <text:p>0,871743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7292" calcext:value-type="float">
            <text:p>0,87292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74098" calcext:value-type="float">
            <text:p>0,874098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75275" calcext:value-type="float">
            <text:p>0,875275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76452" calcext:value-type="float">
            <text:p>0,876452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7763" calcext:value-type="float">
            <text:p>0,87763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78873" calcext:value-type="float">
            <text:p>0,878873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80115" calcext:value-type="float">
            <text:p>0,880115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81358" calcext:value-type="float">
            <text:p>0,881358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82601" calcext:value-type="float">
            <text:p>0,882601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83939" calcext:value-type="float">
            <text:p>0,883939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85278" calcext:value-type="float">
            <text:p>0,885278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86616" calcext:value-type="float">
            <text:p>0,886616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87955" calcext:value-type="float">
            <text:p>0,887955</text:p>
          </table:table-cell>
          <table:table-cell office:value-type="float" office:value="0.0006055926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89293" calcext:value-type="float">
            <text:p>0,889293</text:p>
          </table:table-cell>
          <table:table-cell office:value-type="float" office:value="0.000605592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90631" calcext:value-type="float">
            <text:p>0,890631</text:p>
          </table:table-cell>
          <table:table-cell office:value-type="float" office:value="0.000605592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9197" calcext:value-type="float">
            <text:p>0,89197</text:p>
          </table:table-cell>
          <table:table-cell office:value-type="float" office:value="0.000605592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93308" calcext:value-type="float">
            <text:p>0,893308</text:p>
          </table:table-cell>
          <table:table-cell office:value-type="float" office:value="0.000605592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94646" calcext:value-type="float">
            <text:p>0,894646</text:p>
          </table:table-cell>
          <table:table-cell office:value-type="float" office:value="0.000605592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95985" calcext:value-type="float">
            <text:p>0,895985</text:p>
          </table:table-cell>
          <table:table-cell office:value-type="float" office:value="0.000605592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97323" calcext:value-type="float">
            <text:p>0,897323</text:p>
          </table:table-cell>
          <table:table-cell office:value-type="float" office:value="0.000605592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898662" calcext:value-type="float">
            <text:p>0,898662</text:p>
          </table:table-cell>
          <table:table-cell office:value-type="float" office:value="0.000605592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00605592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901429" calcext:value-type="float">
            <text:p>0,901429</text:p>
          </table:table-cell>
          <table:table-cell office:value-type="float" office:value="0.000605591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902741" calcext:value-type="float">
            <text:p>0,902741</text:p>
          </table:table-cell>
          <table:table-cell office:value-type="float" office:value="0.000605591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904019" calcext:value-type="float">
            <text:p>0,904019</text:p>
          </table:table-cell>
          <table:table-cell office:value-type="float" office:value="0.0006055903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905229" calcext:value-type="float">
            <text:p>0,905229</text:p>
          </table:table-cell>
          <table:table-cell office:value-type="float" office:value="0.0006055888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906439" calcext:value-type="float">
            <text:p>0,906439</text:p>
          </table:table-cell>
          <table:table-cell office:value-type="float" office:value="0.000605586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907649" calcext:value-type="float">
            <text:p>0,907649</text:p>
          </table:table-cell>
          <table:table-cell office:value-type="float" office:value="0.0006055825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908859" calcext:value-type="float">
            <text:p>0,908859</text:p>
          </table:table-cell>
          <table:table-cell office:value-type="float" office:value="0.0006055762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910069" calcext:value-type="float">
            <text:p>0,910069</text:p>
          </table:table-cell>
          <table:table-cell office:value-type="float" office:value="0.0006055674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911279" calcext:value-type="float">
            <text:p>0,911279</text:p>
          </table:table-cell>
          <table:table-cell office:value-type="float" office:value="0.0006055557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912528" calcext:value-type="float">
            <text:p>0,912528</text:p>
          </table:table-cell>
          <table:table-cell office:value-type="float" office:value="0.0006055401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913777" calcext:value-type="float">
            <text:p>0,913777</text:p>
          </table:table-cell>
          <table:table-cell office:value-type="float" office:value="0.0006055209" calcext:value-type="float">
            <text:p>6,06E-04</text:p>
          </table:table-cell>
          <table:table-cell table:number-columns-repeated="2"/>
        </table:table-row>
        <table:table-row table:style-name="ro1">
          <table:table-cell office:value-type="float" office:value="0.915026" calcext:value-type="float">
            <text:p>0,915026</text:p>
          </table:table-cell>
          <table:table-cell office:value-type="float" office:value="0.0006054988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16275" calcext:value-type="float">
            <text:p>0,916275</text:p>
          </table:table-cell>
          <table:table-cell office:value-type="float" office:value="0.0006054752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17572" calcext:value-type="float">
            <text:p>0,917572</text:p>
          </table:table-cell>
          <table:table-cell office:value-type="float" office:value="0.0006054511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18869" calcext:value-type="float">
            <text:p>0,918869</text:p>
          </table:table-cell>
          <table:table-cell office:value-type="float" office:value="0.0006054283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20115" calcext:value-type="float">
            <text:p>0,920115</text:p>
          </table:table-cell>
          <table:table-cell office:value-type="float" office:value="0.0006054082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2136" calcext:value-type="float">
            <text:p>0,92136</text:p>
          </table:table-cell>
          <table:table-cell office:value-type="float" office:value="0.0006053898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22605" calcext:value-type="float">
            <text:p>0,922605</text:p>
          </table:table-cell>
          <table:table-cell office:value-type="float" office:value="0.0006053732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2385" calcext:value-type="float">
            <text:p>0,92385</text:p>
          </table:table-cell>
          <table:table-cell office:value-type="float" office:value="0.0006053588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25095" calcext:value-type="float">
            <text:p>0,925095</text:p>
          </table:table-cell>
          <table:table-cell office:value-type="float" office:value="0.0006053463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26341" calcext:value-type="float">
            <text:p>0,926341</text:p>
          </table:table-cell>
          <table:table-cell office:value-type="float" office:value="0.0006053353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27586" calcext:value-type="float">
            <text:p>0,927586</text:p>
          </table:table-cell>
          <table:table-cell office:value-type="float" office:value="0.0006053256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28831" calcext:value-type="float">
            <text:p>0,928831</text:p>
          </table:table-cell>
          <table:table-cell office:value-type="float" office:value="0.0006053169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30007" calcext:value-type="float">
            <text:p>0,930007</text:p>
          </table:table-cell>
          <table:table-cell office:value-type="float" office:value="0.0006053095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31183" calcext:value-type="float">
            <text:p>0,931183</text:p>
          </table:table-cell>
          <table:table-cell office:value-type="float" office:value="0.0006053025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32359" calcext:value-type="float">
            <text:p>0,932359</text:p>
          </table:table-cell>
          <table:table-cell office:value-type="float" office:value="0.0006052959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33535" calcext:value-type="float">
            <text:p>0,933535</text:p>
          </table:table-cell>
          <table:table-cell office:value-type="float" office:value="0.0006052895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34711" calcext:value-type="float">
            <text:p>0,934711</text:p>
          </table:table-cell>
          <table:table-cell office:value-type="float" office:value="0.0006052834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35887" calcext:value-type="float">
            <text:p>0,935887</text:p>
          </table:table-cell>
          <table:table-cell office:value-type="float" office:value="0.0006052774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37063" calcext:value-type="float">
            <text:p>0,937063</text:p>
          </table:table-cell>
          <table:table-cell office:value-type="float" office:value="0.0006052715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3824" calcext:value-type="float">
            <text:p>0,93824</text:p>
          </table:table-cell>
          <table:table-cell office:value-type="float" office:value="0.0006052654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39416" calcext:value-type="float">
            <text:p>0,939416</text:p>
          </table:table-cell>
          <table:table-cell office:value-type="float" office:value="0.0006052591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40592" calcext:value-type="float">
            <text:p>0,940592</text:p>
          </table:table-cell>
          <table:table-cell office:value-type="float" office:value="0.0006052524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41768" calcext:value-type="float">
            <text:p>0,941768</text:p>
          </table:table-cell>
          <table:table-cell office:value-type="float" office:value="0.0006052455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42944" calcext:value-type="float">
            <text:p>0,942944</text:p>
          </table:table-cell>
          <table:table-cell office:value-type="float" office:value="0.0006052385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4412" calcext:value-type="float">
            <text:p>0,94412</text:p>
          </table:table-cell>
          <table:table-cell office:value-type="float" office:value="0.0006052314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45296" calcext:value-type="float">
            <text:p>0,945296</text:p>
          </table:table-cell>
          <table:table-cell office:value-type="float" office:value="0.0006052242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46472" calcext:value-type="float">
            <text:p>0,946472</text:p>
          </table:table-cell>
          <table:table-cell office:value-type="float" office:value="0.0006052169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47648" calcext:value-type="float">
            <text:p>0,947648</text:p>
          </table:table-cell>
          <table:table-cell office:value-type="float" office:value="0.0006052093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48824" calcext:value-type="float">
            <text:p>0,948824</text:p>
          </table:table-cell>
          <table:table-cell office:value-type="float" office:value="0.0006052012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0006051925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51282" calcext:value-type="float">
            <text:p>0,951282</text:p>
          </table:table-cell>
          <table:table-cell office:value-type="float" office:value="0.0006051825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52599" calcext:value-type="float">
            <text:p>0,952599</text:p>
          </table:table-cell>
          <table:table-cell office:value-type="float" office:value="0.0006051709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53953" calcext:value-type="float">
            <text:p>0,953953</text:p>
          </table:table-cell>
          <table:table-cell office:value-type="float" office:value="0.0006051566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55307" calcext:value-type="float">
            <text:p>0,955307</text:p>
          </table:table-cell>
          <table:table-cell office:value-type="float" office:value="0.0006051383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56662" calcext:value-type="float">
            <text:p>0,956662</text:p>
          </table:table-cell>
          <table:table-cell office:value-type="float" office:value="0.0006051156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58016" calcext:value-type="float">
            <text:p>0,958016</text:p>
          </table:table-cell>
          <table:table-cell office:value-type="float" office:value="0.0006050902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5937" calcext:value-type="float">
            <text:p>0,95937</text:p>
          </table:table-cell>
          <table:table-cell office:value-type="float" office:value="0.0006050626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60771" calcext:value-type="float">
            <text:p>0,960771</text:p>
          </table:table-cell>
          <table:table-cell office:value-type="float" office:value="0.000605031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62172" calcext:value-type="float">
            <text:p>0,962172</text:p>
          </table:table-cell>
          <table:table-cell office:value-type="float" office:value="0.0006049981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63573" calcext:value-type="float">
            <text:p>0,963573</text:p>
          </table:table-cell>
          <table:table-cell office:value-type="float" office:value="0.0006049626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6503" calcext:value-type="float">
            <text:p>0,96503</text:p>
          </table:table-cell>
          <table:table-cell office:value-type="float" office:value="0.0006049242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66488" calcext:value-type="float">
            <text:p>0,966488</text:p>
          </table:table-cell>
          <table:table-cell office:value-type="float" office:value="0.0006048851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68011" calcext:value-type="float">
            <text:p>0,968011</text:p>
          </table:table-cell>
          <table:table-cell office:value-type="float" office:value="0.0006048459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69534" calcext:value-type="float">
            <text:p>0,969534</text:p>
          </table:table-cell>
          <table:table-cell office:value-type="float" office:value="0.0006048074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71057" calcext:value-type="float">
            <text:p>0,971057</text:p>
          </table:table-cell>
          <table:table-cell office:value-type="float" office:value="0.0006047711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72581" calcext:value-type="float">
            <text:p>0,972581</text:p>
          </table:table-cell>
          <table:table-cell office:value-type="float" office:value="0.000604738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74104" calcext:value-type="float">
            <text:p>0,974104</text:p>
          </table:table-cell>
          <table:table-cell office:value-type="float" office:value="0.000604708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75627" calcext:value-type="float">
            <text:p>0,975627</text:p>
          </table:table-cell>
          <table:table-cell office:value-type="float" office:value="0.0006046807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77151" calcext:value-type="float">
            <text:p>0,977151</text:p>
          </table:table-cell>
          <table:table-cell office:value-type="float" office:value="0.0006046557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78674" calcext:value-type="float">
            <text:p>0,978674</text:p>
          </table:table-cell>
          <table:table-cell office:value-type="float" office:value="0.0006046326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80197" calcext:value-type="float">
            <text:p>0,980197</text:p>
          </table:table-cell>
          <table:table-cell office:value-type="float" office:value="0.0006046121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8172" calcext:value-type="float">
            <text:p>0,98172</text:p>
          </table:table-cell>
          <table:table-cell office:value-type="float" office:value="0.000604594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83244" calcext:value-type="float">
            <text:p>0,983244</text:p>
          </table:table-cell>
          <table:table-cell office:value-type="float" office:value="0.0006045776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84767" calcext:value-type="float">
            <text:p>0,984767</text:p>
          </table:table-cell>
          <table:table-cell office:value-type="float" office:value="0.0006045621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8629" calcext:value-type="float">
            <text:p>0,98629</text:p>
          </table:table-cell>
          <table:table-cell office:value-type="float" office:value="0.0006045444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87814" calcext:value-type="float">
            <text:p>0,987814</text:p>
          </table:table-cell>
          <table:table-cell office:value-type="float" office:value="0.0006045211" calcext:value-type="float">
            <text:p>6,05E-04</text:p>
          </table:table-cell>
          <table:table-cell table:number-columns-repeated="2"/>
        </table:table-row>
        <table:table-row table:style-name="ro1">
          <table:table-cell office:value-type="float" office:value="0.989337" calcext:value-type="float">
            <text:p>0,989337</text:p>
          </table:table-cell>
          <table:table-cell office:value-type="float" office:value="0.0006044914" calcext:value-type="float">
            <text:p>6,04E-04</text:p>
          </table:table-cell>
          <table:table-cell table:number-columns-repeated="2"/>
        </table:table-row>
        <table:table-row table:style-name="ro1">
          <table:table-cell office:value-type="float" office:value="0.99086" calcext:value-type="float">
            <text:p>0,99086</text:p>
          </table:table-cell>
          <table:table-cell office:value-type="float" office:value="0.0006044562" calcext:value-type="float">
            <text:p>6,04E-04</text:p>
          </table:table-cell>
          <table:table-cell table:number-columns-repeated="2"/>
        </table:table-row>
        <table:table-row table:style-name="ro1">
          <table:table-cell office:value-type="float" office:value="0.992384" calcext:value-type="float">
            <text:p>0,992384</text:p>
          </table:table-cell>
          <table:table-cell office:value-type="float" office:value="0.0006044167" calcext:value-type="float">
            <text:p>6,04E-04</text:p>
          </table:table-cell>
          <table:table-cell table:number-columns-repeated="2"/>
        </table:table-row>
        <table:table-row table:style-name="ro1">
          <table:table-cell office:value-type="float" office:value="0.993907" calcext:value-type="float">
            <text:p>0,993907</text:p>
          </table:table-cell>
          <table:table-cell office:value-type="float" office:value="0.0006043737" calcext:value-type="float">
            <text:p>6,04E-04</text:p>
          </table:table-cell>
          <table:table-cell table:number-columns-repeated="2"/>
        </table:table-row>
        <table:table-row table:style-name="ro1">
          <table:table-cell office:value-type="float" office:value="0.99543" calcext:value-type="float">
            <text:p>0,99543</text:p>
          </table:table-cell>
          <table:table-cell office:value-type="float" office:value="0.0006043284" calcext:value-type="float">
            <text:p>6,04E-04</text:p>
          </table:table-cell>
          <table:table-cell table:number-columns-repeated="2"/>
        </table:table-row>
        <table:table-row table:style-name="ro1">
          <table:table-cell office:value-type="float" office:value="0.996953" calcext:value-type="float">
            <text:p>0,996953</text:p>
          </table:table-cell>
          <table:table-cell office:value-type="float" office:value="0.0006042819" calcext:value-type="float">
            <text:p>6,04E-04</text:p>
          </table:table-cell>
          <table:table-cell table:number-columns-repeated="2"/>
        </table:table-row>
        <table:table-row table:style-name="ro1">
          <table:table-cell office:value-type="float" office:value="0.997969" calcext:value-type="float">
            <text:p>0,997969</text:p>
          </table:table-cell>
          <table:table-cell office:value-type="float" office:value="0.0006042504" calcext:value-type="float">
            <text:p>6,04E-04</text:p>
          </table:table-cell>
          <table:table-cell table:number-columns-repeated="2"/>
        </table:table-row>
        <table:table-row table:style-name="ro1">
          <table:table-cell office:value-type="float" office:value="0.998984" calcext:value-type="float">
            <text:p>0,998984</text:p>
          </table:table-cell>
          <table:table-cell office:value-type="float" office:value="0.0006042191" calcext:value-type="float">
            <text:p>6,04E-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6041883" calcext:value-type="float">
            <text:p>6,04E-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13T17:47:15.334111661</dc:date>
    <meta:editing-duration>PT1M10S</meta:editing-duration>
    <meta:editing-cycles>2</meta:editing-cycles>
    <meta:generator>LibreOffice/6.0.7.3$Linux_X86_64 LibreOffice_project/00m0$Build-3</meta:generator>
    <meta:document-statistic meta:table-count="1" meta:cell-count="21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82cm" svg:height="13.442cm" xlink:href=".." xlink:type="simple" chart:class="chart:scatter" chart:style-name="ch1">
        <chart:legend chart:legend-position="end" svg:x="18.927cm" svg:y="6.422cm" style:legend-expansion="high" chart:style-name="ch2"/>
        <chart:plot-area chart:style-name="ch3" table:cell-range-address="volFieldValue.A5:volFieldValue.B1063" chart:data-source-has-labels="row" svg:x="0.427cm" svg:y="0.268cm" svg:width="18.073cm" svg:height="12.906cm">
          <chartooo:coordinate-region svg:x="2.054cm" svg:y="0.467cm" svg:width="16.206cm" svg:height="12.0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olFieldValue.B5:volFieldValue.B1063" loext:label-string="integral" chart:class="chart:scatter">
            <chart:domain table:cell-range-address="volFieldValue.A5:volFieldValue.A1063"/>
            <chart:data-point chart:repeated="10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integ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19048">
                <text:p>0.00119048</text:p>
                <draw:g>
                  <svg:desc>volFieldValue.A5:volFieldValue.A1063</svg:desc>
                </draw:g>
              </table:table-cell>
              <table:table-cell office:value-type="float" office:value="0.0006190941">
                <text:p>0.0006190941</text:p>
                <draw:g>
                  <svg:desc>volFieldValue.B5:volFieldValue.B10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8503">
                <text:p>0.00258503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22003">
                <text:p>0.00422003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12753">
                <text:p>0.00612753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32115">
                <text:p>0.00832115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9261">
                <text:p>0.0109261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9318">
                <text:p>0.0139318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5386">
                <text:p>0.0175386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15963">
                <text:p>0.0215963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63302">
                <text:p>0.0263302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10642">
                <text:p>0.0310642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7981">
                <text:p>0.0357981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05321">
                <text:p>0.0405321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36881">
                <text:p>0.0436881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6844">
                <text:p>0.046844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3333">
                <text:p>0.0533333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69231">
                <text:p>0.0569231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05128">
                <text:p>0.0605128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38034">
                <text:p>0.0638034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7094">
                <text:p>0.067094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03846">
                <text:p>0.0703846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36752">
                <text:p>0.0736752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66002">
                <text:p>0.0766002</text:p>
              </table:table-cell>
              <table:table-cell office:value-type="float" office:value="0.0006190941">
                <text:p>0.0006190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95252">
                <text:p>0.0795252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24501">
                <text:p>0.0824501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53751">
                <text:p>0.0853751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83001">
                <text:p>0.0883001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06401">
                <text:p>0.0906401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29801">
                <text:p>0.0929801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532">
                <text:p>0.09532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766">
                <text:p>0.09766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883">
                <text:p>0.09883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">
                <text:p>0.1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1389">
                <text:p>0.101389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2957">
                <text:p>0.102957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4699">
                <text:p>0.104699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6511">
                <text:p>0.106511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8065">
                <text:p>0.108065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9462">
                <text:p>0.109462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0729">
                <text:p>0.110729</text:p>
              </table:table-cell>
              <table:table-cell office:value-type="float" office:value="0.000619094">
                <text:p>0.000619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1919">
                <text:p>0.111919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3039">
                <text:p>0.113039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4126">
                <text:p>0.114126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5213">
                <text:p>0.115213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63">
                <text:p>0.1163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7354">
                <text:p>0.117354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8407">
                <text:p>0.118407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946">
                <text:p>0.11946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0478">
                <text:p>0.120478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1496">
                <text:p>0.121496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2479">
                <text:p>0.122479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3428">
                <text:p>0.123428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4377">
                <text:p>0.124377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5326">
                <text:p>0.125326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6275">
                <text:p>0.126275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7224">
                <text:p>0.127224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8173">
                <text:p>0.128173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9165">
                <text:p>0.129165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0157">
                <text:p>0.130157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1149">
                <text:p>0.131149</text:p>
              </table:table-cell>
              <table:table-cell office:value-type="float" office:value="0.0006190939">
                <text:p>0.00061909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2141">
                <text:p>0.132141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3134">
                <text:p>0.13313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4071">
                <text:p>0.134071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5066">
                <text:p>0.13506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6062">
                <text:p>0.13606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7057">
                <text:p>0.13705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8053">
                <text:p>0.13805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9048">
                <text:p>0.13904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0044">
                <text:p>0.14004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104">
                <text:p>0.1410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2035">
                <text:p>0.14203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3031">
                <text:p>0.143031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4026">
                <text:p>0.14402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5022">
                <text:p>0.14502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6018">
                <text:p>0.14601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7013">
                <text:p>0.14701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48009">
                <text:p>0.14800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9004">
                <text:p>0.14900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">
                <text:p>0.1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1111">
                <text:p>0.151111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2333">
                <text:p>0.152333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3588">
                <text:p>0.153588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4842">
                <text:p>0.154842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6096">
                <text:p>0.156096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7351">
                <text:p>0.157351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8605">
                <text:p>0.158605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986">
                <text:p>0.15986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1114">
                <text:p>0.161114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2368">
                <text:p>0.162368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3623">
                <text:p>0.163623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4877">
                <text:p>0.164877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6132">
                <text:p>0.166132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7386">
                <text:p>0.167386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6864">
                <text:p>0.16864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9846">
                <text:p>0.169846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71053">
                <text:p>0.171053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72259">
                <text:p>0.172259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73465">
                <text:p>0.173465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74671">
                <text:p>0.174671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5877">
                <text:p>0.175877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77083">
                <text:p>0.177083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78356">
                <text:p>0.178356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7963">
                <text:p>0.17963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0903">
                <text:p>0.180903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2176">
                <text:p>0.182176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3449">
                <text:p>0.183449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84722">
                <text:p>0.184722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85995">
                <text:p>0.185995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7269">
                <text:p>0.187269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88542">
                <text:p>0.188542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89815">
                <text:p>0.189815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1088">
                <text:p>0.191088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2361">
                <text:p>0.192361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93634">
                <text:p>0.19363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94907">
                <text:p>0.19490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96181">
                <text:p>0.196181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7454">
                <text:p>0.19745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8727">
                <text:p>0.19872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">
                <text:p>0.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1389">
                <text:p>0.20138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2819">
                <text:p>0.20281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04248">
                <text:p>0.20424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05724">
                <text:p>0.20572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072">
                <text:p>0.207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8676">
                <text:p>0.20867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10152">
                <text:p>0.21015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11628">
                <text:p>0.21162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13104">
                <text:p>0.21310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14579">
                <text:p>0.21457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15996">
                <text:p>0.21599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17413">
                <text:p>0.21741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1883">
                <text:p>0.2188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0185">
                <text:p>0.22018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2154">
                <text:p>0.2215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22896">
                <text:p>0.22289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4251">
                <text:p>0.224251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25606">
                <text:p>0.22560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2689">
                <text:p>0.2268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8174">
                <text:p>0.22817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9458">
                <text:p>0.22945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30742">
                <text:p>0.23074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32025">
                <text:p>0.23202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33309">
                <text:p>0.23330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34593">
                <text:p>0.23459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35877">
                <text:p>0.23587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37161">
                <text:p>0.237161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38328">
                <text:p>0.23832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39495">
                <text:p>0.23949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40663">
                <text:p>0.24066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183">
                <text:p>0.2418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42997">
                <text:p>0.24299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44164">
                <text:p>0.24416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5331">
                <text:p>0.245331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6498">
                <text:p>0.24649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7666">
                <text:p>0.24766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8833">
                <text:p>0.24883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5">
                <text:p>0.2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122">
                <text:p>0.2512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52439">
                <text:p>0.25243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53628">
                <text:p>0.25362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54848">
                <text:p>0.25484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56069">
                <text:p>0.25606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7256">
                <text:p>0.25725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8477">
                <text:p>0.25847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9664">
                <text:p>0.25966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6085">
                <text:p>0.2608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62073">
                <text:p>0.26207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63259">
                <text:p>0.26325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4444">
                <text:p>0.26444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567">
                <text:p>0.2656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66896">
                <text:p>0.26689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68078">
                <text:p>0.26807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69306">
                <text:p>0.26930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70534">
                <text:p>0.27053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71762">
                <text:p>0.27176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72989">
                <text:p>0.27298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74217">
                <text:p>0.27421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75445">
                <text:p>0.27544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76673">
                <text:p>0.27667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779">
                <text:p>0.277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79128">
                <text:p>0.27912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80356">
                <text:p>0.28035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81584">
                <text:p>0.28158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82899">
                <text:p>0.28289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84121">
                <text:p>0.284121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85342">
                <text:p>0.28534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86675">
                <text:p>0.28667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88007">
                <text:p>0.28800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8934">
                <text:p>0.2893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90672">
                <text:p>0.29067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92005">
                <text:p>0.29200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93337">
                <text:p>0.29333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9467">
                <text:p>0.2946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96002">
                <text:p>0.296002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97335">
                <text:p>0.297335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98667">
                <text:p>0.29866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">
                <text:p>0.3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1429">
                <text:p>0.30142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02857">
                <text:p>0.302857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04286">
                <text:p>0.304286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05714">
                <text:p>0.305714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07098">
                <text:p>0.30709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08398">
                <text:p>0.308398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09659">
                <text:p>0.309659</text:p>
              </table:table-cell>
              <table:table-cell office:value-type="float" office:value="0.0006190938">
                <text:p>0.00061909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10881">
                <text:p>0.310881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12067">
                <text:p>0.312067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13182">
                <text:p>0.313182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14265">
                <text:p>0.314265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15316">
                <text:p>0.315316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16336">
                <text:p>0.316336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17298">
                <text:p>0.317298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18233">
                <text:p>0.318233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1914">
                <text:p>0.31914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20022">
                <text:p>0.320022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20855">
                <text:p>0.320855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21664">
                <text:p>0.321664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22451">
                <text:p>0.322451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23217">
                <text:p>0.323217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23941">
                <text:p>0.323941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24645">
                <text:p>0.324645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2533">
                <text:p>0.32533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25979">
                <text:p>0.325979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26611">
                <text:p>0.326611</text:p>
              </table:table-cell>
              <table:table-cell office:value-type="float" office:value="0.0006190937">
                <text:p>0.00061909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27211">
                <text:p>0.327211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27795">
                <text:p>0.327795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28351">
                <text:p>0.328351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28892">
                <text:p>0.328892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2942">
                <text:p>0.32942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29921">
                <text:p>0.329921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30411">
                <text:p>0.330411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30878">
                <text:p>0.33087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31333">
                <text:p>0.331333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31777">
                <text:p>0.331777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32201">
                <text:p>0.332201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32615">
                <text:p>0.332615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33019">
                <text:p>0.333019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33414">
                <text:p>0.333414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338">
                <text:p>0.333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34168">
                <text:p>0.33416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34528">
                <text:p>0.33452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3488">
                <text:p>0.3348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35223">
                <text:p>0.335223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35559">
                <text:p>0.335559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35887">
                <text:p>0.335887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36201">
                <text:p>0.336201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36508">
                <text:p>0.33650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36807">
                <text:p>0.336807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37094">
                <text:p>0.337094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37375">
                <text:p>0.337375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37649">
                <text:p>0.337649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37918">
                <text:p>0.33791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3818">
                <text:p>0.3381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38437">
                <text:p>0.338437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38689">
                <text:p>0.338689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38935">
                <text:p>0.338935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3918">
                <text:p>0.33918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39421">
                <text:p>0.339421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39661">
                <text:p>0.339661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39902">
                <text:p>0.339902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40142">
                <text:p>0.340142</text:p>
              </table:table-cell>
              <table:table-cell office:value-type="float" office:value="0.0006190936">
                <text:p>0.00061909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40383">
                <text:p>0.340383</text:p>
              </table:table-cell>
              <table:table-cell office:value-type="float" office:value="0.0006190935">
                <text:p>0.00061909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40617">
                <text:p>0.340617</text:p>
              </table:table-cell>
              <table:table-cell office:value-type="float" office:value="0.0006190935">
                <text:p>0.00061909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40852">
                <text:p>0.340852</text:p>
              </table:table-cell>
              <table:table-cell office:value-type="float" office:value="0.0006190935">
                <text:p>0.00061909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41086">
                <text:p>0.341086</text:p>
              </table:table-cell>
              <table:table-cell office:value-type="float" office:value="0.0006190935">
                <text:p>0.00061909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41327">
                <text:p>0.341327</text:p>
              </table:table-cell>
              <table:table-cell office:value-type="float" office:value="0.0006190935">
                <text:p>0.00061909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41568">
                <text:p>0.341568</text:p>
              </table:table-cell>
              <table:table-cell office:value-type="float" office:value="0.0006190935">
                <text:p>0.00061909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41816">
                <text:p>0.341816</text:p>
              </table:table-cell>
              <table:table-cell office:value-type="float" office:value="0.0006190935">
                <text:p>0.00061909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42072">
                <text:p>0.342072</text:p>
              </table:table-cell>
              <table:table-cell office:value-type="float" office:value="0.0006190934">
                <text:p>0.00061909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42345">
                <text:p>0.342345</text:p>
              </table:table-cell>
              <table:table-cell office:value-type="float" office:value="0.0006190934">
                <text:p>0.00061909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42629">
                <text:p>0.342629</text:p>
              </table:table-cell>
              <table:table-cell office:value-type="float" office:value="0.0006190934">
                <text:p>0.00061909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42924">
                <text:p>0.342924</text:p>
              </table:table-cell>
              <table:table-cell office:value-type="float" office:value="0.0006190934">
                <text:p>0.00061909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43245">
                <text:p>0.343245</text:p>
              </table:table-cell>
              <table:table-cell office:value-type="float" office:value="0.0006190934">
                <text:p>0.00061909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43583">
                <text:p>0.343583</text:p>
              </table:table-cell>
              <table:table-cell office:value-type="float" office:value="0.0006190933">
                <text:p>0.00061909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4394">
                <text:p>0.34394</text:p>
              </table:table-cell>
              <table:table-cell office:value-type="float" office:value="0.0006190933">
                <text:p>0.00061909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44318">
                <text:p>0.344318</text:p>
              </table:table-cell>
              <table:table-cell office:value-type="float" office:value="0.0006190932">
                <text:p>0.00061909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44724">
                <text:p>0.344724</text:p>
              </table:table-cell>
              <table:table-cell office:value-type="float" office:value="0.0006190931">
                <text:p>0.00061909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45164">
                <text:p>0.345164</text:p>
              </table:table-cell>
              <table:table-cell office:value-type="float" office:value="0.0006190929">
                <text:p>0.00061909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45647">
                <text:p>0.345647</text:p>
              </table:table-cell>
              <table:table-cell office:value-type="float" office:value="0.0006190926">
                <text:p>0.00061909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46131">
                <text:p>0.346131</text:p>
              </table:table-cell>
              <table:table-cell office:value-type="float" office:value="0.0006190922">
                <text:p>0.00061909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46615">
                <text:p>0.346615</text:p>
              </table:table-cell>
              <table:table-cell office:value-type="float" office:value="0.0006190918">
                <text:p>0.00061909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47098">
                <text:p>0.347098</text:p>
              </table:table-cell>
              <table:table-cell office:value-type="float" office:value="0.0006190912">
                <text:p>0.00061909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47582">
                <text:p>0.347582</text:p>
              </table:table-cell>
              <table:table-cell office:value-type="float" office:value="0.0006190905">
                <text:p>0.00061909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48066">
                <text:p>0.348066</text:p>
              </table:table-cell>
              <table:table-cell office:value-type="float" office:value="0.0006190896">
                <text:p>0.00061908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48549">
                <text:p>0.348549</text:p>
              </table:table-cell>
              <table:table-cell office:value-type="float" office:value="0.0006190884">
                <text:p>0.00061908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49033">
                <text:p>0.349033</text:p>
              </table:table-cell>
              <table:table-cell office:value-type="float" office:value="0.0006190869">
                <text:p>0.00061908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49516">
                <text:p>0.349516</text:p>
              </table:table-cell>
              <table:table-cell office:value-type="float" office:value="0.000619085">
                <text:p>0.0006190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5">
                <text:p>0.35</text:p>
              </table:table-cell>
              <table:table-cell office:value-type="float" office:value="0.0006190826">
                <text:p>0.00061908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50538">
                <text:p>0.350538</text:p>
              </table:table-cell>
              <table:table-cell office:value-type="float" office:value="0.0006190788">
                <text:p>0.00061907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51113">
                <text:p>0.351113</text:p>
              </table:table-cell>
              <table:table-cell office:value-type="float" office:value="0.000619073">
                <text:p>0.0006190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51695">
                <text:p>0.351695</text:p>
              </table:table-cell>
              <table:table-cell office:value-type="float" office:value="0.0006190651">
                <text:p>0.00061906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5227">
                <text:p>0.35227</text:p>
              </table:table-cell>
              <table:table-cell office:value-type="float" office:value="0.000619055">
                <text:p>0.0006190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52852">
                <text:p>0.352852</text:p>
              </table:table-cell>
              <table:table-cell office:value-type="float" office:value="0.000619042">
                <text:p>0.0006190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53441">
                <text:p>0.353441</text:p>
              </table:table-cell>
              <table:table-cell office:value-type="float" office:value="0.0006190257">
                <text:p>0.00061902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54038">
                <text:p>0.354038</text:p>
              </table:table-cell>
              <table:table-cell office:value-type="float" office:value="0.0006190055">
                <text:p>0.00061900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54627">
                <text:p>0.354627</text:p>
              </table:table-cell>
              <table:table-cell office:value-type="float" office:value="0.0006189812">
                <text:p>0.00061898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55217">
                <text:p>0.355217</text:p>
              </table:table-cell>
              <table:table-cell office:value-type="float" office:value="0.0006189516">
                <text:p>0.00061895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55806">
                <text:p>0.355806</text:p>
              </table:table-cell>
              <table:table-cell office:value-type="float" office:value="0.0006189156">
                <text:p>0.00061891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56403">
                <text:p>0.356403</text:p>
              </table:table-cell>
              <table:table-cell office:value-type="float" office:value="0.0006188698">
                <text:p>0.00061886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57">
                <text:p>0.357</text:p>
              </table:table-cell>
              <table:table-cell office:value-type="float" office:value="0.0006188132">
                <text:p>0.00061881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57598">
                <text:p>0.357598</text:p>
              </table:table-cell>
              <table:table-cell office:value-type="float" office:value="0.0006187439">
                <text:p>0.00061874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58195">
                <text:p>0.358195</text:p>
              </table:table-cell>
              <table:table-cell office:value-type="float" office:value="0.0006186612">
                <text:p>0.00061866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58801">
                <text:p>0.358801</text:p>
              </table:table-cell>
              <table:table-cell office:value-type="float" office:value="0.0006185634">
                <text:p>0.00061856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59416">
                <text:p>0.359416</text:p>
              </table:table-cell>
              <table:table-cell office:value-type="float" office:value="0.00061845">
                <text:p>0.000618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6003">
                <text:p>0.36003</text:p>
              </table:table-cell>
              <table:table-cell office:value-type="float" office:value="0.0006183224">
                <text:p>0.00061832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60645">
                <text:p>0.360645</text:p>
              </table:table-cell>
              <table:table-cell office:value-type="float" office:value="0.0006181806">
                <text:p>0.00061818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6126">
                <text:p>0.36126</text:p>
              </table:table-cell>
              <table:table-cell office:value-type="float" office:value="0.0006180247">
                <text:p>0.00061802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61875">
                <text:p>0.361875</text:p>
              </table:table-cell>
              <table:table-cell office:value-type="float" office:value="0.0006178551">
                <text:p>0.00061785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6249">
                <text:p>0.36249</text:p>
              </table:table-cell>
              <table:table-cell office:value-type="float" office:value="0.0006176725">
                <text:p>0.00061767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63115">
                <text:p>0.363115</text:p>
              </table:table-cell>
              <table:table-cell office:value-type="float" office:value="0.0006174743">
                <text:p>0.00061747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63751">
                <text:p>0.363751</text:p>
              </table:table-cell>
              <table:table-cell office:value-type="float" office:value="0.0006172595">
                <text:p>0.00061725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64387">
                <text:p>0.364387</text:p>
              </table:table-cell>
              <table:table-cell office:value-type="float" office:value="0.0006170317">
                <text:p>0.00061703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65023">
                <text:p>0.365023</text:p>
              </table:table-cell>
              <table:table-cell office:value-type="float" office:value="0.000616792">
                <text:p>0.0006167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65659">
                <text:p>0.365659</text:p>
              </table:table-cell>
              <table:table-cell office:value-type="float" office:value="0.0006165434">
                <text:p>0.00061654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66295">
                <text:p>0.366295</text:p>
              </table:table-cell>
              <table:table-cell office:value-type="float" office:value="0.0006162887">
                <text:p>0.00061628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66931">
                <text:p>0.366931</text:p>
              </table:table-cell>
              <table:table-cell office:value-type="float" office:value="0.0006160306">
                <text:p>0.00061603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67579">
                <text:p>0.367579</text:p>
              </table:table-cell>
              <table:table-cell office:value-type="float" office:value="0.0006157667">
                <text:p>0.0006157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68228">
                <text:p>0.368228</text:p>
              </table:table-cell>
              <table:table-cell office:value-type="float" office:value="0.0006155063">
                <text:p>0.00061550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6889">
                <text:p>0.36889</text:p>
              </table:table-cell>
              <table:table-cell office:value-type="float" office:value="0.0006152501">
                <text:p>0.00061525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69552">
                <text:p>0.369552</text:p>
              </table:table-cell>
              <table:table-cell office:value-type="float" office:value="0.0006150062">
                <text:p>0.00061500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70214">
                <text:p>0.370214</text:p>
              </table:table-cell>
              <table:table-cell office:value-type="float" office:value="0.0006147763">
                <text:p>0.00061477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70875">
                <text:p>0.370875</text:p>
              </table:table-cell>
              <table:table-cell office:value-type="float" office:value="0.0006145614">
                <text:p>0.00061456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71537">
                <text:p>0.371537</text:p>
              </table:table-cell>
              <table:table-cell office:value-type="float" office:value="0.0006143616">
                <text:p>0.00061436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72199">
                <text:p>0.372199</text:p>
              </table:table-cell>
              <table:table-cell office:value-type="float" office:value="0.0006141768">
                <text:p>0.00061417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72861">
                <text:p>0.372861</text:p>
              </table:table-cell>
              <table:table-cell office:value-type="float" office:value="0.0006140052">
                <text:p>0.00061400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73523">
                <text:p>0.373523</text:p>
              </table:table-cell>
              <table:table-cell office:value-type="float" office:value="0.0006138454">
                <text:p>0.00061384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74202">
                <text:p>0.374202</text:p>
              </table:table-cell>
              <table:table-cell office:value-type="float" office:value="0.0006136932">
                <text:p>0.00061369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74881">
                <text:p>0.374881</text:p>
              </table:table-cell>
              <table:table-cell office:value-type="float" office:value="0.0006135529">
                <text:p>0.00061355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7556">
                <text:p>0.37556</text:p>
              </table:table-cell>
              <table:table-cell office:value-type="float" office:value="0.000613424">
                <text:p>0.0006134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76239">
                <text:p>0.376239</text:p>
              </table:table-cell>
              <table:table-cell office:value-type="float" office:value="0.0006133052">
                <text:p>0.00061330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76918">
                <text:p>0.376918</text:p>
              </table:table-cell>
              <table:table-cell office:value-type="float" office:value="0.0006131947">
                <text:p>0.00061319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77597">
                <text:p>0.377597</text:p>
              </table:table-cell>
              <table:table-cell office:value-type="float" office:value="0.0006130915">
                <text:p>0.00061309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78275">
                <text:p>0.378275</text:p>
              </table:table-cell>
              <table:table-cell office:value-type="float" office:value="0.0006129945">
                <text:p>0.00061299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78954">
                <text:p>0.378954</text:p>
              </table:table-cell>
              <table:table-cell office:value-type="float" office:value="0.0006129022">
                <text:p>0.00061290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79633">
                <text:p>0.379633</text:p>
              </table:table-cell>
              <table:table-cell office:value-type="float" office:value="0.0006128136">
                <text:p>0.00061281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80312">
                <text:p>0.380312</text:p>
              </table:table-cell>
              <table:table-cell office:value-type="float" office:value="0.000612729">
                <text:p>0.0006127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80991">
                <text:p>0.380991</text:p>
              </table:table-cell>
              <table:table-cell office:value-type="float" office:value="0.0006126489">
                <text:p>0.00061264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8167">
                <text:p>0.38167</text:p>
              </table:table-cell>
              <table:table-cell office:value-type="float" office:value="0.0006125726">
                <text:p>0.00061257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82349">
                <text:p>0.382349</text:p>
              </table:table-cell>
              <table:table-cell office:value-type="float" office:value="0.0006125">
                <text:p>0.00061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83028">
                <text:p>0.383028</text:p>
              </table:table-cell>
              <table:table-cell office:value-type="float" office:value="0.0006124315">
                <text:p>0.00061243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83707">
                <text:p>0.383707</text:p>
              </table:table-cell>
              <table:table-cell office:value-type="float" office:value="0.0006123673">
                <text:p>0.00061236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84385">
                <text:p>0.384385</text:p>
              </table:table-cell>
              <table:table-cell office:value-type="float" office:value="0.0006123074">
                <text:p>0.00061230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85064">
                <text:p>0.385064</text:p>
              </table:table-cell>
              <table:table-cell office:value-type="float" office:value="0.0006122517">
                <text:p>0.00061225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5743">
                <text:p>0.385743</text:p>
              </table:table-cell>
              <table:table-cell office:value-type="float" office:value="0.0006122001">
                <text:p>0.00061220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86422">
                <text:p>0.386422</text:p>
              </table:table-cell>
              <table:table-cell office:value-type="float" office:value="0.0006121528">
                <text:p>0.00061215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87101">
                <text:p>0.387101</text:p>
              </table:table-cell>
              <table:table-cell office:value-type="float" office:value="0.0006121094">
                <text:p>0.00061210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8778">
                <text:p>0.38778</text:p>
              </table:table-cell>
              <table:table-cell office:value-type="float" office:value="0.00061207">
                <text:p>0.000612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88459">
                <text:p>0.388459</text:p>
              </table:table-cell>
              <table:table-cell office:value-type="float" office:value="0.0006120346">
                <text:p>0.00061203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89138">
                <text:p>0.389138</text:p>
              </table:table-cell>
              <table:table-cell office:value-type="float" office:value="0.0006120031">
                <text:p>0.000612003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9862">
                <text:p>0.389862</text:p>
              </table:table-cell>
              <table:table-cell office:value-type="float" office:value="0.0006119734">
                <text:p>0.00061197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90586">
                <text:p>0.390586</text:p>
              </table:table-cell>
              <table:table-cell office:value-type="float" office:value="0.0006119471">
                <text:p>0.00061194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9131">
                <text:p>0.39131</text:p>
              </table:table-cell>
              <table:table-cell office:value-type="float" office:value="0.0006119239">
                <text:p>0.00061192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921">
                <text:p>0.3921</text:p>
              </table:table-cell>
              <table:table-cell office:value-type="float" office:value="0.0006119017">
                <text:p>0.00061190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9289">
                <text:p>0.39289</text:p>
              </table:table-cell>
              <table:table-cell office:value-type="float" office:value="0.0006118819">
                <text:p>0.00061188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9368">
                <text:p>0.39368</text:p>
              </table:table-cell>
              <table:table-cell office:value-type="float" office:value="0.0006118643">
                <text:p>0.00061186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9447">
                <text:p>0.39447</text:p>
              </table:table-cell>
              <table:table-cell office:value-type="float" office:value="0.0006118484">
                <text:p>0.00061184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9526">
                <text:p>0.39526</text:p>
              </table:table-cell>
              <table:table-cell office:value-type="float" office:value="0.0006118341">
                <text:p>0.00061183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9605">
                <text:p>0.39605</text:p>
              </table:table-cell>
              <table:table-cell office:value-type="float" office:value="0.0006118211">
                <text:p>0.00061182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9684">
                <text:p>0.39684</text:p>
              </table:table-cell>
              <table:table-cell office:value-type="float" office:value="0.0006118092">
                <text:p>0.00061180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9763">
                <text:p>0.39763</text:p>
              </table:table-cell>
              <table:table-cell office:value-type="float" office:value="0.0006117984">
                <text:p>0.00061179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9842">
                <text:p>0.39842</text:p>
              </table:table-cell>
              <table:table-cell office:value-type="float" office:value="0.0006117885">
                <text:p>0.00061178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9921">
                <text:p>0.39921</text:p>
              </table:table-cell>
              <table:table-cell office:value-type="float" office:value="0.0006117792">
                <text:p>0.00061177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">
                <text:p>0.4</text:p>
              </table:table-cell>
              <table:table-cell office:value-type="float" office:value="0.0006117707">
                <text:p>0.00061177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00893">
                <text:p>0.400893</text:p>
              </table:table-cell>
              <table:table-cell office:value-type="float" office:value="0.0006117616">
                <text:p>0.00061176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01895">
                <text:p>0.401895</text:p>
              </table:table-cell>
              <table:table-cell office:value-type="float" office:value="0.0006117521">
                <text:p>0.00061175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03014">
                <text:p>0.403014</text:p>
              </table:table-cell>
              <table:table-cell office:value-type="float" office:value="0.0006117421">
                <text:p>0.00061174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0425">
                <text:p>0.40425</text:p>
              </table:table-cell>
              <table:table-cell office:value-type="float" office:value="0.0006117315">
                <text:p>0.00061173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05596">
                <text:p>0.405596</text:p>
              </table:table-cell>
              <table:table-cell office:value-type="float" office:value="0.00061172">
                <text:p>0.000611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07076">
                <text:p>0.407076</text:p>
              </table:table-cell>
              <table:table-cell office:value-type="float" office:value="0.0006117064">
                <text:p>0.00061170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08609">
                <text:p>0.408609</text:p>
              </table:table-cell>
              <table:table-cell office:value-type="float" office:value="0.0006116891">
                <text:p>0.00061168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10201">
                <text:p>0.410201</text:p>
              </table:table-cell>
              <table:table-cell office:value-type="float" office:value="0.0006116652">
                <text:p>0.00061166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11793">
                <text:p>0.411793</text:p>
              </table:table-cell>
              <table:table-cell office:value-type="float" office:value="0.0006116313">
                <text:p>0.00061163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13321">
                <text:p>0.413321</text:p>
              </table:table-cell>
              <table:table-cell office:value-type="float" office:value="0.0006115862">
                <text:p>0.00061158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14916">
                <text:p>0.414916</text:p>
              </table:table-cell>
              <table:table-cell office:value-type="float" office:value="0.0006115248">
                <text:p>0.00061152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16441">
                <text:p>0.416441</text:p>
              </table:table-cell>
              <table:table-cell office:value-type="float" office:value="0.0006114473">
                <text:p>0.00061144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17967">
                <text:p>0.417967</text:p>
              </table:table-cell>
              <table:table-cell office:value-type="float" office:value="0.0006113572">
                <text:p>0.00061135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19492">
                <text:p>0.419492</text:p>
              </table:table-cell>
              <table:table-cell office:value-type="float" office:value="0.0006112543">
                <text:p>0.00061125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20945">
                <text:p>0.420945</text:p>
              </table:table-cell>
              <table:table-cell office:value-type="float" office:value="0.0006111474">
                <text:p>0.00061114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22398">
                <text:p>0.422398</text:p>
              </table:table-cell>
              <table:table-cell office:value-type="float" office:value="0.0006110341">
                <text:p>0.00061103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2385">
                <text:p>0.42385</text:p>
              </table:table-cell>
              <table:table-cell office:value-type="float" office:value="0.0006109212">
                <text:p>0.00061092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25227">
                <text:p>0.425227</text:p>
              </table:table-cell>
              <table:table-cell office:value-type="float" office:value="0.0006108201">
                <text:p>0.00061082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26603">
                <text:p>0.426603</text:p>
              </table:table-cell>
              <table:table-cell office:value-type="float" office:value="0.000610721">
                <text:p>0.0006107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27979">
                <text:p>0.427979</text:p>
              </table:table-cell>
              <table:table-cell office:value-type="float" office:value="0.0006106289">
                <text:p>0.00061062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29275">
                <text:p>0.429275</text:p>
              </table:table-cell>
              <table:table-cell office:value-type="float" office:value="0.0006105477">
                <text:p>0.00061054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3057">
                <text:p>0.43057</text:p>
              </table:table-cell>
              <table:table-cell office:value-type="float" office:value="0.0006104692">
                <text:p>0.00061046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31865">
                <text:p>0.431865</text:p>
              </table:table-cell>
              <table:table-cell office:value-type="float" office:value="0.0006103919">
                <text:p>0.00061039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33161">
                <text:p>0.433161</text:p>
              </table:table-cell>
              <table:table-cell office:value-type="float" office:value="0.0006103189">
                <text:p>0.00061031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34456">
                <text:p>0.434456</text:p>
              </table:table-cell>
              <table:table-cell office:value-type="float" office:value="0.0006102466">
                <text:p>0.00061024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35652">
                <text:p>0.435652</text:p>
              </table:table-cell>
              <table:table-cell office:value-type="float" office:value="0.0006101794">
                <text:p>0.00061017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36847">
                <text:p>0.436847</text:p>
              </table:table-cell>
              <table:table-cell office:value-type="float" office:value="0.0006101018">
                <text:p>0.00061010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38043">
                <text:p>0.438043</text:p>
              </table:table-cell>
              <table:table-cell office:value-type="float" office:value="0.0006100147">
                <text:p>0.00061001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39239">
                <text:p>0.439239</text:p>
              </table:table-cell>
              <table:table-cell office:value-type="float" office:value="0.0006099246">
                <text:p>0.00060992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40434">
                <text:p>0.440434</text:p>
              </table:table-cell>
              <table:table-cell office:value-type="float" office:value="0.0006098238">
                <text:p>0.00060982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4163">
                <text:p>0.44163</text:p>
              </table:table-cell>
              <table:table-cell office:value-type="float" office:value="0.0006097109">
                <text:p>0.00060971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42826">
                <text:p>0.442826</text:p>
              </table:table-cell>
              <table:table-cell office:value-type="float" office:value="0.0006095877">
                <text:p>0.00060958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43851">
                <text:p>0.443851</text:p>
              </table:table-cell>
              <table:table-cell office:value-type="float" office:value="0.000609476">
                <text:p>0.0006094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44876">
                <text:p>0.444876</text:p>
              </table:table-cell>
              <table:table-cell office:value-type="float" office:value="0.0006093625">
                <text:p>0.00060936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459">
                <text:p>0.4459</text:p>
              </table:table-cell>
              <table:table-cell office:value-type="float" office:value="0.0006092486">
                <text:p>0.00060924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46925">
                <text:p>0.446925</text:p>
              </table:table-cell>
              <table:table-cell office:value-type="float" office:value="0.000609136">
                <text:p>0.0006091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4795">
                <text:p>0.44795</text:p>
              </table:table-cell>
              <table:table-cell office:value-type="float" office:value="0.0006090258">
                <text:p>0.00060902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48975">
                <text:p>0.448975</text:p>
              </table:table-cell>
              <table:table-cell office:value-type="float" office:value="0.0006089181">
                <text:p>0.00060891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5">
                <text:p>0.45</text:p>
              </table:table-cell>
              <table:table-cell office:value-type="float" office:value="0.0006088133">
                <text:p>0.00060881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5102">
                <text:p>0.45102</text:p>
              </table:table-cell>
              <table:table-cell office:value-type="float" office:value="0.0006087118">
                <text:p>0.00060871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5202">
                <text:p>0.45202</text:p>
              </table:table-cell>
              <table:table-cell office:value-type="float" office:value="0.0006086152">
                <text:p>0.00060861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52999">
                <text:p>0.452999</text:p>
              </table:table-cell>
              <table:table-cell office:value-type="float" office:value="0.0006085234">
                <text:p>0.00060852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53886">
                <text:p>0.453886</text:p>
              </table:table-cell>
              <table:table-cell office:value-type="float" office:value="0.0006084424">
                <text:p>0.00060844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54695">
                <text:p>0.454695</text:p>
              </table:table-cell>
              <table:table-cell office:value-type="float" office:value="0.0006083705">
                <text:p>0.00060837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55414">
                <text:p>0.455414</text:p>
              </table:table-cell>
              <table:table-cell office:value-type="float" office:value="0.0006083082">
                <text:p>0.00060830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5608">
                <text:p>0.45608</text:p>
              </table:table-cell>
              <table:table-cell office:value-type="float" office:value="0.0006082518">
                <text:p>0.00060825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56716">
                <text:p>0.456716</text:p>
              </table:table-cell>
              <table:table-cell office:value-type="float" office:value="0.0006081989">
                <text:p>0.00060819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57334">
                <text:p>0.457334</text:p>
              </table:table-cell>
              <table:table-cell office:value-type="float" office:value="0.0006081482">
                <text:p>0.00060814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57953">
                <text:p>0.457953</text:p>
              </table:table-cell>
              <table:table-cell office:value-type="float" office:value="0.0006080983">
                <text:p>0.00060809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58562">
                <text:p>0.458562</text:p>
              </table:table-cell>
              <table:table-cell office:value-type="float" office:value="0.00060805">
                <text:p>0.000608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59172">
                <text:p>0.459172</text:p>
              </table:table-cell>
              <table:table-cell office:value-type="float" office:value="0.0006080026">
                <text:p>0.00060800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5979">
                <text:p>0.45979</text:p>
              </table:table-cell>
              <table:table-cell office:value-type="float" office:value="0.0006079553">
                <text:p>0.00060795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60418">
                <text:p>0.460418</text:p>
              </table:table-cell>
              <table:table-cell office:value-type="float" office:value="0.0006079081">
                <text:p>0.000607908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61067">
                <text:p>0.461067</text:p>
              </table:table-cell>
              <table:table-cell office:value-type="float" office:value="0.0006078604">
                <text:p>0.00060786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61716">
                <text:p>0.461716</text:p>
              </table:table-cell>
              <table:table-cell office:value-type="float" office:value="0.0006078136">
                <text:p>0.00060781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624">
                <text:p>0.4624</text:p>
              </table:table-cell>
              <table:table-cell office:value-type="float" office:value="0.0006077653">
                <text:p>0.00060776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63096">
                <text:p>0.463096</text:p>
              </table:table-cell>
              <table:table-cell office:value-type="float" office:value="0.0006077172">
                <text:p>0.00060771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63792">
                <text:p>0.463792</text:p>
              </table:table-cell>
              <table:table-cell office:value-type="float" office:value="0.0006076702">
                <text:p>0.00060767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64502">
                <text:p>0.464502</text:p>
              </table:table-cell>
              <table:table-cell office:value-type="float" office:value="0.0006076233">
                <text:p>0.00060762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65198">
                <text:p>0.465198</text:p>
              </table:table-cell>
              <table:table-cell office:value-type="float" office:value="0.0006075787">
                <text:p>0.00060757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65894">
                <text:p>0.465894</text:p>
              </table:table-cell>
              <table:table-cell office:value-type="float" office:value="0.0006075359">
                <text:p>0.00060753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66605">
                <text:p>0.466605</text:p>
              </table:table-cell>
              <table:table-cell office:value-type="float" office:value="0.0006074935">
                <text:p>0.00060749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67331">
                <text:p>0.467331</text:p>
              </table:table-cell>
              <table:table-cell office:value-type="float" office:value="0.0006074515">
                <text:p>0.00060745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68057">
                <text:p>0.468057</text:p>
              </table:table-cell>
              <table:table-cell office:value-type="float" office:value="0.0006074106">
                <text:p>0.00060741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68783">
                <text:p>0.468783</text:p>
              </table:table-cell>
              <table:table-cell office:value-type="float" office:value="0.0006073707">
                <text:p>0.00060737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69526">
                <text:p>0.469526</text:p>
              </table:table-cell>
              <table:table-cell office:value-type="float" office:value="0.0006073307">
                <text:p>0.00060733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70288">
                <text:p>0.470288</text:p>
              </table:table-cell>
              <table:table-cell office:value-type="float" office:value="0.0006072901">
                <text:p>0.00060729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7105">
                <text:p>0.47105</text:p>
              </table:table-cell>
              <table:table-cell office:value-type="float" office:value="0.0006072498">
                <text:p>0.00060724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71812">
                <text:p>0.471812</text:p>
              </table:table-cell>
              <table:table-cell office:value-type="float" office:value="0.0006072096">
                <text:p>0.00060720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72574">
                <text:p>0.472574</text:p>
              </table:table-cell>
              <table:table-cell office:value-type="float" office:value="0.0006071697">
                <text:p>0.00060716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73335">
                <text:p>0.473335</text:p>
              </table:table-cell>
              <table:table-cell office:value-type="float" office:value="0.0006071301">
                <text:p>0.00060713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74097">
                <text:p>0.474097</text:p>
              </table:table-cell>
              <table:table-cell office:value-type="float" office:value="0.0006070909">
                <text:p>0.00060709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74859">
                <text:p>0.474859</text:p>
              </table:table-cell>
              <table:table-cell office:value-type="float" office:value="0.0006070522">
                <text:p>0.00060705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75621">
                <text:p>0.475621</text:p>
              </table:table-cell>
              <table:table-cell office:value-type="float" office:value="0.0006070139">
                <text:p>0.00060701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76383">
                <text:p>0.476383</text:p>
              </table:table-cell>
              <table:table-cell office:value-type="float" office:value="0.0006069762">
                <text:p>0.00060697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77121">
                <text:p>0.477121</text:p>
              </table:table-cell>
              <table:table-cell office:value-type="float" office:value="0.0006069399">
                <text:p>0.000606939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77859">
                <text:p>0.477859</text:p>
              </table:table-cell>
              <table:table-cell office:value-type="float" office:value="0.0006069039">
                <text:p>0.00060690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78622">
                <text:p>0.478622</text:p>
              </table:table-cell>
              <table:table-cell office:value-type="float" office:value="0.0006068669">
                <text:p>0.00060686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79386">
                <text:p>0.479386</text:p>
              </table:table-cell>
              <table:table-cell office:value-type="float" office:value="0.0006068302">
                <text:p>0.00060683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80149">
                <text:p>0.480149</text:p>
              </table:table-cell>
              <table:table-cell office:value-type="float" office:value="0.000606794">
                <text:p>0.00060679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80885">
                <text:p>0.480885</text:p>
              </table:table-cell>
              <table:table-cell office:value-type="float" office:value="0.0006067596">
                <text:p>0.00060675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8162">
                <text:p>0.48162</text:p>
              </table:table-cell>
              <table:table-cell office:value-type="float" office:value="0.0006067259">
                <text:p>0.00060672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82355">
                <text:p>0.482355</text:p>
              </table:table-cell>
              <table:table-cell office:value-type="float" office:value="0.0006066926">
                <text:p>0.00060669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83122">
                <text:p>0.483122</text:p>
              </table:table-cell>
              <table:table-cell office:value-type="float" office:value="0.0006066586">
                <text:p>0.00060665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83889">
                <text:p>0.483889</text:p>
              </table:table-cell>
              <table:table-cell office:value-type="float" office:value="0.0006066251">
                <text:p>0.00060662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84656">
                <text:p>0.484656</text:p>
              </table:table-cell>
              <table:table-cell office:value-type="float" office:value="0.0006065922">
                <text:p>0.00060659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85424">
                <text:p>0.485424</text:p>
              </table:table-cell>
              <table:table-cell office:value-type="float" office:value="0.0006065598">
                <text:p>0.00060655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86191">
                <text:p>0.486191</text:p>
              </table:table-cell>
              <table:table-cell office:value-type="float" office:value="0.000606528">
                <text:p>0.0006065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86958">
                <text:p>0.486958</text:p>
              </table:table-cell>
              <table:table-cell office:value-type="float" office:value="0.0006064969">
                <text:p>0.00060649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87683">
                <text:p>0.487683</text:p>
              </table:table-cell>
              <table:table-cell office:value-type="float" office:value="0.0006064682">
                <text:p>0.00060646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88407">
                <text:p>0.488407</text:p>
              </table:table-cell>
              <table:table-cell office:value-type="float" office:value="0.0006064403">
                <text:p>0.00060644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89132">
                <text:p>0.489132</text:p>
              </table:table-cell>
              <table:table-cell office:value-type="float" office:value="0.000606413">
                <text:p>0.0006064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89856">
                <text:p>0.489856</text:p>
              </table:table-cell>
              <table:table-cell office:value-type="float" office:value="0.0006063862">
                <text:p>0.00060638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90581">
                <text:p>0.490581</text:p>
              </table:table-cell>
              <table:table-cell office:value-type="float" office:value="0.00060636">
                <text:p>0.000606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91305">
                <text:p>0.491305</text:p>
              </table:table-cell>
              <table:table-cell office:value-type="float" office:value="0.0006063343">
                <text:p>0.00060633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9203">
                <text:p>0.49203</text:p>
              </table:table-cell>
              <table:table-cell office:value-type="float" office:value="0.0006063093">
                <text:p>0.000606309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92694">
                <text:p>0.492694</text:p>
              </table:table-cell>
              <table:table-cell office:value-type="float" office:value="0.0006062868">
                <text:p>0.00060628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93358">
                <text:p>0.493358</text:p>
              </table:table-cell>
              <table:table-cell office:value-type="float" office:value="0.0006062649">
                <text:p>0.00060626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94022">
                <text:p>0.494022</text:p>
              </table:table-cell>
              <table:table-cell office:value-type="float" office:value="0.0006062436">
                <text:p>0.00060624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94687">
                <text:p>0.494687</text:p>
              </table:table-cell>
              <table:table-cell office:value-type="float" office:value="0.0006062229">
                <text:p>0.00060622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95351">
                <text:p>0.495351</text:p>
              </table:table-cell>
              <table:table-cell office:value-type="float" office:value="0.0006062029">
                <text:p>0.00060620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96015">
                <text:p>0.496015</text:p>
              </table:table-cell>
              <table:table-cell office:value-type="float" office:value="0.0006061835">
                <text:p>0.00060618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96679">
                <text:p>0.496679</text:p>
              </table:table-cell>
              <table:table-cell office:value-type="float" office:value="0.0006061649">
                <text:p>0.00060616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97343">
                <text:p>0.497343</text:p>
              </table:table-cell>
              <table:table-cell office:value-type="float" office:value="0.000606147">
                <text:p>0.0006061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98007">
                <text:p>0.498007</text:p>
              </table:table-cell>
              <table:table-cell office:value-type="float" office:value="0.0006061297">
                <text:p>0.00060612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98672">
                <text:p>0.498672</text:p>
              </table:table-cell>
              <table:table-cell office:value-type="float" office:value="0.000606113">
                <text:p>0.0006061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99336">
                <text:p>0.499336</text:p>
              </table:table-cell>
              <table:table-cell office:value-type="float" office:value="0.0006060969">
                <text:p>0.00060609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">
                <text:p>0.5</text:p>
              </table:table-cell>
              <table:table-cell office:value-type="float" office:value="0.0006060815">
                <text:p>0.00060608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00704">
                <text:p>0.500704</text:p>
              </table:table-cell>
              <table:table-cell office:value-type="float" office:value="0.000606066">
                <text:p>0.0006060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01419">
                <text:p>0.501419</text:p>
              </table:table-cell>
              <table:table-cell office:value-type="float" office:value="0.0006060509">
                <text:p>0.00060605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02133">
                <text:p>0.502133</text:p>
              </table:table-cell>
              <table:table-cell office:value-type="float" office:value="0.0006060367">
                <text:p>0.00060603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02848">
                <text:p>0.502848</text:p>
              </table:table-cell>
              <table:table-cell office:value-type="float" office:value="0.000606023">
                <text:p>0.0006060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03562">
                <text:p>0.503562</text:p>
              </table:table-cell>
              <table:table-cell office:value-type="float" office:value="0.00060601">
                <text:p>0.000606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04276">
                <text:p>0.504276</text:p>
              </table:table-cell>
              <table:table-cell office:value-type="float" office:value="0.0006059975">
                <text:p>0.00060599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04991">
                <text:p>0.504991</text:p>
              </table:table-cell>
              <table:table-cell office:value-type="float" office:value="0.0006059855">
                <text:p>0.00060598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05705">
                <text:p>0.505705</text:p>
              </table:table-cell>
              <table:table-cell office:value-type="float" office:value="0.000605974">
                <text:p>0.0006059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0642">
                <text:p>0.50642</text:p>
              </table:table-cell>
              <table:table-cell office:value-type="float" office:value="0.000605963">
                <text:p>0.0006059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07134">
                <text:p>0.507134</text:p>
              </table:table-cell>
              <table:table-cell office:value-type="float" office:value="0.0006059523">
                <text:p>0.00060595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07849">
                <text:p>0.507849</text:p>
              </table:table-cell>
              <table:table-cell office:value-type="float" office:value="0.0006059418">
                <text:p>0.00060594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08563">
                <text:p>0.508563</text:p>
              </table:table-cell>
              <table:table-cell office:value-type="float" office:value="0.0006059315">
                <text:p>0.00060593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0929">
                <text:p>0.50929</text:p>
              </table:table-cell>
              <table:table-cell office:value-type="float" office:value="0.0006059211">
                <text:p>0.00060592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10004">
                <text:p>0.510004</text:p>
              </table:table-cell>
              <table:table-cell office:value-type="float" office:value="0.0006059111">
                <text:p>0.00060591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10718">
                <text:p>0.510718</text:p>
              </table:table-cell>
              <table:table-cell office:value-type="float" office:value="0.0006059012">
                <text:p>0.00060590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11433">
                <text:p>0.511433</text:p>
              </table:table-cell>
              <table:table-cell office:value-type="float" office:value="0.0006058916">
                <text:p>0.00060589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1216">
                <text:p>0.51216</text:p>
              </table:table-cell>
              <table:table-cell office:value-type="float" office:value="0.0006058822">
                <text:p>0.00060588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12888">
                <text:p>0.512888</text:p>
              </table:table-cell>
              <table:table-cell office:value-type="float" office:value="0.0006058732">
                <text:p>0.00060587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1363">
                <text:p>0.51363</text:p>
              </table:table-cell>
              <table:table-cell office:value-type="float" office:value="0.0006058645">
                <text:p>0.00060586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14372">
                <text:p>0.514372</text:p>
              </table:table-cell>
              <table:table-cell office:value-type="float" office:value="0.0006058564">
                <text:p>0.00060585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1513">
                <text:p>0.51513</text:p>
              </table:table-cell>
              <table:table-cell office:value-type="float" office:value="0.0006058487">
                <text:p>0.00060584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15888">
                <text:p>0.515888</text:p>
              </table:table-cell>
              <table:table-cell office:value-type="float" office:value="0.0006058415">
                <text:p>0.00060584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16647">
                <text:p>0.516647</text:p>
              </table:table-cell>
              <table:table-cell office:value-type="float" office:value="0.0006058348">
                <text:p>0.00060583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17388">
                <text:p>0.517388</text:p>
              </table:table-cell>
              <table:table-cell office:value-type="float" office:value="0.0006058287">
                <text:p>0.00060582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18112">
                <text:p>0.518112</text:p>
              </table:table-cell>
              <table:table-cell office:value-type="float" office:value="0.0006058233">
                <text:p>0.00060582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18837">
                <text:p>0.518837</text:p>
              </table:table-cell>
              <table:table-cell office:value-type="float" office:value="0.0006058183">
                <text:p>0.00060581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519579">
                <text:p>0.519579</text:p>
              </table:table-cell>
              <table:table-cell office:value-type="float" office:value="0.0006058136">
                <text:p>0.00060581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2034">
                <text:p>0.52034</text:p>
              </table:table-cell>
              <table:table-cell office:value-type="float" office:value="0.0006058092">
                <text:p>0.00060580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2112">
                <text:p>0.52112</text:p>
              </table:table-cell>
              <table:table-cell office:value-type="float" office:value="0.000605805">
                <text:p>0.0006058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21922">
                <text:p>0.521922</text:p>
              </table:table-cell>
              <table:table-cell office:value-type="float" office:value="0.0006058011">
                <text:p>0.00060580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22748">
                <text:p>0.522748</text:p>
              </table:table-cell>
              <table:table-cell office:value-type="float" office:value="0.0006057974">
                <text:p>0.00060579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23574">
                <text:p>0.523574</text:p>
              </table:table-cell>
              <table:table-cell office:value-type="float" office:value="0.0006057941">
                <text:p>0.00060579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244">
                <text:p>0.5244</text:p>
              </table:table-cell>
              <table:table-cell office:value-type="float" office:value="0.000605791">
                <text:p>0.0006057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25253">
                <text:p>0.525253</text:p>
              </table:table-cell>
              <table:table-cell office:value-type="float" office:value="0.0006057882">
                <text:p>0.00060578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26107">
                <text:p>0.526107</text:p>
              </table:table-cell>
              <table:table-cell office:value-type="float" office:value="0.0006057856">
                <text:p>0.00060578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2696">
                <text:p>0.52696</text:p>
              </table:table-cell>
              <table:table-cell office:value-type="float" office:value="0.0006057832">
                <text:p>0.00060578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27813">
                <text:p>0.527813</text:p>
              </table:table-cell>
              <table:table-cell office:value-type="float" office:value="0.000605781">
                <text:p>0.0006057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28701">
                <text:p>0.528701</text:p>
              </table:table-cell>
              <table:table-cell office:value-type="float" office:value="0.0006057789">
                <text:p>0.000605778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29588">
                <text:p>0.529588</text:p>
              </table:table-cell>
              <table:table-cell office:value-type="float" office:value="0.000605777">
                <text:p>0.0006057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30476">
                <text:p>0.530476</text:p>
              </table:table-cell>
              <table:table-cell office:value-type="float" office:value="0.0006057752">
                <text:p>0.00060577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31363">
                <text:p>0.531363</text:p>
              </table:table-cell>
              <table:table-cell office:value-type="float" office:value="0.0006057736">
                <text:p>0.000605773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32251">
                <text:p>0.532251</text:p>
              </table:table-cell>
              <table:table-cell office:value-type="float" office:value="0.0006057721">
                <text:p>0.00060577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33138">
                <text:p>0.533138</text:p>
              </table:table-cell>
              <table:table-cell office:value-type="float" office:value="0.0006057707">
                <text:p>0.000605770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34025">
                <text:p>0.534025</text:p>
              </table:table-cell>
              <table:table-cell office:value-type="float" office:value="0.0006057695">
                <text:p>0.00060576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34913">
                <text:p>0.534913</text:p>
              </table:table-cell>
              <table:table-cell office:value-type="float" office:value="0.0006057683">
                <text:p>0.000605768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358">
                <text:p>0.5358</text:p>
              </table:table-cell>
              <table:table-cell office:value-type="float" office:value="0.0006057673">
                <text:p>0.000605767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36688">
                <text:p>0.536688</text:p>
              </table:table-cell>
              <table:table-cell office:value-type="float" office:value="0.0006057664">
                <text:p>0.000605766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37575">
                <text:p>0.537575</text:p>
              </table:table-cell>
              <table:table-cell office:value-type="float" office:value="0.0006057655">
                <text:p>0.00060576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38463">
                <text:p>0.538463</text:p>
              </table:table-cell>
              <table:table-cell office:value-type="float" office:value="0.0006057648">
                <text:p>0.000605764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3935">
                <text:p>0.53935</text:p>
              </table:table-cell>
              <table:table-cell office:value-type="float" office:value="0.0006057641">
                <text:p>0.000605764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40238">
                <text:p>0.540238</text:p>
              </table:table-cell>
              <table:table-cell office:value-type="float" office:value="0.0006057635">
                <text:p>0.00060576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41125">
                <text:p>0.541125</text:p>
              </table:table-cell>
              <table:table-cell office:value-type="float" office:value="0.0006057629">
                <text:p>0.00060576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42013">
                <text:p>0.542013</text:p>
              </table:table-cell>
              <table:table-cell office:value-type="float" office:value="0.0006057622">
                <text:p>0.00060576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429">
                <text:p>0.5429</text:p>
              </table:table-cell>
              <table:table-cell office:value-type="float" office:value="0.0006057616">
                <text:p>0.00060576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43788">
                <text:p>0.543788</text:p>
              </table:table-cell>
              <table:table-cell office:value-type="float" office:value="0.000605761">
                <text:p>0.00060576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44564">
                <text:p>0.544564</text:p>
              </table:table-cell>
              <table:table-cell office:value-type="float" office:value="0.0006057604">
                <text:p>0.00060576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45341">
                <text:p>0.545341</text:p>
              </table:table-cell>
              <table:table-cell office:value-type="float" office:value="0.0006057598">
                <text:p>0.00060575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46117">
                <text:p>0.546117</text:p>
              </table:table-cell>
              <table:table-cell office:value-type="float" office:value="0.0006057592">
                <text:p>0.00060575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46894">
                <text:p>0.546894</text:p>
              </table:table-cell>
              <table:table-cell office:value-type="float" office:value="0.0006057585">
                <text:p>0.000605758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4767">
                <text:p>0.54767</text:p>
              </table:table-cell>
              <table:table-cell office:value-type="float" office:value="0.0006057579">
                <text:p>0.00060575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48447">
                <text:p>0.548447</text:p>
              </table:table-cell>
              <table:table-cell office:value-type="float" office:value="0.0006057572">
                <text:p>0.000605757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49223">
                <text:p>0.549223</text:p>
              </table:table-cell>
              <table:table-cell office:value-type="float" office:value="0.0006057565">
                <text:p>0.00060575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5">
                <text:p>0.55</text:p>
              </table:table-cell>
              <table:table-cell office:value-type="float" office:value="0.0006057558">
                <text:p>0.00060575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50862">
                <text:p>0.550862</text:p>
              </table:table-cell>
              <table:table-cell office:value-type="float" office:value="0.000605755">
                <text:p>0.0006057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5174">
                <text:p>0.55174</text:p>
              </table:table-cell>
              <table:table-cell office:value-type="float" office:value="0.0006057542">
                <text:p>0.00060575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52601">
                <text:p>0.552601</text:p>
              </table:table-cell>
              <table:table-cell office:value-type="float" office:value="0.0006057534">
                <text:p>0.00060575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53448">
                <text:p>0.553448</text:p>
              </table:table-cell>
              <table:table-cell office:value-type="float" office:value="0.0006057526">
                <text:p>0.00060575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54264">
                <text:p>0.554264</text:p>
              </table:table-cell>
              <table:table-cell office:value-type="float" office:value="0.0006057519">
                <text:p>0.00060575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55053">
                <text:p>0.555053</text:p>
              </table:table-cell>
              <table:table-cell office:value-type="float" office:value="0.0006057512">
                <text:p>0.00060575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55828">
                <text:p>0.555828</text:p>
              </table:table-cell>
              <table:table-cell office:value-type="float" office:value="0.0006057505">
                <text:p>0.00060575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5659">
                <text:p>0.55659</text:p>
              </table:table-cell>
              <table:table-cell office:value-type="float" office:value="0.0006057498">
                <text:p>0.00060574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57351">
                <text:p>0.557351</text:p>
              </table:table-cell>
              <table:table-cell office:value-type="float" office:value="0.0006057492">
                <text:p>0.00060574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58086">
                <text:p>0.558086</text:p>
              </table:table-cell>
              <table:table-cell office:value-type="float" office:value="0.0006057486">
                <text:p>0.000605748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58822">
                <text:p>0.558822</text:p>
              </table:table-cell>
              <table:table-cell office:value-type="float" office:value="0.000605748">
                <text:p>0.0006057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59544">
                <text:p>0.559544</text:p>
              </table:table-cell>
              <table:table-cell office:value-type="float" office:value="0.0006057474">
                <text:p>0.000605747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60267">
                <text:p>0.560267</text:p>
              </table:table-cell>
              <table:table-cell office:value-type="float" office:value="0.0006057468">
                <text:p>0.000605746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60976">
                <text:p>0.560976</text:p>
              </table:table-cell>
              <table:table-cell office:value-type="float" office:value="0.0006057463">
                <text:p>0.00060574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61686">
                <text:p>0.561686</text:p>
              </table:table-cell>
              <table:table-cell office:value-type="float" office:value="0.0006057457">
                <text:p>0.00060574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62382">
                <text:p>0.562382</text:p>
              </table:table-cell>
              <table:table-cell office:value-type="float" office:value="0.0006057451">
                <text:p>0.00060574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63079">
                <text:p>0.563079</text:p>
              </table:table-cell>
              <table:table-cell office:value-type="float" office:value="0.0006057445">
                <text:p>0.00060574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63776">
                <text:p>0.563776</text:p>
              </table:table-cell>
              <table:table-cell office:value-type="float" office:value="0.0006057438">
                <text:p>0.000605743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64486">
                <text:p>0.564486</text:p>
              </table:table-cell>
              <table:table-cell office:value-type="float" office:value="0.0006057432">
                <text:p>0.00060574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65196">
                <text:p>0.565196</text:p>
              </table:table-cell>
              <table:table-cell office:value-type="float" office:value="0.0006057425">
                <text:p>0.00060574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65892">
                <text:p>0.565892</text:p>
              </table:table-cell>
              <table:table-cell office:value-type="float" office:value="0.0006057418">
                <text:p>0.00060574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66588">
                <text:p>0.566588</text:p>
              </table:table-cell>
              <table:table-cell office:value-type="float" office:value="0.0006057411">
                <text:p>0.00060574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67284">
                <text:p>0.567284</text:p>
              </table:table-cell>
              <table:table-cell office:value-type="float" office:value="0.0006057404">
                <text:p>0.00060574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67996">
                <text:p>0.567996</text:p>
              </table:table-cell>
              <table:table-cell office:value-type="float" office:value="0.0006057397">
                <text:p>0.00060573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68691">
                <text:p>0.568691</text:p>
              </table:table-cell>
              <table:table-cell office:value-type="float" office:value="0.000605739">
                <text:p>0.00060573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69387">
                <text:p>0.569387</text:p>
              </table:table-cell>
              <table:table-cell office:value-type="float" office:value="0.0006057383">
                <text:p>0.000605738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70083">
                <text:p>0.570083</text:p>
              </table:table-cell>
              <table:table-cell office:value-type="float" office:value="0.0006057376">
                <text:p>0.00060573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70779">
                <text:p>0.570779</text:p>
              </table:table-cell>
              <table:table-cell office:value-type="float" office:value="0.0006057369">
                <text:p>0.00060573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71474">
                <text:p>0.571474</text:p>
              </table:table-cell>
              <table:table-cell office:value-type="float" office:value="0.0006057362">
                <text:p>0.00060573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7217">
                <text:p>0.57217</text:p>
              </table:table-cell>
              <table:table-cell office:value-type="float" office:value="0.0006057355">
                <text:p>0.00060573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72866">
                <text:p>0.572866</text:p>
              </table:table-cell>
              <table:table-cell office:value-type="float" office:value="0.0006057349">
                <text:p>0.000605734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7358">
                <text:p>0.57358</text:p>
              </table:table-cell>
              <table:table-cell office:value-type="float" office:value="0.0006057342">
                <text:p>0.000605734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74314">
                <text:p>0.574314</text:p>
              </table:table-cell>
              <table:table-cell office:value-type="float" office:value="0.0006057335">
                <text:p>0.000605733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75069">
                <text:p>0.575069</text:p>
              </table:table-cell>
              <table:table-cell office:value-type="float" office:value="0.0006057327">
                <text:p>0.00060573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75848">
                <text:p>0.575848</text:p>
              </table:table-cell>
              <table:table-cell office:value-type="float" office:value="0.000605732">
                <text:p>0.0006057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76653">
                <text:p>0.576653</text:p>
              </table:table-cell>
              <table:table-cell office:value-type="float" office:value="0.0006057313">
                <text:p>0.00060573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77487">
                <text:p>0.577487</text:p>
              </table:table-cell>
              <table:table-cell office:value-type="float" office:value="0.0006057305">
                <text:p>0.00060573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8353">
                <text:p>0.578353</text:p>
              </table:table-cell>
              <table:table-cell office:value-type="float" office:value="0.0006057297">
                <text:p>0.000605729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79294">
                <text:p>0.579294</text:p>
              </table:table-cell>
              <table:table-cell office:value-type="float" office:value="0.0006057289">
                <text:p>0.00060572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8028">
                <text:p>0.58028</text:p>
              </table:table-cell>
              <table:table-cell office:value-type="float" office:value="0.000605728">
                <text:p>0.00060572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81219">
                <text:p>0.581219</text:p>
              </table:table-cell>
              <table:table-cell office:value-type="float" office:value="0.0006057271">
                <text:p>0.00060572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82114">
                <text:p>0.582114</text:p>
              </table:table-cell>
              <table:table-cell office:value-type="float" office:value="0.0006057262">
                <text:p>0.00060572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83008">
                <text:p>0.583008</text:p>
              </table:table-cell>
              <table:table-cell office:value-type="float" office:value="0.0006057253">
                <text:p>0.000605725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83857">
                <text:p>0.583857</text:p>
              </table:table-cell>
              <table:table-cell office:value-type="float" office:value="0.0006057244">
                <text:p>0.000605724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84707">
                <text:p>0.584707</text:p>
              </table:table-cell>
              <table:table-cell office:value-type="float" office:value="0.0006057234">
                <text:p>0.000605723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85557">
                <text:p>0.585557</text:p>
              </table:table-cell>
              <table:table-cell office:value-type="float" office:value="0.0006057224">
                <text:p>0.00060572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6406">
                <text:p>0.586406</text:p>
              </table:table-cell>
              <table:table-cell office:value-type="float" office:value="0.0006057214">
                <text:p>0.00060572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87206">
                <text:p>0.587206</text:p>
              </table:table-cell>
              <table:table-cell office:value-type="float" office:value="0.0006057203">
                <text:p>0.00060572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8006">
                <text:p>0.588006</text:p>
              </table:table-cell>
              <table:table-cell office:value-type="float" office:value="0.0006057193">
                <text:p>0.000605719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88805">
                <text:p>0.588805</text:p>
              </table:table-cell>
              <table:table-cell office:value-type="float" office:value="0.0006057181">
                <text:p>0.000605718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89605">
                <text:p>0.589605</text:p>
              </table:table-cell>
              <table:table-cell office:value-type="float" office:value="0.000605717">
                <text:p>0.0006057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90404">
                <text:p>0.590404</text:p>
              </table:table-cell>
              <table:table-cell office:value-type="float" office:value="0.0006057158">
                <text:p>0.00060571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91204">
                <text:p>0.591204</text:p>
              </table:table-cell>
              <table:table-cell office:value-type="float" office:value="0.0006057145">
                <text:p>0.000605714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92004">
                <text:p>0.592004</text:p>
              </table:table-cell>
              <table:table-cell office:value-type="float" office:value="0.0006057133">
                <text:p>0.00060571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92731">
                <text:p>0.592731</text:p>
              </table:table-cell>
              <table:table-cell office:value-type="float" office:value="0.0006057121">
                <text:p>0.00060571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93458">
                <text:p>0.593458</text:p>
              </table:table-cell>
              <table:table-cell office:value-type="float" office:value="0.000605711">
                <text:p>0.0006057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4112">
                <text:p>0.594112</text:p>
              </table:table-cell>
              <table:table-cell office:value-type="float" office:value="0.0006057099">
                <text:p>0.00060570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4766">
                <text:p>0.594766</text:p>
              </table:table-cell>
              <table:table-cell office:value-type="float" office:value="0.0006057089">
                <text:p>0.00060570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5348">
                <text:p>0.595348</text:p>
              </table:table-cell>
              <table:table-cell office:value-type="float" office:value="0.000605708">
                <text:p>0.00060570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5929">
                <text:p>0.595929</text:p>
              </table:table-cell>
              <table:table-cell office:value-type="float" office:value="0.0006057071">
                <text:p>0.00060570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6511">
                <text:p>0.596511</text:p>
              </table:table-cell>
              <table:table-cell office:value-type="float" office:value="0.0006057063">
                <text:p>0.00060570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7009">
                <text:p>0.597009</text:p>
              </table:table-cell>
              <table:table-cell office:value-type="float" office:value="0.0006057055">
                <text:p>0.00060570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7508">
                <text:p>0.597508</text:p>
              </table:table-cell>
              <table:table-cell office:value-type="float" office:value="0.0006057048">
                <text:p>0.000605704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8006">
                <text:p>0.598006</text:p>
              </table:table-cell>
              <table:table-cell office:value-type="float" office:value="0.0006057041">
                <text:p>0.00060570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8505">
                <text:p>0.598505</text:p>
              </table:table-cell>
              <table:table-cell office:value-type="float" office:value="0.0006057034">
                <text:p>0.000605703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99003">
                <text:p>0.599003</text:p>
              </table:table-cell>
              <table:table-cell office:value-type="float" office:value="0.0006057027">
                <text:p>0.000605702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99335">
                <text:p>0.599335</text:p>
              </table:table-cell>
              <table:table-cell office:value-type="float" office:value="0.0006057022">
                <text:p>0.000605702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599668">
                <text:p>0.599668</text:p>
              </table:table-cell>
              <table:table-cell office:value-type="float" office:value="0.0006057018">
                <text:p>0.00060570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">
                <text:p>0.6</text:p>
              </table:table-cell>
              <table:table-cell office:value-type="float" office:value="0.0006057013">
                <text:p>0.00060570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0376">
                <text:p>0.600376</text:p>
              </table:table-cell>
              <table:table-cell office:value-type="float" office:value="0.0006057008">
                <text:p>0.00060570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0793">
                <text:p>0.600793</text:p>
              </table:table-cell>
              <table:table-cell office:value-type="float" office:value="0.0006057003">
                <text:p>0.00060570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1225">
                <text:p>0.601225</text:p>
              </table:table-cell>
              <table:table-cell office:value-type="float" office:value="0.0006056998">
                <text:p>0.00060569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1645">
                <text:p>0.601645</text:p>
              </table:table-cell>
              <table:table-cell office:value-type="float" office:value="0.0006056993">
                <text:p>0.000605699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2058">
                <text:p>0.602058</text:p>
              </table:table-cell>
              <table:table-cell office:value-type="float" office:value="0.0006056988">
                <text:p>0.000605698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2468">
                <text:p>0.602468</text:p>
              </table:table-cell>
              <table:table-cell office:value-type="float" office:value="0.0006056984">
                <text:p>0.000605698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02874">
                <text:p>0.602874</text:p>
              </table:table-cell>
              <table:table-cell office:value-type="float" office:value="0.0006056979">
                <text:p>0.000605697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03277">
                <text:p>0.603277</text:p>
              </table:table-cell>
              <table:table-cell office:value-type="float" office:value="0.0006056975">
                <text:p>0.00060569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0368">
                <text:p>0.60368</text:p>
              </table:table-cell>
              <table:table-cell office:value-type="float" office:value="0.0006056971">
                <text:p>0.00060569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04083">
                <text:p>0.604083</text:p>
              </table:table-cell>
              <table:table-cell office:value-type="float" office:value="0.0006056967">
                <text:p>0.00060569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04493">
                <text:p>0.604493</text:p>
              </table:table-cell>
              <table:table-cell office:value-type="float" office:value="0.0006056963">
                <text:p>0.00060569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04906">
                <text:p>0.604906</text:p>
              </table:table-cell>
              <table:table-cell office:value-type="float" office:value="0.0006056959">
                <text:p>0.000605695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05328">
                <text:p>0.605328</text:p>
              </table:table-cell>
              <table:table-cell office:value-type="float" office:value="0.0006056955">
                <text:p>0.00060569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05753">
                <text:p>0.605753</text:p>
              </table:table-cell>
              <table:table-cell office:value-type="float" office:value="0.0006056951">
                <text:p>0.00060569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06187">
                <text:p>0.606187</text:p>
              </table:table-cell>
              <table:table-cell office:value-type="float" office:value="0.0006056947">
                <text:p>0.000605694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06612">
                <text:p>0.606612</text:p>
              </table:table-cell>
              <table:table-cell office:value-type="float" office:value="0.0006056943">
                <text:p>0.00060569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07038">
                <text:p>0.607038</text:p>
              </table:table-cell>
              <table:table-cell office:value-type="float" office:value="0.0006056939">
                <text:p>0.00060569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07467">
                <text:p>0.607467</text:p>
              </table:table-cell>
              <table:table-cell office:value-type="float" office:value="0.0006056936">
                <text:p>0.000605693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07897">
                <text:p>0.607897</text:p>
              </table:table-cell>
              <table:table-cell office:value-type="float" office:value="0.0006056932">
                <text:p>0.00060569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08327">
                <text:p>0.608327</text:p>
              </table:table-cell>
              <table:table-cell office:value-type="float" office:value="0.0006056928">
                <text:p>0.00060569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08761">
                <text:p>0.608761</text:p>
              </table:table-cell>
              <table:table-cell office:value-type="float" office:value="0.0006056924">
                <text:p>0.00060569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09195">
                <text:p>0.609195</text:p>
              </table:table-cell>
              <table:table-cell office:value-type="float" office:value="0.000605692">
                <text:p>0.00060569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09629">
                <text:p>0.609629</text:p>
              </table:table-cell>
              <table:table-cell office:value-type="float" office:value="0.0006056916">
                <text:p>0.00060569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10068">
                <text:p>0.610068</text:p>
              </table:table-cell>
              <table:table-cell office:value-type="float" office:value="0.0006056912">
                <text:p>0.00060569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10507">
                <text:p>0.610507</text:p>
              </table:table-cell>
              <table:table-cell office:value-type="float" office:value="0.0006056908">
                <text:p>0.00060569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10945">
                <text:p>0.610945</text:p>
              </table:table-cell>
              <table:table-cell office:value-type="float" office:value="0.0006056904">
                <text:p>0.00060569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11389">
                <text:p>0.611389</text:p>
              </table:table-cell>
              <table:table-cell office:value-type="float" office:value="0.00060569">
                <text:p>0.0006056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11833">
                <text:p>0.611833</text:p>
              </table:table-cell>
              <table:table-cell office:value-type="float" office:value="0.0006056896">
                <text:p>0.00060568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12277">
                <text:p>0.612277</text:p>
              </table:table-cell>
              <table:table-cell office:value-type="float" office:value="0.0006056891">
                <text:p>0.00060568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12726">
                <text:p>0.612726</text:p>
              </table:table-cell>
              <table:table-cell office:value-type="float" office:value="0.0006056887">
                <text:p>0.000605688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13192">
                <text:p>0.613192</text:p>
              </table:table-cell>
              <table:table-cell office:value-type="float" office:value="0.0006056882">
                <text:p>0.00060568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1367">
                <text:p>0.61367</text:p>
              </table:table-cell>
              <table:table-cell office:value-type="float" office:value="0.0006056877">
                <text:p>0.00060568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14154">
                <text:p>0.614154</text:p>
              </table:table-cell>
              <table:table-cell office:value-type="float" office:value="0.0006056872">
                <text:p>0.000605687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14652">
                <text:p>0.614652</text:p>
              </table:table-cell>
              <table:table-cell office:value-type="float" office:value="0.0006056867">
                <text:p>0.00060568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15157">
                <text:p>0.615157</text:p>
              </table:table-cell>
              <table:table-cell office:value-type="float" office:value="0.0006056862">
                <text:p>0.000605686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15662">
                <text:p>0.615662</text:p>
              </table:table-cell>
              <table:table-cell office:value-type="float" office:value="0.0006056856">
                <text:p>0.00060568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16167">
                <text:p>0.616167</text:p>
              </table:table-cell>
              <table:table-cell office:value-type="float" office:value="0.000605685">
                <text:p>0.00060568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1668">
                <text:p>0.61668</text:p>
              </table:table-cell>
              <table:table-cell office:value-type="float" office:value="0.0006056844">
                <text:p>0.000605684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17185">
                <text:p>0.617185</text:p>
              </table:table-cell>
              <table:table-cell office:value-type="float" office:value="0.0006056838">
                <text:p>0.000605683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17689">
                <text:p>0.617689</text:p>
              </table:table-cell>
              <table:table-cell office:value-type="float" office:value="0.0006056831">
                <text:p>0.00060568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18202">
                <text:p>0.618202</text:p>
              </table:table-cell>
              <table:table-cell office:value-type="float" office:value="0.0006056824">
                <text:p>0.000605682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18723">
                <text:p>0.618723</text:p>
              </table:table-cell>
              <table:table-cell office:value-type="float" office:value="0.0006056817">
                <text:p>0.00060568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19245">
                <text:p>0.619245</text:p>
              </table:table-cell>
              <table:table-cell office:value-type="float" office:value="0.000605681">
                <text:p>0.0006056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19766">
                <text:p>0.619766</text:p>
              </table:table-cell>
              <table:table-cell office:value-type="float" office:value="0.0006056802">
                <text:p>0.00060568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20278">
                <text:p>0.620278</text:p>
              </table:table-cell>
              <table:table-cell office:value-type="float" office:value="0.0006056794">
                <text:p>0.00060567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20791">
                <text:p>0.620791</text:p>
              </table:table-cell>
              <table:table-cell office:value-type="float" office:value="0.0006056786">
                <text:p>0.000605678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21295">
                <text:p>0.621295</text:p>
              </table:table-cell>
              <table:table-cell office:value-type="float" office:value="0.0006056777">
                <text:p>0.000605677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21789">
                <text:p>0.621789</text:p>
              </table:table-cell>
              <table:table-cell office:value-type="float" office:value="0.0006056768">
                <text:p>0.000605676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22284">
                <text:p>0.622284</text:p>
              </table:table-cell>
              <table:table-cell office:value-type="float" office:value="0.0006056758">
                <text:p>0.00060567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22779">
                <text:p>0.622779</text:p>
              </table:table-cell>
              <table:table-cell office:value-type="float" office:value="0.0006056748">
                <text:p>0.000605674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23274">
                <text:p>0.623274</text:p>
              </table:table-cell>
              <table:table-cell office:value-type="float" office:value="0.0006056737">
                <text:p>0.00060567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23769">
                <text:p>0.623769</text:p>
              </table:table-cell>
              <table:table-cell office:value-type="float" office:value="0.0006056726">
                <text:p>0.00060567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24274">
                <text:p>0.624274</text:p>
              </table:table-cell>
              <table:table-cell office:value-type="float" office:value="0.0006056715">
                <text:p>0.00060567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24768">
                <text:p>0.624768</text:p>
              </table:table-cell>
              <table:table-cell office:value-type="float" office:value="0.0006056703">
                <text:p>0.000605670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25263">
                <text:p>0.625263</text:p>
              </table:table-cell>
              <table:table-cell office:value-type="float" office:value="0.0006056691">
                <text:p>0.00060566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25758">
                <text:p>0.625758</text:p>
              </table:table-cell>
              <table:table-cell office:value-type="float" office:value="0.0006056679">
                <text:p>0.000605667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26263">
                <text:p>0.626263</text:p>
              </table:table-cell>
              <table:table-cell office:value-type="float" office:value="0.0006056667">
                <text:p>0.00060566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26779">
                <text:p>0.626779</text:p>
              </table:table-cell>
              <table:table-cell office:value-type="float" office:value="0.0006056654">
                <text:p>0.000605665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27307">
                <text:p>0.627307</text:p>
              </table:table-cell>
              <table:table-cell office:value-type="float" office:value="0.0006056641">
                <text:p>0.00060566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27834">
                <text:p>0.627834</text:p>
              </table:table-cell>
              <table:table-cell office:value-type="float" office:value="0.0006056628">
                <text:p>0.000605662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28375">
                <text:p>0.628375</text:p>
              </table:table-cell>
              <table:table-cell office:value-type="float" office:value="0.0006056614">
                <text:p>0.00060566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28929">
                <text:p>0.628929</text:p>
              </table:table-cell>
              <table:table-cell office:value-type="float" office:value="0.00060566">
                <text:p>0.0006056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29484">
                <text:p>0.629484</text:p>
              </table:table-cell>
              <table:table-cell office:value-type="float" office:value="0.0006056586">
                <text:p>0.000605658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30054">
                <text:p>0.630054</text:p>
              </table:table-cell>
              <table:table-cell office:value-type="float" office:value="0.0006056573">
                <text:p>0.00060565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30624">
                <text:p>0.630624</text:p>
              </table:table-cell>
              <table:table-cell office:value-type="float" office:value="0.0006056559">
                <text:p>0.000605655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31211">
                <text:p>0.631211</text:p>
              </table:table-cell>
              <table:table-cell office:value-type="float" office:value="0.0006056545">
                <text:p>0.00060565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31817">
                <text:p>0.631817</text:p>
              </table:table-cell>
              <table:table-cell office:value-type="float" office:value="0.0006056531">
                <text:p>0.000605653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32423">
                <text:p>0.632423</text:p>
              </table:table-cell>
              <table:table-cell office:value-type="float" office:value="0.0006056518">
                <text:p>0.00060565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33051">
                <text:p>0.633051</text:p>
              </table:table-cell>
              <table:table-cell office:value-type="float" office:value="0.0006056503">
                <text:p>0.00060565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33679">
                <text:p>0.633679</text:p>
              </table:table-cell>
              <table:table-cell office:value-type="float" office:value="0.0006056489">
                <text:p>0.00060564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34331">
                <text:p>0.634331</text:p>
              </table:table-cell>
              <table:table-cell office:value-type="float" office:value="0.0006056474">
                <text:p>0.00060564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34984">
                <text:p>0.634984</text:p>
              </table:table-cell>
              <table:table-cell office:value-type="float" office:value="0.0006056459">
                <text:p>0.000605645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35667">
                <text:p>0.635667</text:p>
              </table:table-cell>
              <table:table-cell office:value-type="float" office:value="0.0006056444">
                <text:p>0.00060564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36349">
                <text:p>0.636349</text:p>
              </table:table-cell>
              <table:table-cell office:value-type="float" office:value="0.0006056429">
                <text:p>0.000605642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37032">
                <text:p>0.637032</text:p>
              </table:table-cell>
              <table:table-cell office:value-type="float" office:value="0.0006056414">
                <text:p>0.00060564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37752">
                <text:p>0.637752</text:p>
              </table:table-cell>
              <table:table-cell office:value-type="float" office:value="0.0006056398">
                <text:p>0.00060563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38473">
                <text:p>0.638473</text:p>
              </table:table-cell>
              <table:table-cell office:value-type="float" office:value="0.0006056382">
                <text:p>0.00060563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39193">
                <text:p>0.639193</text:p>
              </table:table-cell>
              <table:table-cell office:value-type="float" office:value="0.0006056367">
                <text:p>0.000605636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39914">
                <text:p>0.639914</text:p>
              </table:table-cell>
              <table:table-cell office:value-type="float" office:value="0.0006056352">
                <text:p>0.000605635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4069">
                <text:p>0.64069</text:p>
              </table:table-cell>
              <table:table-cell office:value-type="float" office:value="0.0006056337">
                <text:p>0.00060563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41465">
                <text:p>0.641465</text:p>
              </table:table-cell>
              <table:table-cell office:value-type="float" office:value="0.0006056322">
                <text:p>0.00060563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42241">
                <text:p>0.642241</text:p>
              </table:table-cell>
              <table:table-cell office:value-type="float" office:value="0.0006056308">
                <text:p>0.00060563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43017">
                <text:p>0.643017</text:p>
              </table:table-cell>
              <table:table-cell office:value-type="float" office:value="0.0006056295">
                <text:p>0.000605629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43793">
                <text:p>0.643793</text:p>
              </table:table-cell>
              <table:table-cell office:value-type="float" office:value="0.0006056282">
                <text:p>0.000605628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44569">
                <text:p>0.644569</text:p>
              </table:table-cell>
              <table:table-cell office:value-type="float" office:value="0.000605627">
                <text:p>0.00060562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45345">
                <text:p>0.645345</text:p>
              </table:table-cell>
              <table:table-cell office:value-type="float" office:value="0.0006056258">
                <text:p>0.00060562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46121">
                <text:p>0.646121</text:p>
              </table:table-cell>
              <table:table-cell office:value-type="float" office:value="0.0006056246">
                <text:p>0.000605624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46897">
                <text:p>0.646897</text:p>
              </table:table-cell>
              <table:table-cell office:value-type="float" office:value="0.0006056235">
                <text:p>0.000605623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47672">
                <text:p>0.647672</text:p>
              </table:table-cell>
              <table:table-cell office:value-type="float" office:value="0.0006056224">
                <text:p>0.000605622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48448">
                <text:p>0.648448</text:p>
              </table:table-cell>
              <table:table-cell office:value-type="float" office:value="0.0006056214">
                <text:p>0.00060562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49224">
                <text:p>0.649224</text:p>
              </table:table-cell>
              <table:table-cell office:value-type="float" office:value="0.0006056203">
                <text:p>0.00060562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49612">
                <text:p>0.649612</text:p>
              </table:table-cell>
              <table:table-cell office:value-type="float" office:value="0.0006056198">
                <text:p>0.000605619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5">
                <text:p>0.65</text:p>
              </table:table-cell>
              <table:table-cell office:value-type="float" office:value="0.0006056193">
                <text:p>0.000605619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50463">
                <text:p>0.650463</text:p>
              </table:table-cell>
              <table:table-cell office:value-type="float" office:value="0.0006056187">
                <text:p>0.000605618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51001">
                <text:p>0.651001</text:p>
              </table:table-cell>
              <table:table-cell office:value-type="float" office:value="0.0006056181">
                <text:p>0.00060561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51614">
                <text:p>0.651614</text:p>
              </table:table-cell>
              <table:table-cell office:value-type="float" office:value="0.0006056174">
                <text:p>0.000605617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52295">
                <text:p>0.652295</text:p>
              </table:table-cell>
              <table:table-cell office:value-type="float" office:value="0.0006056166">
                <text:p>0.000605616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53029">
                <text:p>0.653029</text:p>
              </table:table-cell>
              <table:table-cell office:value-type="float" office:value="0.0006056158">
                <text:p>0.000605615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53752">
                <text:p>0.653752</text:p>
              </table:table-cell>
              <table:table-cell office:value-type="float" office:value="0.000605615">
                <text:p>0.0006056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654486">
                <text:p>0.654486</text:p>
              </table:table-cell>
              <table:table-cell office:value-type="float" office:value="0.0006056143">
                <text:p>0.000605614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65522">
                <text:p>0.65522</text:p>
              </table:table-cell>
              <table:table-cell office:value-type="float" office:value="0.0006056135">
                <text:p>0.00060561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655942">
                <text:p>0.655942</text:p>
              </table:table-cell>
              <table:table-cell office:value-type="float" office:value="0.0006056129">
                <text:p>0.000605612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56665">
                <text:p>0.656665</text:p>
              </table:table-cell>
              <table:table-cell office:value-type="float" office:value="0.0006056122">
                <text:p>0.000605612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57387">
                <text:p>0.657387</text:p>
              </table:table-cell>
              <table:table-cell office:value-type="float" office:value="0.0006056116">
                <text:p>0.00060561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658122">
                <text:p>0.658122</text:p>
              </table:table-cell>
              <table:table-cell office:value-type="float" office:value="0.0006056109">
                <text:p>0.000605610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658869">
                <text:p>0.658869</text:p>
              </table:table-cell>
              <table:table-cell office:value-type="float" office:value="0.0006056103">
                <text:p>0.000605610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659604">
                <text:p>0.659604</text:p>
              </table:table-cell>
              <table:table-cell office:value-type="float" office:value="0.0006056097">
                <text:p>0.000605609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60352">
                <text:p>0.660352</text:p>
              </table:table-cell>
              <table:table-cell office:value-type="float" office:value="0.0006056091">
                <text:p>0.00060560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661114">
                <text:p>0.661114</text:p>
              </table:table-cell>
              <table:table-cell office:value-type="float" office:value="0.0006056085">
                <text:p>0.00060560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661892">
                <text:p>0.661892</text:p>
              </table:table-cell>
              <table:table-cell office:value-type="float" office:value="0.0006056079">
                <text:p>0.00060560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62686">
                <text:p>0.662686</text:p>
              </table:table-cell>
              <table:table-cell office:value-type="float" office:value="0.0006056074">
                <text:p>0.00060560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663515">
                <text:p>0.663515</text:p>
              </table:table-cell>
              <table:table-cell office:value-type="float" office:value="0.0006056068">
                <text:p>0.000605606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64384">
                <text:p>0.664384</text:p>
              </table:table-cell>
              <table:table-cell office:value-type="float" office:value="0.0006056063">
                <text:p>0.000605606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665297">
                <text:p>0.665297</text:p>
              </table:table-cell>
              <table:table-cell office:value-type="float" office:value="0.0006056058">
                <text:p>0.000605605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666235">
                <text:p>0.666235</text:p>
              </table:table-cell>
              <table:table-cell office:value-type="float" office:value="0.0006056053">
                <text:p>0.000605605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667228">
                <text:p>0.667228</text:p>
              </table:table-cell>
              <table:table-cell office:value-type="float" office:value="0.0006056048">
                <text:p>0.00060560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668252">
                <text:p>0.668252</text:p>
              </table:table-cell>
              <table:table-cell office:value-type="float" office:value="0.0006056043">
                <text:p>0.000605604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669276">
                <text:p>0.669276</text:p>
              </table:table-cell>
              <table:table-cell office:value-type="float" office:value="0.0006056038">
                <text:p>0.000605603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670301">
                <text:p>0.670301</text:p>
              </table:table-cell>
              <table:table-cell office:value-type="float" office:value="0.0006056033">
                <text:p>0.00060560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671361">
                <text:p>0.671361</text:p>
              </table:table-cell>
              <table:table-cell office:value-type="float" office:value="0.0006056028">
                <text:p>0.00060560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672384">
                <text:p>0.672384</text:p>
              </table:table-cell>
              <table:table-cell office:value-type="float" office:value="0.0006056024">
                <text:p>0.00060560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67337">
                <text:p>0.67337</text:p>
              </table:table-cell>
              <table:table-cell office:value-type="float" office:value="0.0006056019">
                <text:p>0.000605601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674289">
                <text:p>0.674289</text:p>
              </table:table-cell>
              <table:table-cell office:value-type="float" office:value="0.0006056016">
                <text:p>0.00060560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675175">
                <text:p>0.675175</text:p>
              </table:table-cell>
              <table:table-cell office:value-type="float" office:value="0.0006056012">
                <text:p>0.00060560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676062">
                <text:p>0.676062</text:p>
              </table:table-cell>
              <table:table-cell office:value-type="float" office:value="0.0006056009">
                <text:p>0.000605600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676948">
                <text:p>0.676948</text:p>
              </table:table-cell>
              <table:table-cell office:value-type="float" office:value="0.0006056006">
                <text:p>0.000605600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677835">
                <text:p>0.677835</text:p>
              </table:table-cell>
              <table:table-cell office:value-type="float" office:value="0.0006056003">
                <text:p>0.000605600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78722">
                <text:p>0.678722</text:p>
              </table:table-cell>
              <table:table-cell office:value-type="float" office:value="0.0006056001">
                <text:p>0.000605600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679647">
                <text:p>0.679647</text:p>
              </table:table-cell>
              <table:table-cell office:value-type="float" office:value="0.0006055998">
                <text:p>0.000605599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680572">
                <text:p>0.680572</text:p>
              </table:table-cell>
              <table:table-cell office:value-type="float" office:value="0.0006055996">
                <text:p>0.000605599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681497">
                <text:p>0.681497</text:p>
              </table:table-cell>
              <table:table-cell office:value-type="float" office:value="0.0006055993">
                <text:p>0.000605599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82471">
                <text:p>0.682471</text:p>
              </table:table-cell>
              <table:table-cell office:value-type="float" office:value="0.0006055991">
                <text:p>0.00060559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83502">
                <text:p>0.683502</text:p>
              </table:table-cell>
              <table:table-cell office:value-type="float" office:value="0.0006055988">
                <text:p>0.00060559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684533">
                <text:p>0.684533</text:p>
              </table:table-cell>
              <table:table-cell office:value-type="float" office:value="0.0006055985">
                <text:p>0.000605598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685564">
                <text:p>0.685564</text:p>
              </table:table-cell>
              <table:table-cell office:value-type="float" office:value="0.0006055983">
                <text:p>0.00060559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86595">
                <text:p>0.686595</text:p>
              </table:table-cell>
              <table:table-cell office:value-type="float" office:value="0.0006055981">
                <text:p>0.00060559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687712">
                <text:p>0.687712</text:p>
              </table:table-cell>
              <table:table-cell office:value-type="float" office:value="0.0006055978">
                <text:p>0.000605597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688829">
                <text:p>0.688829</text:p>
              </table:table-cell>
              <table:table-cell office:value-type="float" office:value="0.0006055976">
                <text:p>0.000605597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689947">
                <text:p>0.689947</text:p>
              </table:table-cell>
              <table:table-cell office:value-type="float" office:value="0.0006055973">
                <text:p>0.000605597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691064">
                <text:p>0.691064</text:p>
              </table:table-cell>
              <table:table-cell office:value-type="float" office:value="0.0006055971">
                <text:p>0.000605597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692181">
                <text:p>0.692181</text:p>
              </table:table-cell>
              <table:table-cell office:value-type="float" office:value="0.0006055969">
                <text:p>0.000605596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693298">
                <text:p>0.693298</text:p>
              </table:table-cell>
              <table:table-cell office:value-type="float" office:value="0.0006055967">
                <text:p>0.000605596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694255">
                <text:p>0.694255</text:p>
              </table:table-cell>
              <table:table-cell office:value-type="float" office:value="0.0006055966">
                <text:p>0.000605596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695213">
                <text:p>0.695213</text:p>
              </table:table-cell>
              <table:table-cell office:value-type="float" office:value="0.0006055964">
                <text:p>0.000605596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69617">
                <text:p>0.69617</text:p>
              </table:table-cell>
              <table:table-cell office:value-type="float" office:value="0.0006055963">
                <text:p>0.000605596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697128">
                <text:p>0.697128</text:p>
              </table:table-cell>
              <table:table-cell office:value-type="float" office:value="0.0006055961">
                <text:p>0.000605596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698085">
                <text:p>0.698085</text:p>
              </table:table-cell>
              <table:table-cell office:value-type="float" office:value="0.000605596">
                <text:p>0.0006055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699043">
                <text:p>0.699043</text:p>
              </table:table-cell>
              <table:table-cell office:value-type="float" office:value="0.0006055959">
                <text:p>0.00060559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">
                <text:p>0.7</text:p>
              </table:table-cell>
              <table:table-cell office:value-type="float" office:value="0.0006055957">
                <text:p>0.000605595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00962">
                <text:p>0.700962</text:p>
              </table:table-cell>
              <table:table-cell office:value-type="float" office:value="0.0006055956">
                <text:p>0.000605595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01905">
                <text:p>0.701905</text:p>
              </table:table-cell>
              <table:table-cell office:value-type="float" office:value="0.0006055955">
                <text:p>0.00060559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02848">
                <text:p>0.702848</text:p>
              </table:table-cell>
              <table:table-cell office:value-type="float" office:value="0.0006055954">
                <text:p>0.00060559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03772">
                <text:p>0.703772</text:p>
              </table:table-cell>
              <table:table-cell office:value-type="float" office:value="0.0006055953">
                <text:p>0.00060559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04697">
                <text:p>0.704697</text:p>
              </table:table-cell>
              <table:table-cell office:value-type="float" office:value="0.0006055952">
                <text:p>0.000605595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05621">
                <text:p>0.705621</text:p>
              </table:table-cell>
              <table:table-cell office:value-type="float" office:value="0.0006055951">
                <text:p>0.00060559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06546">
                <text:p>0.706546</text:p>
              </table:table-cell>
              <table:table-cell office:value-type="float" office:value="0.0006055951">
                <text:p>0.000605595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0747">
                <text:p>0.70747</text:p>
              </table:table-cell>
              <table:table-cell office:value-type="float" office:value="0.000605595">
                <text:p>0.00060559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08395">
                <text:p>0.708395</text:p>
              </table:table-cell>
              <table:table-cell office:value-type="float" office:value="0.0006055949">
                <text:p>0.000605594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09363">
                <text:p>0.709363</text:p>
              </table:table-cell>
              <table:table-cell office:value-type="float" office:value="0.0006055948">
                <text:p>0.000605594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10354">
                <text:p>0.710354</text:p>
              </table:table-cell>
              <table:table-cell office:value-type="float" office:value="0.0006055948">
                <text:p>0.000605594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1137">
                <text:p>0.71137</text:p>
              </table:table-cell>
              <table:table-cell office:value-type="float" office:value="0.0006055947">
                <text:p>0.00060559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12387">
                <text:p>0.712387</text:p>
              </table:table-cell>
              <table:table-cell office:value-type="float" office:value="0.0006055946">
                <text:p>0.000605594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13432">
                <text:p>0.713432</text:p>
              </table:table-cell>
              <table:table-cell office:value-type="float" office:value="0.0006055945">
                <text:p>0.000605594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14507">
                <text:p>0.714507</text:p>
              </table:table-cell>
              <table:table-cell office:value-type="float" office:value="0.0006055944">
                <text:p>0.00060559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15583">
                <text:p>0.715583</text:p>
              </table:table-cell>
              <table:table-cell office:value-type="float" office:value="0.0006055943">
                <text:p>0.000605594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16658">
                <text:p>0.716658</text:p>
              </table:table-cell>
              <table:table-cell office:value-type="float" office:value="0.0006055943">
                <text:p>0.000605594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1777">
                <text:p>0.71777</text:p>
              </table:table-cell>
              <table:table-cell office:value-type="float" office:value="0.0006055942">
                <text:p>0.000605594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18881">
                <text:p>0.718881</text:p>
              </table:table-cell>
              <table:table-cell office:value-type="float" office:value="0.0006055941">
                <text:p>0.000605594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20034">
                <text:p>0.720034</text:p>
              </table:table-cell>
              <table:table-cell office:value-type="float" office:value="0.000605594">
                <text:p>0.00060559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21186">
                <text:p>0.721186</text:p>
              </table:table-cell>
              <table:table-cell office:value-type="float" office:value="0.000605594">
                <text:p>0.00060559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22339">
                <text:p>0.722339</text:p>
              </table:table-cell>
              <table:table-cell office:value-type="float" office:value="0.0006055939">
                <text:p>0.000605593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23491">
                <text:p>0.723491</text:p>
              </table:table-cell>
              <table:table-cell office:value-type="float" office:value="0.0006055939">
                <text:p>0.000605593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24696">
                <text:p>0.724696</text:p>
              </table:table-cell>
              <table:table-cell office:value-type="float" office:value="0.0006055938">
                <text:p>0.000605593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25901">
                <text:p>0.725901</text:p>
              </table:table-cell>
              <table:table-cell office:value-type="float" office:value="0.0006055938">
                <text:p>0.000605593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27106">
                <text:p>0.727106</text:p>
              </table:table-cell>
              <table:table-cell office:value-type="float" office:value="0.0006055937">
                <text:p>0.00060559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28311">
                <text:p>0.728311</text:p>
              </table:table-cell>
              <table:table-cell office:value-type="float" office:value="0.0006055937">
                <text:p>0.00060559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29516">
                <text:p>0.729516</text:p>
              </table:table-cell>
              <table:table-cell office:value-type="float" office:value="0.0006055937">
                <text:p>0.000605593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30721">
                <text:p>0.730721</text:p>
              </table:table-cell>
              <table:table-cell office:value-type="float" office:value="0.0006055936">
                <text:p>0.000605593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32006">
                <text:p>0.732006</text:p>
              </table:table-cell>
              <table:table-cell office:value-type="float" office:value="0.0006055936">
                <text:p>0.00060559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33291">
                <text:p>0.733291</text:p>
              </table:table-cell>
              <table:table-cell office:value-type="float" office:value="0.0006055936">
                <text:p>0.00060559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34577">
                <text:p>0.734577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35862">
                <text:p>0.735862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37147">
                <text:p>0.737147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38433">
                <text:p>0.738433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39718">
                <text:p>0.739718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41003">
                <text:p>0.741003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42288">
                <text:p>0.742288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43574">
                <text:p>0.743574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44859">
                <text:p>0.744859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46144">
                <text:p>0.746144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47429">
                <text:p>0.747429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48715">
                <text:p>0.748715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5">
                <text:p>0.75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51351">
                <text:p>0.751351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52632">
                <text:p>0.752632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53846">
                <text:p>0.753846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5503">
                <text:p>0.75503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756154">
                <text:p>0.756154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75725">
                <text:p>0.75725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758293">
                <text:p>0.758293</text:p>
              </table:table-cell>
              <table:table-cell office:value-type="float" office:value="0.0006055935">
                <text:p>0.000605593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759286">
                <text:p>0.759286</text:p>
              </table:table-cell>
              <table:table-cell office:value-type="float" office:value="0.0006055934">
                <text:p>0.000605593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760233">
                <text:p>0.760233</text:p>
              </table:table-cell>
              <table:table-cell office:value-type="float" office:value="0.0006055934">
                <text:p>0.00060559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761157">
                <text:p>0.761157</text:p>
              </table:table-cell>
              <table:table-cell office:value-type="float" office:value="0.0006055934">
                <text:p>0.00060559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76204">
                <text:p>0.76204</text:p>
              </table:table-cell>
              <table:table-cell office:value-type="float" office:value="0.0006055934">
                <text:p>0.000605593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762903">
                <text:p>0.762903</text:p>
              </table:table-cell>
              <table:table-cell office:value-type="float" office:value="0.0006055934">
                <text:p>0.00060559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63727">
                <text:p>0.763727</text:p>
              </table:table-cell>
              <table:table-cell office:value-type="float" office:value="0.0006055934">
                <text:p>0.00060559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764516">
                <text:p>0.764516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765287">
                <text:p>0.765287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76601">
                <text:p>0.76601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76669">
                <text:p>0.76669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767343">
                <text:p>0.767343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767948">
                <text:p>0.767948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76852">
                <text:p>0.76852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69063">
                <text:p>0.769063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769579">
                <text:p>0.769579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770077">
                <text:p>0.770077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770568">
                <text:p>0.770568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771035">
                <text:p>0.771035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771488">
                <text:p>0.771488</text:p>
              </table:table-cell>
              <table:table-cell office:value-type="float" office:value="0.0006055933">
                <text:p>0.000605593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771933">
                <text:p>0.771933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772379">
                <text:p>0.772379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772847">
                <text:p>0.772847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773341">
                <text:p>0.773341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773874">
                <text:p>0.773874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774468">
                <text:p>0.774468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775035">
                <text:p>0.775035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775566">
                <text:p>0.775566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776075">
                <text:p>0.776075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776563">
                <text:p>0.776563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777052">
                <text:p>0.777052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777562">
                <text:p>0.777562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778096">
                <text:p>0.778096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77863">
                <text:p>0.77863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779151">
                <text:p>0.779151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779686">
                <text:p>0.779686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780235">
                <text:p>0.780235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780816">
                <text:p>0.780816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781381">
                <text:p>0.781381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781962">
                <text:p>0.781962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782564">
                <text:p>0.782564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783186">
                <text:p>0.783186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783809">
                <text:p>0.783809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784457">
                <text:p>0.784457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785104">
                <text:p>0.785104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785752">
                <text:p>0.785752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7864">
                <text:p>0.7864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787047">
                <text:p>0.787047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787695">
                <text:p>0.787695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78831">
                <text:p>0.78831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788895">
                <text:p>0.788895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789423">
                <text:p>0.789423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789927">
                <text:p>0.789927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790407">
                <text:p>0.790407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790886">
                <text:p>0.790886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791366">
                <text:p>0.791366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791821">
                <text:p>0.791821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792275">
                <text:p>0.792275</text:p>
              </table:table-cell>
              <table:table-cell office:value-type="float" office:value="0.0006055932">
                <text:p>0.000605593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792729">
                <text:p>0.792729</text:p>
              </table:table-cell>
              <table:table-cell office:value-type="float" office:value="0.0006055931">
                <text:p>0.000605593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793184">
                <text:p>0.793184</text:p>
              </table:table-cell>
              <table:table-cell office:value-type="float" office:value="0.0006055931">
                <text:p>0.000605593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793638">
                <text:p>0.793638</text:p>
              </table:table-cell>
              <table:table-cell office:value-type="float" office:value="0.0006055931">
                <text:p>0.00060559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794093">
                <text:p>0.794093</text:p>
              </table:table-cell>
              <table:table-cell office:value-type="float" office:value="0.0006055931">
                <text:p>0.000605593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794547">
                <text:p>0.794547</text:p>
              </table:table-cell>
              <table:table-cell office:value-type="float" office:value="0.0006055931">
                <text:p>0.000605593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795001">
                <text:p>0.795001</text:p>
              </table:table-cell>
              <table:table-cell office:value-type="float" office:value="0.0006055931">
                <text:p>0.000605593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795456">
                <text:p>0.795456</text:p>
              </table:table-cell>
              <table:table-cell office:value-type="float" office:value="0.0006055931">
                <text:p>0.000605593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79591">
                <text:p>0.79591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796319">
                <text:p>0.796319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796728">
                <text:p>0.796728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797092">
                <text:p>0.797092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797455">
                <text:p>0.797455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797819">
                <text:p>0.797819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798182">
                <text:p>0.798182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798546">
                <text:p>0.798546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798909">
                <text:p>0.798909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799273">
                <text:p>0.799273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799636">
                <text:p>0.799636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">
                <text:p>0.8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0041">
                <text:p>0.80041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00869">
                <text:p>0.800869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01381">
                <text:p>0.801381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01953">
                <text:p>0.801953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02585">
                <text:p>0.802585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03226">
                <text:p>0.803226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03894">
                <text:p>0.803894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04572">
                <text:p>0.804572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05271">
                <text:p>0.805271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0597">
                <text:p>0.80597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06692">
                <text:p>0.806692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07426">
                <text:p>0.807426</text:p>
              </table:table-cell>
              <table:table-cell office:value-type="float" office:value="0.000605593">
                <text:p>0.00060559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0816">
                <text:p>0.80816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08907">
                <text:p>0.808907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09668">
                <text:p>0.809668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10429">
                <text:p>0.810429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11205">
                <text:p>0.811205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11996">
                <text:p>0.811996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12788">
                <text:p>0.812788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13597">
                <text:p>0.813597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14406">
                <text:p>0.814406</text:p>
              </table:table-cell>
              <table:table-cell office:value-type="float" office:value="0.0006055929">
                <text:p>0.000605592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815197">
                <text:p>0.815197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15988">
                <text:p>0.815988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816761">
                <text:p>0.816761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817534">
                <text:p>0.817534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18307">
                <text:p>0.818307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81908">
                <text:p>0.81908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819853">
                <text:p>0.819853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820626">
                <text:p>0.820626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821399">
                <text:p>0.821399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22193">
                <text:p>0.822193</text:p>
              </table:table-cell>
              <table:table-cell office:value-type="float" office:value="0.0006055928">
                <text:p>0.000605592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822988">
                <text:p>0.822988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823782">
                <text:p>0.823782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824602">
                <text:p>0.824602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825421">
                <text:p>0.825421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26269">
                <text:p>0.826269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27148">
                <text:p>0.827148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828026">
                <text:p>0.828026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28942">
                <text:p>0.828942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829858">
                <text:p>0.829858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30817">
                <text:p>0.830817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831776">
                <text:p>0.831776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832788">
                <text:p>0.832788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833745">
                <text:p>0.833745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834648">
                <text:p>0.834648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35501">
                <text:p>0.835501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836353">
                <text:p>0.836353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837156">
                <text:p>0.837156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37959">
                <text:p>0.837959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838762">
                <text:p>0.838762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839626">
                <text:p>0.839626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40491">
                <text:p>0.840491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841442">
                <text:p>0.841442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42393">
                <text:p>0.842393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43343">
                <text:p>0.843343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844294">
                <text:p>0.844294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45245">
                <text:p>0.845245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846196">
                <text:p>0.846196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847147">
                <text:p>0.847147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48098">
                <text:p>0.848098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849049">
                <text:p>0.849049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85">
                <text:p>0.85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851042">
                <text:p>0.851042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85213">
                <text:p>0.85213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853193">
                <text:p>0.853193</text:p>
              </table:table-cell>
              <table:table-cell office:value-type="float" office:value="0.0006055927">
                <text:p>0.000605592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854282">
                <text:p>0.854282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855345">
                <text:p>0.855345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856408">
                <text:p>0.856408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857498">
                <text:p>0.857498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58561">
                <text:p>0.858561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859651">
                <text:p>0.859651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860713">
                <text:p>0.860713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861804">
                <text:p>0.861804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862896">
                <text:p>0.862896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863987">
                <text:p>0.863987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65078">
                <text:p>0.865078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6617">
                <text:p>0.86617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67261">
                <text:p>0.867261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868352">
                <text:p>0.868352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69482">
                <text:p>0.869482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870613">
                <text:p>0.870613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871743">
                <text:p>0.871743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87292">
                <text:p>0.87292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874098">
                <text:p>0.874098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875275">
                <text:p>0.875275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876452">
                <text:p>0.876452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87763">
                <text:p>0.87763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878873">
                <text:p>0.878873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80115">
                <text:p>0.880115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881358">
                <text:p>0.881358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882601">
                <text:p>0.882601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883939">
                <text:p>0.883939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885278">
                <text:p>0.885278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886616">
                <text:p>0.886616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887955">
                <text:p>0.887955</text:p>
              </table:table-cell>
              <table:table-cell office:value-type="float" office:value="0.0006055926">
                <text:p>0.000605592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89293">
                <text:p>0.889293</text:p>
              </table:table-cell>
              <table:table-cell office:value-type="float" office:value="0.0006055925">
                <text:p>0.00060559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890631">
                <text:p>0.890631</text:p>
              </table:table-cell>
              <table:table-cell office:value-type="float" office:value="0.0006055925">
                <text:p>0.00060559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89197">
                <text:p>0.89197</text:p>
              </table:table-cell>
              <table:table-cell office:value-type="float" office:value="0.0006055925">
                <text:p>0.000605592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93308">
                <text:p>0.893308</text:p>
              </table:table-cell>
              <table:table-cell office:value-type="float" office:value="0.0006055925">
                <text:p>0.000605592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894646">
                <text:p>0.894646</text:p>
              </table:table-cell>
              <table:table-cell office:value-type="float" office:value="0.0006055925">
                <text:p>0.000605592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895985">
                <text:p>0.895985</text:p>
              </table:table-cell>
              <table:table-cell office:value-type="float" office:value="0.0006055925">
                <text:p>0.00060559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897323">
                <text:p>0.897323</text:p>
              </table:table-cell>
              <table:table-cell office:value-type="float" office:value="0.0006055924">
                <text:p>0.00060559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98662">
                <text:p>0.898662</text:p>
              </table:table-cell>
              <table:table-cell office:value-type="float" office:value="0.0006055924">
                <text:p>0.00060559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">
                <text:p>0.9</text:p>
              </table:table-cell>
              <table:table-cell office:value-type="float" office:value="0.0006055922">
                <text:p>0.000605592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01429">
                <text:p>0.901429</text:p>
              </table:table-cell>
              <table:table-cell office:value-type="float" office:value="0.0006055918">
                <text:p>0.000605591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02741">
                <text:p>0.902741</text:p>
              </table:table-cell>
              <table:table-cell office:value-type="float" office:value="0.0006055913">
                <text:p>0.00060559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04019">
                <text:p>0.904019</text:p>
              </table:table-cell>
              <table:table-cell office:value-type="float" office:value="0.0006055903">
                <text:p>0.000605590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05229">
                <text:p>0.905229</text:p>
              </table:table-cell>
              <table:table-cell office:value-type="float" office:value="0.0006055888">
                <text:p>0.000605588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06439">
                <text:p>0.906439</text:p>
              </table:table-cell>
              <table:table-cell office:value-type="float" office:value="0.0006055864">
                <text:p>0.000605586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07649">
                <text:p>0.907649</text:p>
              </table:table-cell>
              <table:table-cell office:value-type="float" office:value="0.0006055825">
                <text:p>0.00060558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08859">
                <text:p>0.908859</text:p>
              </table:table-cell>
              <table:table-cell office:value-type="float" office:value="0.0006055762">
                <text:p>0.000605576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10069">
                <text:p>0.910069</text:p>
              </table:table-cell>
              <table:table-cell office:value-type="float" office:value="0.0006055674">
                <text:p>0.00060556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11279">
                <text:p>0.911279</text:p>
              </table:table-cell>
              <table:table-cell office:value-type="float" office:value="0.0006055557">
                <text:p>0.000605555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12528">
                <text:p>0.912528</text:p>
              </table:table-cell>
              <table:table-cell office:value-type="float" office:value="0.0006055401">
                <text:p>0.000605540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13777">
                <text:p>0.913777</text:p>
              </table:table-cell>
              <table:table-cell office:value-type="float" office:value="0.0006055209">
                <text:p>0.00060552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15026">
                <text:p>0.915026</text:p>
              </table:table-cell>
              <table:table-cell office:value-type="float" office:value="0.0006054988">
                <text:p>0.000605498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16275">
                <text:p>0.916275</text:p>
              </table:table-cell>
              <table:table-cell office:value-type="float" office:value="0.0006054752">
                <text:p>0.00060547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17572">
                <text:p>0.917572</text:p>
              </table:table-cell>
              <table:table-cell office:value-type="float" office:value="0.0006054511">
                <text:p>0.000605451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18869">
                <text:p>0.918869</text:p>
              </table:table-cell>
              <table:table-cell office:value-type="float" office:value="0.0006054283">
                <text:p>0.000605428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20115">
                <text:p>0.920115</text:p>
              </table:table-cell>
              <table:table-cell office:value-type="float" office:value="0.0006054082">
                <text:p>0.000605408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2136">
                <text:p>0.92136</text:p>
              </table:table-cell>
              <table:table-cell office:value-type="float" office:value="0.0006053898">
                <text:p>0.000605389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922605">
                <text:p>0.922605</text:p>
              </table:table-cell>
              <table:table-cell office:value-type="float" office:value="0.0006053732">
                <text:p>0.000605373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2385">
                <text:p>0.92385</text:p>
              </table:table-cell>
              <table:table-cell office:value-type="float" office:value="0.0006053588">
                <text:p>0.000605358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925095">
                <text:p>0.925095</text:p>
              </table:table-cell>
              <table:table-cell office:value-type="float" office:value="0.0006053463">
                <text:p>0.000605346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926341">
                <text:p>0.926341</text:p>
              </table:table-cell>
              <table:table-cell office:value-type="float" office:value="0.0006053353">
                <text:p>0.000605335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927586">
                <text:p>0.927586</text:p>
              </table:table-cell>
              <table:table-cell office:value-type="float" office:value="0.0006053256">
                <text:p>0.000605325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928831">
                <text:p>0.928831</text:p>
              </table:table-cell>
              <table:table-cell office:value-type="float" office:value="0.0006053169">
                <text:p>0.000605316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930007">
                <text:p>0.930007</text:p>
              </table:table-cell>
              <table:table-cell office:value-type="float" office:value="0.0006053095">
                <text:p>0.000605309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931183">
                <text:p>0.931183</text:p>
              </table:table-cell>
              <table:table-cell office:value-type="float" office:value="0.0006053025">
                <text:p>0.00060530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932359">
                <text:p>0.932359</text:p>
              </table:table-cell>
              <table:table-cell office:value-type="float" office:value="0.0006052959">
                <text:p>0.000605295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933535">
                <text:p>0.933535</text:p>
              </table:table-cell>
              <table:table-cell office:value-type="float" office:value="0.0006052895">
                <text:p>0.000605289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934711">
                <text:p>0.934711</text:p>
              </table:table-cell>
              <table:table-cell office:value-type="float" office:value="0.0006052834">
                <text:p>0.000605283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935887">
                <text:p>0.935887</text:p>
              </table:table-cell>
              <table:table-cell office:value-type="float" office:value="0.0006052774">
                <text:p>0.000605277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937063">
                <text:p>0.937063</text:p>
              </table:table-cell>
              <table:table-cell office:value-type="float" office:value="0.0006052715">
                <text:p>0.000605271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93824">
                <text:p>0.93824</text:p>
              </table:table-cell>
              <table:table-cell office:value-type="float" office:value="0.0006052654">
                <text:p>0.000605265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939416">
                <text:p>0.939416</text:p>
              </table:table-cell>
              <table:table-cell office:value-type="float" office:value="0.0006052591">
                <text:p>0.000605259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940592">
                <text:p>0.940592</text:p>
              </table:table-cell>
              <table:table-cell office:value-type="float" office:value="0.0006052524">
                <text:p>0.000605252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941768">
                <text:p>0.941768</text:p>
              </table:table-cell>
              <table:table-cell office:value-type="float" office:value="0.0006052455">
                <text:p>0.000605245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942944">
                <text:p>0.942944</text:p>
              </table:table-cell>
              <table:table-cell office:value-type="float" office:value="0.0006052385">
                <text:p>0.000605238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94412">
                <text:p>0.94412</text:p>
              </table:table-cell>
              <table:table-cell office:value-type="float" office:value="0.0006052314">
                <text:p>0.000605231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945296">
                <text:p>0.945296</text:p>
              </table:table-cell>
              <table:table-cell office:value-type="float" office:value="0.0006052242">
                <text:p>0.000605224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946472">
                <text:p>0.946472</text:p>
              </table:table-cell>
              <table:table-cell office:value-type="float" office:value="0.0006052169">
                <text:p>0.000605216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947648">
                <text:p>0.947648</text:p>
              </table:table-cell>
              <table:table-cell office:value-type="float" office:value="0.0006052093">
                <text:p>0.000605209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948824">
                <text:p>0.948824</text:p>
              </table:table-cell>
              <table:table-cell office:value-type="float" office:value="0.0006052012">
                <text:p>0.000605201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95">
                <text:p>0.95</text:p>
              </table:table-cell>
              <table:table-cell office:value-type="float" office:value="0.0006051925">
                <text:p>0.000605192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951282">
                <text:p>0.951282</text:p>
              </table:table-cell>
              <table:table-cell office:value-type="float" office:value="0.0006051825">
                <text:p>0.000605182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952599">
                <text:p>0.952599</text:p>
              </table:table-cell>
              <table:table-cell office:value-type="float" office:value="0.0006051709">
                <text:p>0.000605170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53953">
                <text:p>0.953953</text:p>
              </table:table-cell>
              <table:table-cell office:value-type="float" office:value="0.0006051566">
                <text:p>0.000605156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955307">
                <text:p>0.955307</text:p>
              </table:table-cell>
              <table:table-cell office:value-type="float" office:value="0.0006051383">
                <text:p>0.000605138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956662">
                <text:p>0.956662</text:p>
              </table:table-cell>
              <table:table-cell office:value-type="float" office:value="0.0006051156">
                <text:p>0.000605115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958016">
                <text:p>0.958016</text:p>
              </table:table-cell>
              <table:table-cell office:value-type="float" office:value="0.0006050902">
                <text:p>0.000605090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95937">
                <text:p>0.95937</text:p>
              </table:table-cell>
              <table:table-cell office:value-type="float" office:value="0.0006050626">
                <text:p>0.000605062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960771">
                <text:p>0.960771</text:p>
              </table:table-cell>
              <table:table-cell office:value-type="float" office:value="0.000605031">
                <text:p>0.00060503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962172">
                <text:p>0.962172</text:p>
              </table:table-cell>
              <table:table-cell office:value-type="float" office:value="0.0006049981">
                <text:p>0.000604998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963573">
                <text:p>0.963573</text:p>
              </table:table-cell>
              <table:table-cell office:value-type="float" office:value="0.0006049626">
                <text:p>0.000604962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96503">
                <text:p>0.96503</text:p>
              </table:table-cell>
              <table:table-cell office:value-type="float" office:value="0.0006049242">
                <text:p>0.000604924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966488">
                <text:p>0.966488</text:p>
              </table:table-cell>
              <table:table-cell office:value-type="float" office:value="0.0006048851">
                <text:p>0.000604885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968011">
                <text:p>0.968011</text:p>
              </table:table-cell>
              <table:table-cell office:value-type="float" office:value="0.0006048459">
                <text:p>0.000604845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969534">
                <text:p>0.969534</text:p>
              </table:table-cell>
              <table:table-cell office:value-type="float" office:value="0.0006048074">
                <text:p>0.000604807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971057">
                <text:p>0.971057</text:p>
              </table:table-cell>
              <table:table-cell office:value-type="float" office:value="0.0006047711">
                <text:p>0.000604771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972581">
                <text:p>0.972581</text:p>
              </table:table-cell>
              <table:table-cell office:value-type="float" office:value="0.000604738">
                <text:p>0.00060473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974104">
                <text:p>0.974104</text:p>
              </table:table-cell>
              <table:table-cell office:value-type="float" office:value="0.000604708">
                <text:p>0.00060470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975627">
                <text:p>0.975627</text:p>
              </table:table-cell>
              <table:table-cell office:value-type="float" office:value="0.0006046807">
                <text:p>0.000604680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977151">
                <text:p>0.977151</text:p>
              </table:table-cell>
              <table:table-cell office:value-type="float" office:value="0.0006046557">
                <text:p>0.000604655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978674">
                <text:p>0.978674</text:p>
              </table:table-cell>
              <table:table-cell office:value-type="float" office:value="0.0006046326">
                <text:p>0.000604632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980197">
                <text:p>0.980197</text:p>
              </table:table-cell>
              <table:table-cell office:value-type="float" office:value="0.0006046121">
                <text:p>0.000604612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98172">
                <text:p>0.98172</text:p>
              </table:table-cell>
              <table:table-cell office:value-type="float" office:value="0.000604594">
                <text:p>0.00060459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983244">
                <text:p>0.983244</text:p>
              </table:table-cell>
              <table:table-cell office:value-type="float" office:value="0.0006045776">
                <text:p>0.000604577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984767">
                <text:p>0.984767</text:p>
              </table:table-cell>
              <table:table-cell office:value-type="float" office:value="0.0006045621">
                <text:p>0.000604562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98629">
                <text:p>0.98629</text:p>
              </table:table-cell>
              <table:table-cell office:value-type="float" office:value="0.0006045444">
                <text:p>0.000604544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987814">
                <text:p>0.987814</text:p>
              </table:table-cell>
              <table:table-cell office:value-type="float" office:value="0.0006045211">
                <text:p>0.000604521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989337">
                <text:p>0.989337</text:p>
              </table:table-cell>
              <table:table-cell office:value-type="float" office:value="0.0006044914">
                <text:p>0.000604491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99086">
                <text:p>0.99086</text:p>
              </table:table-cell>
              <table:table-cell office:value-type="float" office:value="0.0006044562">
                <text:p>0.000604456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992384">
                <text:p>0.992384</text:p>
              </table:table-cell>
              <table:table-cell office:value-type="float" office:value="0.0006044167">
                <text:p>0.000604416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993907">
                <text:p>0.993907</text:p>
              </table:table-cell>
              <table:table-cell office:value-type="float" office:value="0.0006043737">
                <text:p>0.000604373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99543">
                <text:p>0.99543</text:p>
              </table:table-cell>
              <table:table-cell office:value-type="float" office:value="0.0006043284">
                <text:p>0.000604328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996953">
                <text:p>0.996953</text:p>
              </table:table-cell>
              <table:table-cell office:value-type="float" office:value="0.0006042819">
                <text:p>0.000604281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997969">
                <text:p>0.997969</text:p>
              </table:table-cell>
              <table:table-cell office:value-type="float" office:value="0.0006042504">
                <text:p>0.000604250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998984">
                <text:p>0.998984</text:p>
              </table:table-cell>
              <table:table-cell office:value-type="float" office:value="0.0006042191">
                <text:p>0.000604219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">
                <text:p>1</text:p>
              </table:table-cell>
              <table:table-cell office:value-type="float" office:value="0.0006041883">
                <text:p>0.00060418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